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1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9.66pt"/>
    </style:style>
    <style:style style:name="co4" style:family="table-column">
      <style:table-column-properties fo:break-before="auto" style:column-width="132.75pt"/>
    </style:style>
    <style:style style:name="co5" style:family="table-column">
      <style:table-column-properties fo:break-before="auto" style:column-width="28.01pt"/>
    </style:style>
    <style:style style:name="co6" style:family="table-column">
      <style:table-column-properties fo:break-before="auto" style:column-width="95.16pt"/>
    </style:style>
    <style:style style:name="co7" style:family="table-column">
      <style:table-column-properties fo:break-before="auto" style:column-width="93.4pt"/>
    </style:style>
    <style:style style:name="co8" style:family="table-column">
      <style:table-column-properties fo:break-before="auto" style:column-width="101.85pt"/>
    </style:style>
    <style:style style:name="co9" style:family="table-column">
      <style:table-column-properties fo:break-before="auto" style:column-width="95.7pt"/>
    </style:style>
    <style:style style:name="co10" style:family="table-column">
      <style:table-column-properties fo:break-before="auto" style:column-width="123.51pt"/>
    </style:style>
    <style:style style:name="co11" style:family="table-column">
      <style:table-column-properties fo:break-before="auto" style:column-width="96.46pt"/>
    </style:style>
    <style:style style:name="co12" style:family="table-column">
      <style:table-column-properties fo:break-before="auto" style:column-width="94.14pt"/>
    </style:style>
    <style:style style:name="co13" style:family="table-column">
      <style:table-column-properties fo:break-before="auto" style:column-width="74.1pt"/>
    </style:style>
    <style:style style:name="co14" style:family="table-column">
      <style:table-column-properties fo:break-before="auto" style:column-width="142.81pt"/>
    </style:style>
    <style:style style:name="co15" style:family="table-column">
      <style:table-column-properties fo:break-before="auto" style:column-width="149.75pt"/>
    </style:style>
    <style:style style:name="co16" style:family="table-column">
      <style:table-column-properties fo:break-before="auto" style:column-width="161.29pt"/>
    </style:style>
    <style:style style:name="co17" style:family="table-column">
      <style:table-column-properties fo:break-before="auto" style:column-width="148.2pt"/>
    </style:style>
    <style:style style:name="co18" style:family="table-column">
      <style:table-column-properties fo:break-before="auto" style:column-width="138.16pt"/>
    </style:style>
    <style:style style:name="co19" style:family="table-column">
      <style:table-column-properties fo:break-before="auto" style:column-width="126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O_REACTION" table:style-name="ta1">
        <table:shapes>
          <draw:frame draw:z-index="0" draw:style-name="gr1" draw:text-style-name="P1" svg:width="703.84pt" svg:height="383.24pt" svg:x="474.55pt" svg:y="43.65pt">
            <draw:object draw:notify-on-update-of-ranges="NO_REACTION.A2:NO_REACTION.A160 NO_REACTION.B1:NO_REACTION.B1 NO_REACTION.B2:NO_REACTION.B160 NO_REACTION.C1:NO_REACTION.C1 NO_REACTION.C2:NO_REACTION.C160 NO_REACTION.D1:NO_REACTION.D1 NO_REACTION.D2:NO_REACTION.D16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esponse time (ms)</text:p>
          </table:table-cell>
          <table:table-cell office:value-type="string" calcext:value-type="string">
            <text:p>Lower response time (ms)</text:p>
          </table:table-cell>
          <table:table-cell office:value-type="string" calcext:value-type="string">
            <text:p>Higher response time (ms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3.412065439673" calcext:value-type="float">
            <text:p>823.41206543967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7.52849002849" calcext:value-type="float">
            <text:p>707.5284900284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84.220289855073" calcext:value-type="float">
            <text:p>684.22028985507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88.896503496503" calcext:value-type="float">
            <text:p>688.89650349650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76.683368128045" calcext:value-type="float">
            <text:p>676.68336812804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27.439869281046" calcext:value-type="float">
            <text:p>627.43986928104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59.00830367734" calcext:value-type="float">
            <text:p>1359.0083036773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79.05747126437" calcext:value-type="float">
            <text:p>1979.0574712643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53.90720311486" calcext:value-type="float">
            <text:p>1853.9072031148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26.21186440678" calcext:value-type="float">
            <text:p>1826.2118644067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702.92242833052" calcext:value-type="float">
            <text:p>1702.9224283305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23.63466334165" calcext:value-type="float">
            <text:p>1823.6346633416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783.20095980804" calcext:value-type="float">
            <text:p>1783.2009598080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866.76518472135" calcext:value-type="float">
            <text:p>1866.7651847213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11.93423597679" calcext:value-type="float">
            <text:p>1911.9342359767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36.48307291667" calcext:value-type="float">
            <text:p>1836.4830729166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07.85587583149" calcext:value-type="float">
            <text:p>1807.8558758314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07.72037617555" calcext:value-type="float">
            <text:p>1807.7203761755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80.50564617315" calcext:value-type="float">
            <text:p>1880.5056461731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47.52044609665" calcext:value-type="float">
            <text:p>1947.5204460966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702.88578522657" calcext:value-type="float">
            <text:p>1702.8857852265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891.58130601793" calcext:value-type="float">
            <text:p>1891.5813060179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65.21241830065" calcext:value-type="float">
            <text:p>1865.2124183006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927.3347639485" calcext:value-type="float">
            <text:p>1927.334763948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47.52159013023" calcext:value-type="float">
            <text:p>1147.5215901302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75.055909412597" calcext:value-type="float">
            <text:p>675.05590941259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42.779773785762" calcext:value-type="float">
            <text:p>642.77977378576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61.09898989899" calcext:value-type="float">
            <text:p>661.0989898989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76.066948555321" calcext:value-type="float">
            <text:p>676.06694855532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73.744005641749" calcext:value-type="float">
            <text:p>673.74400564174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54.099803020355" calcext:value-type="float">
            <text:p>654.09980302035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48.936518324607" calcext:value-type="float">
            <text:p>648.93651832460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72.812320916905" calcext:value-type="float">
            <text:p>672.81232091690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39.230974632844" calcext:value-type="float">
            <text:p>639.23097463284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63.311827956989" calcext:value-type="float">
            <text:p>663.31182795698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58.097345132743" calcext:value-type="float">
            <text:p>658.09734513274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06.22944785276" calcext:value-type="float">
            <text:p>1006.2294478527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870.72606060606" calcext:value-type="float">
            <text:p>1870.7260606060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845.22968650032" calcext:value-type="float">
            <text:p>1845.2296865003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91.15077473182" calcext:value-type="float">
            <text:p>1891.1507747318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836.8216080402" calcext:value-type="float">
            <text:p>1836.821608040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832.76913580247" calcext:value-type="float">
            <text:p>1832.7691358024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955.51162790698" calcext:value-type="float">
            <text:p>1955.5116279069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718.31111111111" calcext:value-type="float">
            <text:p>1718.3111111111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941.62442547603" calcext:value-type="float">
            <text:p>1941.6244254760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829.6432009627" calcext:value-type="float">
            <text:p>1829.643200962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828.7127592709" calcext:value-type="float">
            <text:p>1828.712759270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878.40418977203" calcext:value-type="float">
            <text:p>1878.4041897720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834.97371714643" calcext:value-type="float">
            <text:p>1834.9737171464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32.48380427292" calcext:value-type="float">
            <text:p>1932.4838042729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974" calcext:value-type="float">
            <text:p>197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779.89843260188" calcext:value-type="float">
            <text:p>1779.8984326018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966.3285151117" calcext:value-type="float">
            <text:p>1966.328515111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861.78537735849" calcext:value-type="float">
            <text:p>1861.7853773584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556.77716643741" calcext:value-type="float">
            <text:p>1556.7771664374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92.725750174459" calcext:value-type="float">
            <text:p>692.72575017445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700.32237312366" calcext:value-type="float">
            <text:p>700.3223731236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68.534246575342" calcext:value-type="float">
            <text:p>668.53424657534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53.773361227336" calcext:value-type="float">
            <text:p>653.77336122733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66.638153428378" calcext:value-type="float">
            <text:p>666.63815342837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57.241196013289" calcext:value-type="float">
            <text:p>657.24119601328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46.434123847167" calcext:value-type="float">
            <text:p>646.43412384716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57.947658402204" calcext:value-type="float">
            <text:p>657.94765840220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36.624833110814" calcext:value-type="float">
            <text:p>636.62483311081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59.265677680378" calcext:value-type="float">
            <text:p>659.26567768037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64.220537560303" calcext:value-type="float">
            <text:p>664.22053756030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745.600564573042" calcext:value-type="float">
            <text:p>745.60056457304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878.07807118255" calcext:value-type="float">
            <text:p>1878.0780711825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691.63319946452" calcext:value-type="float">
            <text:p>1691.6331994645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868.21375921376" calcext:value-type="float">
            <text:p>1868.2137592137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884.58637770898" calcext:value-type="float">
            <text:p>1884.5863777089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927.91340602951" calcext:value-type="float">
            <text:p>1927.9134060295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873.98993963783" calcext:value-type="float">
            <text:p>1873.9899396378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846.71007660578" calcext:value-type="float">
            <text:p>1846.7100766057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789.67818831943" calcext:value-type="float">
            <text:p>1789.6781883194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888.38155275382" calcext:value-type="float">
            <text:p>1888.3815527538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885.64272329794" calcext:value-type="float">
            <text:p>1885.6427232979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730.74473358116" calcext:value-type="float">
            <text:p>1730.7447335811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932.81390977444" calcext:value-type="float">
            <text:p>1932.8139097744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791.66267942584" calcext:value-type="float">
            <text:p>1791.6626794258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875.31651090343" calcext:value-type="float">
            <text:p>1875.3165109034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912.83333333333" calcext:value-type="float">
            <text:p>1912.8333333333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728.65655339806" calcext:value-type="float">
            <text:p>1728.6565533980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973.64812419146" calcext:value-type="float">
            <text:p>1973.6481241914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879.34371029225" calcext:value-type="float">
            <text:p>1879.3437102922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740.147988505747" calcext:value-type="float">
            <text:p>740.14798850574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79.917511832319" calcext:value-type="float">
            <text:p>679.91751183231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54.904137931035" calcext:value-type="float">
            <text:p>654.90413793103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48.478816408877" calcext:value-type="float">
            <text:p>648.47881640887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57.263973063973" calcext:value-type="float">
            <text:p>657.26397306397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51.215374420146" calcext:value-type="float">
            <text:p>651.21537442014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41.529451137885" calcext:value-type="float">
            <text:p>641.52945113788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705.606451612903" calcext:value-type="float">
            <text:p>705.60645161290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30.912408759124" calcext:value-type="float">
            <text:p>630.91240875912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71.880636604775" calcext:value-type="float">
            <text:p>671.88063660477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56.392929979606" calcext:value-type="float">
            <text:p>656.39292997960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55.436925098555" calcext:value-type="float">
            <text:p>655.43692509855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457.95814552479" calcext:value-type="float">
            <text:p>1457.9581455247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886.09074074074" calcext:value-type="float">
            <text:p>1886.0907407407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884.37557452397" calcext:value-type="float">
            <text:p>1884.3755745239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780.86122692079" calcext:value-type="float">
            <text:p>1780.8612269207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790.46662728884" calcext:value-type="float">
            <text:p>1790.4666272888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900.42738323736" calcext:value-type="float">
            <text:p>1900.4273832373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920.47480267152" calcext:value-type="float">
            <text:p>1920.4748026715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2016.05433287483" calcext:value-type="float">
            <text:p>2016.0543328748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882.75183946488" calcext:value-type="float">
            <text:p>1882.7518394648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869.3819661866" calcext:value-type="float">
            <text:p>1869.381966186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873.24443106562" calcext:value-type="float">
            <text:p>1873.2444310656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819.58010335917" calcext:value-type="float">
            <text:p>1819.5801033591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898.52239747634" calcext:value-type="float">
            <text:p>1898.5223974763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942.56237879767" calcext:value-type="float">
            <text:p>1942.5623787976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731.44581861013" calcext:value-type="float">
            <text:p>1731.4458186101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807.83333333333" calcext:value-type="float">
            <text:p>1807.8333333333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952.6911573472" calcext:value-type="float">
            <text:p>1952.691157347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906.22257053292" calcext:value-type="float">
            <text:p>1906.2225705329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165.06311637081" calcext:value-type="float">
            <text:p>1165.0631163708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658.77144772118" calcext:value-type="float">
            <text:p>658.7714477211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666.841068917018" calcext:value-type="float">
            <text:p>666.84106891701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638.376649076517" calcext:value-type="float">
            <text:p>638.37664907651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85.434092477571" calcext:value-type="float">
            <text:p>685.43409247757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654.774127310062" calcext:value-type="float">
            <text:p>654.77412731006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679.228848821082" calcext:value-type="float">
            <text:p>679.22884882108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665.061869535979" calcext:value-type="float">
            <text:p>665.06186953597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667.537543859649" calcext:value-type="float">
            <text:p>667.53754385964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706.921540656205" calcext:value-type="float">
            <text:p>706.92154065620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676.997198879552" calcext:value-type="float">
            <text:p>676.99719887955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651.813046402152" calcext:value-type="float">
            <text:p>651.81304640215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966.969249692497" calcext:value-type="float">
            <text:p>966.96924969249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803.09375" calcext:value-type="float">
            <text:p>1803.0937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883.26738609113" calcext:value-type="float">
            <text:p>1883.2673860911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756.69157088123" calcext:value-type="float">
            <text:p>1756.6915708812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925.7844190732" calcext:value-type="float">
            <text:p>1925.784419073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908.45139732685" calcext:value-type="float">
            <text:p>1908.4513973268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877.16129032258" calcext:value-type="float">
            <text:p>1877.1612903225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770.64320685435" calcext:value-type="float">
            <text:p>1770.6432068543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948.15088383838" calcext:value-type="float">
            <text:p>1948.1508838383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817.80108173077" calcext:value-type="float">
            <text:p>1817.8010817307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855.86923562855" calcext:value-type="float">
            <text:p>1855.8692356285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735.10885167464" calcext:value-type="float">
            <text:p>1735.1088516746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963.967039801" calcext:value-type="float">
            <text:p>1963.96703980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860.1123066577" calcext:value-type="float">
            <text:p>1860.112306657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904.80377358491" calcext:value-type="float">
            <text:p>1904.8037735849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820.73596545342" calcext:value-type="float">
            <text:p>1820.7359654534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763.25842696629" calcext:value-type="float">
            <text:p>1763.2584269662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904.17258261934" calcext:value-type="float">
            <text:p>1904.1725826193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470.8013029316" calcext:value-type="float">
            <text:p>1470.801302931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658.829218106996" calcext:value-type="float">
            <text:p>658.82921810699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653.963488843813" calcext:value-type="float">
            <text:p>653.96348884381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666.027045300879" calcext:value-type="float">
            <text:p>666.02704530087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49.180394826413" calcext:value-type="float">
            <text:p>649.18039482641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632.263500325309" calcext:value-type="float">
            <text:p>632.26350032530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662.572105619499" calcext:value-type="float">
            <text:p>662.57210561949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648.647637795276" calcext:value-type="float">
            <text:p>648.64763779527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665.674211248285" calcext:value-type="float">
            <text:p>665.67421124828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670.480636237898" calcext:value-type="float">
            <text:p>670.48063623789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668.533287101248" calcext:value-type="float">
            <text:p>668.53328710124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654.078750848608" calcext:value-type="float">
            <text:p>654.07875084860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655.410256410257" calcext:value-type="float">
            <text:p>655.41025641025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823.56753329106" calcext:value-type="float">
            <text:p>1823.5675332910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748.73134328358" calcext:value-type="float">
            <text:p>1748.7313432835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879.07357645553" calcext:value-type="float">
            <text:p>1879.0735764555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848.16159105034" calcext:value-type="float">
            <text:p>1848.1615910503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897.40379746835" calcext:value-type="float">
            <text:p>1897.4037974683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904.55024813896" calcext:value-type="float">
            <text:p>1904.5502481389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889.33393285372" calcext:value-type="float">
            <text:p>1889.3339328537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797.23735165522" calcext:value-type="float">
            <text:p>1797.2373516552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870.5782967033" calcext:value-type="float">
            <text:p>1870.578296703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019.696010133" calcext:value-type="float">
            <text:p>2019.69601013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683.284" calcext:value-type="float">
            <text:p>1683.28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815.03293971411" calcext:value-type="float">
            <text:p>1815.0329397141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890.86475682878" calcext:value-type="float">
            <text:p>1890.8647568287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734.63017751479" calcext:value-type="float">
            <text:p>1734.6301775147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948.02339901478" calcext:value-type="float">
            <text:p>1948.0233990147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875.44865925441" calcext:value-type="float">
            <text:p>1875.4486592544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951.10311165345" calcext:value-type="float">
            <text:p>1951.1031116534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789.94054395952" calcext:value-type="float">
            <text:p>1789.9405439595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809.258088788563" calcext:value-type="float">
            <text:p>809.25808878856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628.70225464191" calcext:value-type="float">
            <text:p>628.7022546419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674.879865771812" calcext:value-type="float">
            <text:p>674.87986577181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</table:table>
      <table:table table:name="VM_SINGLE" table:style-name="ta1">
        <table:shapes>
          <draw:frame draw:z-index="0" draw:style-name="gr1" draw:text-style-name="P1" svg:width="700.87pt" svg:height="382.48pt" svg:x="320.49pt" svg:y="0pt">
            <draw:object draw:notify-on-update-of-ranges="VM_SINGLE.A2:VM_SINGLE.A160 VM_SINGLE.B1:VM_SINGLE.B1 VM_SINGLE.B2:VM_SINGLE.B160 VM_SINGLE.C1:VM_SINGLE.C1 VM_SINGLE.C2:VM_SINGLE.C160 VM_SINGLE.D1:VM_SINGLE.D1 VM_SINGLE.D2:VM_SINGLE.D16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esponse time (ms)</text:p>
          </table:table-cell>
          <table:table-cell office:value-type="string" calcext:value-type="string">
            <text:p>Lower response time (ms)</text:p>
          </table:table-cell>
          <table:table-cell office:value-type="string" calcext:value-type="string">
            <text:p>Higher response time (ms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6.496921723835" calcext:value-type="float">
            <text:p>826.49692172383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80.169164882227" calcext:value-type="float">
            <text:p>680.16916488222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26.917236142749" calcext:value-type="float">
            <text:p>726.91723614274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65.713797814208" calcext:value-type="float">
            <text:p>665.71379781420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89.347142857143" calcext:value-type="float">
            <text:p>689.34714285714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73.031824611033" calcext:value-type="float">
            <text:p>673.03182461103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54.22844590884" calcext:value-type="float">
            <text:p>1254.2284459088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32.55989583333" calcext:value-type="float">
            <text:p>1932.5598958333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946.65610561056" calcext:value-type="float">
            <text:p>1946.6561056105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58.23662680931" calcext:value-type="float">
            <text:p>1958.2366268093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83.92842942346" calcext:value-type="float">
            <text:p>1883.9284294234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56.28737864078" calcext:value-type="float">
            <text:p>1856.2873786407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874.55151515152" calcext:value-type="float">
            <text:p>1874.5515151515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36.85812931576" calcext:value-type="float">
            <text:p>1936.8581293157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42.98267148014" calcext:value-type="float">
            <text:p>2042.9826714801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74.52512254902" calcext:value-type="float">
            <text:p>1874.5251225490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37.39444444444" calcext:value-type="float">
            <text:p>1837.3944444444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93.6358915176" calcext:value-type="float">
            <text:p>1893.635891517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27.03207920792" calcext:value-type="float">
            <text:p>1127.0320792079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75.34555827221" calcext:value-type="float">
            <text:p>1075.3455582722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95.548705722071" calcext:value-type="float">
            <text:p>995.54870572207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73.828092959672" calcext:value-type="float">
            <text:p>973.82809295967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96.32729667435" calcext:value-type="float">
            <text:p>996.3272966743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02.42442050278" calcext:value-type="float">
            <text:p>1002.4244205027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10.156238291495" calcext:value-type="float">
            <text:p>610.15623829149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65.933049535604" calcext:value-type="float">
            <text:p>365.93304953560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64.232860972807" calcext:value-type="float">
            <text:p>364.23286097280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28.024298056156" calcext:value-type="float">
            <text:p>528.02429805615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88.751638747269" calcext:value-type="float">
            <text:p>688.75163874726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88.213170400543" calcext:value-type="float">
            <text:p>688.21317040054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45.947622329428" calcext:value-type="float">
            <text:p>645.94762232942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64.024456521739" calcext:value-type="float">
            <text:p>664.02445652173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72.234617985125" calcext:value-type="float">
            <text:p>672.23461798512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59.492627345845" calcext:value-type="float">
            <text:p>659.49262734584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53.067830758899" calcext:value-type="float">
            <text:p>653.06783075889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69.465877437326" calcext:value-type="float">
            <text:p>669.46587743732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37.64322916667" calcext:value-type="float">
            <text:p>1037.6432291666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947.05848696758" calcext:value-type="float">
            <text:p>1947.0584869675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773.51910248636" calcext:value-type="float">
            <text:p>1773.5191024863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66.07171052632" calcext:value-type="float">
            <text:p>1966.0717105263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841.25353925354" calcext:value-type="float">
            <text:p>1841.2535392535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933.12089274644" calcext:value-type="float">
            <text:p>1933.1208927464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860.84435797665" calcext:value-type="float">
            <text:p>1860.8443579766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783.27564469914" calcext:value-type="float">
            <text:p>1783.2756446991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939.16403162055" calcext:value-type="float">
            <text:p>1939.1640316205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903.07138384471" calcext:value-type="float">
            <text:p>1903.0713838447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845.46267652993" calcext:value-type="float">
            <text:p>1845.4626765299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548.6323024055" calcext:value-type="float">
            <text:p>1548.632302405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054.66959511077" calcext:value-type="float">
            <text:p>1054.6695951107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72.329618372172" calcext:value-type="float">
            <text:p>972.32961837217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30.06097140889" calcext:value-type="float">
            <text:p>1030.0609714088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958.468985887759" calcext:value-type="float">
            <text:p>958.46898588775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952.603481624758" calcext:value-type="float">
            <text:p>952.60348162475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961.765156562292" calcext:value-type="float">
            <text:p>961.76515656229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844.41108466508" calcext:value-type="float">
            <text:p>844.4110846650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63.46398140976" calcext:value-type="float">
            <text:p>363.4639814097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57.779417328793" calcext:value-type="float">
            <text:p>357.77941732879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63.996931338704" calcext:value-type="float">
            <text:p>363.99693133870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92.789694427801" calcext:value-type="float">
            <text:p>592.78969442780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33.114775725594" calcext:value-type="float">
            <text:p>633.11477572559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71.323211875843" calcext:value-type="float">
            <text:p>671.32321187584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51.548746518106" calcext:value-type="float">
            <text:p>651.54874651810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91.946266573622" calcext:value-type="float">
            <text:p>691.94626657362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70.802721088435" calcext:value-type="float">
            <text:p>670.80272108843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70.961511546536" calcext:value-type="float">
            <text:p>670.96151154653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57.114098360656" calcext:value-type="float">
            <text:p>657.11409836065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31.615176151762" calcext:value-type="float">
            <text:p>631.61517615176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644.17869222097" calcext:value-type="float">
            <text:p>1644.1786922209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795.1489237929" calcext:value-type="float">
            <text:p>1795.148923792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814.24032974001" calcext:value-type="float">
            <text:p>1814.2403297400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805.77691850089" calcext:value-type="float">
            <text:p>1805.7769185008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964.33312460864" calcext:value-type="float">
            <text:p>1964.3331246086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839.05021432946" calcext:value-type="float">
            <text:p>1839.0502143294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916.61428571429" calcext:value-type="float">
            <text:p>1916.6142857142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938.0947567909" calcext:value-type="float">
            <text:p>1938.094756790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820.89303482587" calcext:value-type="float">
            <text:p>1820.8930348258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797.69240196078" calcext:value-type="float">
            <text:p>1797.6924019607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633.33889468196" calcext:value-type="float">
            <text:p>1633.3388946819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048.79737827715" calcext:value-type="float">
            <text:p>1048.7973782771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27.37754010695" calcext:value-type="float">
            <text:p>1027.3775401069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987.61786188579" calcext:value-type="float">
            <text:p>987.6178618857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984.426361802286" calcext:value-type="float">
            <text:p>984.42636180228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945.21027131783" calcext:value-type="float">
            <text:p>945.2102713178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972.803959753327" calcext:value-type="float">
            <text:p>972.80395975332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936.159694555113" calcext:value-type="float">
            <text:p>936.15969455511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44.627086494689" calcext:value-type="float">
            <text:p>444.62708649468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65.904255319149" calcext:value-type="float">
            <text:p>365.90425531914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72.431897555297" calcext:value-type="float">
            <text:p>372.43189755529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44.198630136986" calcext:value-type="float">
            <text:p>444.19863013698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45.94094226941" calcext:value-type="float">
            <text:p>645.9409422694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49.855254461335" calcext:value-type="float">
            <text:p>649.85525446133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68.624553890079" calcext:value-type="float">
            <text:p>668.62455389007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74.64930784443" calcext:value-type="float">
            <text:p>674.6493078444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65.462131837307" calcext:value-type="float">
            <text:p>665.46213183730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22.293724966622" calcext:value-type="float">
            <text:p>622.29372496662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79.259810554804" calcext:value-type="float">
            <text:p>679.25981055480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58.133378469871" calcext:value-type="float">
            <text:p>658.13337846987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360.39115646259" calcext:value-type="float">
            <text:p>1360.3911564625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850.1640477687" calcext:value-type="float">
            <text:p>1850.164047768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44.82023195876" calcext:value-type="float">
            <text:p>1944.8202319587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841.90926517572" calcext:value-type="float">
            <text:p>1841.9092651757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916.26797385621" calcext:value-type="float">
            <text:p>1916.2679738562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822.93685488767" calcext:value-type="float">
            <text:p>1822.9368548876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782.77395577396" calcext:value-type="float">
            <text:p>1782.7739557739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811.95035046729" calcext:value-type="float">
            <text:p>1811.9503504672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807.47217010632" calcext:value-type="float">
            <text:p>1807.4721701063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920.89160608063" calcext:value-type="float">
            <text:p>1920.8916060806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748.01240694789" calcext:value-type="float">
            <text:p>1748.0124069478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046.62989323843" calcext:value-type="float">
            <text:p>1046.6298932384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976.373834886818" calcext:value-type="float">
            <text:p>976.37383488681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000.16423357664" calcext:value-type="float">
            <text:p>1000.1642335766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955.674631751227" calcext:value-type="float">
            <text:p>955.67463175122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971.580852503383" calcext:value-type="float">
            <text:p>971.58085250338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961.902454780362" calcext:value-type="float">
            <text:p>961.90245478036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962.60039893617" calcext:value-type="float">
            <text:p>962.6003989361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687.800733944954" calcext:value-type="float">
            <text:p>687.80073394495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367.411583011583" calcext:value-type="float">
            <text:p>367.41158301158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357.974485910129" calcext:value-type="float">
            <text:p>357.97448591012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421.534683326153" calcext:value-type="float">
            <text:p>421.53468332615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68.183499288762" calcext:value-type="float">
            <text:p>668.18349928876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687.478561549101" calcext:value-type="float">
            <text:p>687.47856154910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689.533192090395" calcext:value-type="float">
            <text:p>689.53319209039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656.987367021277" calcext:value-type="float">
            <text:p>656.98736702127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681.581232492997" calcext:value-type="float">
            <text:p>681.58123249299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58.544398907104" calcext:value-type="float">
            <text:p>658.54439890710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685.457061745919" calcext:value-type="float">
            <text:p>685.45706174591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664.103799185889" calcext:value-type="float">
            <text:p>664.10379918588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947.856617647059" calcext:value-type="float">
            <text:p>947.85661764705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922.20078482668" calcext:value-type="float">
            <text:p>1922.2007848266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965.36481861739" calcext:value-type="float">
            <text:p>1965.3648186173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971.63919129082" calcext:value-type="float">
            <text:p>1971.6391912908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995.87343441002" calcext:value-type="float">
            <text:p>1995.8734344100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823.8813559322" calcext:value-type="float">
            <text:p>1823.881355932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888.12767295597" calcext:value-type="float">
            <text:p>1888.1276729559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866.36586863106" calcext:value-type="float">
            <text:p>1866.3658686310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840.94135995009" calcext:value-type="float">
            <text:p>1840.9413599500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820.60686204432" calcext:value-type="float">
            <text:p>1820.6068620443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856.81121833534" calcext:value-type="float">
            <text:p>1856.8112183353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038.63576431809" calcext:value-type="float">
            <text:p>1038.6357643180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93.979350033852" calcext:value-type="float">
            <text:p>993.97935003385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965.388978930308" calcext:value-type="float">
            <text:p>965.38897893030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972.854508883674" calcext:value-type="float">
            <text:p>972.85450888367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989.028305028305" calcext:value-type="float">
            <text:p>989.02830502830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962.699263228399" calcext:value-type="float">
            <text:p>962.69926322839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998.116768499661" calcext:value-type="float">
            <text:p>998.11676849966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899.690459610028" calcext:value-type="float">
            <text:p>899.69045961002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372.177087378641" calcext:value-type="float">
            <text:p>372.17708737864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375.834134615385" calcext:value-type="float">
            <text:p>375.83413461538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365.64965727342" calcext:value-type="float">
            <text:p>365.6496572734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04.388349514563" calcext:value-type="float">
            <text:p>404.38834951456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649.79435483871" calcext:value-type="float">
            <text:p>649.7943548387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649.156810631229" calcext:value-type="float">
            <text:p>649.15681063122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662.041860465116" calcext:value-type="float">
            <text:p>662.04186046511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640.880132450331" calcext:value-type="float">
            <text:p>640.88013245033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651.561189993239" calcext:value-type="float">
            <text:p>651.56118999323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644.629757785467" calcext:value-type="float">
            <text:p>644.62975778546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691.302148302148" calcext:value-type="float">
            <text:p>691.30214830214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633.739330269206" calcext:value-type="float">
            <text:p>633.73933026920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565.74342797056" calcext:value-type="float">
            <text:p>1565.7434279705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866.82678821879" calcext:value-type="float">
            <text:p>1866.8267882187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962.87630208333" calcext:value-type="float">
            <text:p>1962.8763020833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932.00124146493" calcext:value-type="float">
            <text:p>1932.0012414649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899.9648241206" calcext:value-type="float">
            <text:p>1899.964824120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883.0712545676" calcext:value-type="float">
            <text:p>1883.071254567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894.5317357513" calcext:value-type="float">
            <text:p>1894.531735751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991.59312714777" calcext:value-type="float">
            <text:p>1991.5931271477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862.80060790274" calcext:value-type="float">
            <text:p>1862.8006079027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896.30531231757" calcext:value-type="float">
            <text:p>1896.3053123175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018.25" calcext:value-type="float">
            <text:p>1018.2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984.053135313531" calcext:value-type="float">
            <text:p>984.05313531353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945.676621708414" calcext:value-type="float">
            <text:p>945.67662170841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984.765871682902" calcext:value-type="float">
            <text:p>984.76587168290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978.844984802432" calcext:value-type="float">
            <text:p>978.84498480243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010.16960651289" calcext:value-type="float">
            <text:p>1010.1696065128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986.836867862969" calcext:value-type="float">
            <text:p>986.83686786296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944.079072937969" calcext:value-type="float">
            <text:p>944.07907293796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498.244419642857" calcext:value-type="float">
            <text:p>498.24441964285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365.268558103381" calcext:value-type="float">
            <text:p>365.26855810338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352.125186289121" calcext:value-type="float">
            <text:p>352.12518628912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</table:table>
      <table:table table:name="APP_SINGLE" table:style-name="ta1">
        <table:shapes>
          <draw:frame draw:z-index="0" draw:style-name="gr1" draw:text-style-name="P1" svg:width="704.27pt" svg:height="382.51pt" svg:x="313.03pt" svg:y="0pt">
            <draw:object draw:notify-on-update-of-ranges="APP_SINGLE.A2:APP_SINGLE.A160 APP_SINGLE.B1:APP_SINGLE.B1 APP_SINGLE.B2:APP_SINGLE.B160 APP_SINGLE.C1:APP_SINGLE.C1 APP_SINGLE.C2:APP_SINGLE.C160 APP_SINGLE.D1:APP_SINGLE.D1 APP_SINGLE.D2:APP_SINGLE.D16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esponse time (ms)</text:p>
          </table:table-cell>
          <table:table-cell office:value-type="string" calcext:value-type="string">
            <text:p>Lower response time (ms)</text:p>
          </table:table-cell>
          <table:table-cell office:value-type="string" calcext:value-type="string">
            <text:p>Higher response time (m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881.568181818182" calcext:value-type="float">
            <text:p>881.56818181818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office:value-type="float" office:value="796.877486077964" calcext:value-type="float">
            <text:p>796.87748607796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office:value-type="float" office:value="750.068256578947" calcext:value-type="float">
            <text:p>750.06825657894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office:value-type="float" office:value="721.786647314949" calcext:value-type="float">
            <text:p>721.78664731494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office:value-type="float" office:value="662.538617886179" calcext:value-type="float">
            <text:p>662.53861788617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60" calcext:value-type="float">
            <text:p>60</text:p>
          </table:table-cell>
          <table:table-cell office:value-type="float" office:value="634.884514435696" calcext:value-type="float">
            <text:p>634.88451443569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70" calcext:value-type="float">
            <text:p>70</text:p>
          </table:table-cell>
          <table:table-cell office:value-type="float" office:value="1487.68101415094" calcext:value-type="float">
            <text:p>1487.6810141509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office:value-type="float" office:value="1802.72858866104" calcext:value-type="float">
            <text:p>1802.7285886610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90" calcext:value-type="float">
            <text:p>90</text:p>
          </table:table-cell>
          <table:table-cell office:value-type="float" office:value="1896.9735483871" calcext:value-type="float">
            <text:p>1896.973548387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office:value-type="float" office:value="1682.57616707617" calcext:value-type="float">
            <text:p>1682.5761670761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10" calcext:value-type="float">
            <text:p>110</text:p>
          </table:table-cell>
          <table:table-cell office:value-type="float" office:value="1201.12653618571" calcext:value-type="float">
            <text:p>1201.1265361857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20" calcext:value-type="float">
            <text:p>120</text:p>
          </table:table-cell>
          <table:table-cell office:value-type="float" office:value="1057.37072808321" calcext:value-type="float">
            <text:p>1057.3707280832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30" calcext:value-type="float">
            <text:p>130</text:p>
          </table:table-cell>
          <table:table-cell office:value-type="float" office:value="995.107409925221" calcext:value-type="float">
            <text:p>995.10740992522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40" calcext:value-type="float">
            <text:p>140</text:p>
          </table:table-cell>
          <table:table-cell office:value-type="float" office:value="982.23957991467" calcext:value-type="float">
            <text:p>982.2395799146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50" calcext:value-type="float">
            <text:p>150</text:p>
          </table:table-cell>
          <table:table-cell office:value-type="float" office:value="1001.83738191633" calcext:value-type="float">
            <text:p>1001.8373819163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60" calcext:value-type="float">
            <text:p>160</text:p>
          </table:table-cell>
          <table:table-cell office:value-type="float" office:value="974.608519269777" calcext:value-type="float">
            <text:p>974.60851926977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70" calcext:value-type="float">
            <text:p>170</text:p>
          </table:table-cell>
          <table:table-cell office:value-type="float" office:value="971.467654986523" calcext:value-type="float">
            <text:p>971.46765498652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80" calcext:value-type="float">
            <text:p>180</text:p>
          </table:table-cell>
          <table:table-cell office:value-type="float" office:value="993.453266331658" calcext:value-type="float">
            <text:p>993.45326633165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90" calcext:value-type="float">
            <text:p>190</text:p>
          </table:table-cell>
          <table:table-cell office:value-type="float" office:value="1010.89871708305" calcext:value-type="float">
            <text:p>1010.8987170830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200" calcext:value-type="float">
            <text:p>200</text:p>
          </table:table-cell>
          <table:table-cell office:value-type="float" office:value="1011.35852253473" calcext:value-type="float">
            <text:p>1011.3585225347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210" calcext:value-type="float">
            <text:p>210</text:p>
          </table:table-cell>
          <table:table-cell office:value-type="float" office:value="938.073789649416" calcext:value-type="float">
            <text:p>938.07378964941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220" calcext:value-type="float">
            <text:p>220</text:p>
          </table:table-cell>
          <table:table-cell office:value-type="float" office:value="966.400977198697" calcext:value-type="float">
            <text:p>966.40097719869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230" calcext:value-type="float">
            <text:p>230</text:p>
          </table:table-cell>
          <table:table-cell office:value-type="float" office:value="991.253299002253" calcext:value-type="float">
            <text:p>991.25329900225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240" calcext:value-type="float">
            <text:p>240</text:p>
          </table:table-cell>
          <table:table-cell office:value-type="float" office:value="984.418873048201" calcext:value-type="float">
            <text:p>984.41887304820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250" calcext:value-type="float">
            <text:p>250</text:p>
          </table:table-cell>
          <table:table-cell office:value-type="float" office:value="587.369299221357" calcext:value-type="float">
            <text:p>587.36929922135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260" calcext:value-type="float">
            <text:p>260</text:p>
          </table:table-cell>
          <table:table-cell office:value-type="float" office:value="365.145510835913" calcext:value-type="float">
            <text:p>365.14551083591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270" calcext:value-type="float">
            <text:p>270</text:p>
          </table:table-cell>
          <table:table-cell office:value-type="float" office:value="361.295238095238" calcext:value-type="float">
            <text:p>361.29523809523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280" calcext:value-type="float">
            <text:p>280</text:p>
          </table:table-cell>
          <table:table-cell office:value-type="float" office:value="391.674019607843" calcext:value-type="float">
            <text:p>391.67401960784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290" calcext:value-type="float">
            <text:p>290</text:p>
          </table:table-cell>
          <table:table-cell office:value-type="float" office:value="636.472955145119" calcext:value-type="float">
            <text:p>636.47295514511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300" calcext:value-type="float">
            <text:p>300</text:p>
          </table:table-cell>
          <table:table-cell office:value-type="float" office:value="659.283711615487" calcext:value-type="float">
            <text:p>659.28371161548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310" calcext:value-type="float">
            <text:p>310</text:p>
          </table:table-cell>
          <table:table-cell office:value-type="float" office:value="653.280027453672" calcext:value-type="float">
            <text:p>653.28002745367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320" calcext:value-type="float">
            <text:p>320</text:p>
          </table:table-cell>
          <table:table-cell office:value-type="float" office:value="686.561943874059" calcext:value-type="float">
            <text:p>686.56194387405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330" calcext:value-type="float">
            <text:p>330</text:p>
          </table:table-cell>
          <table:table-cell office:value-type="float" office:value="649.148347943358" calcext:value-type="float">
            <text:p>649.14834794335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340" calcext:value-type="float">
            <text:p>340</text:p>
          </table:table-cell>
          <table:table-cell office:value-type="float" office:value="700.276287164612" calcext:value-type="float">
            <text:p>700.27628716461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350" calcext:value-type="float">
            <text:p>350</text:p>
          </table:table-cell>
          <table:table-cell office:value-type="float" office:value="660.045897079277" calcext:value-type="float">
            <text:p>660.04589707927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360" calcext:value-type="float">
            <text:p>360</text:p>
          </table:table-cell>
          <table:table-cell office:value-type="float" office:value="659.727699530516" calcext:value-type="float">
            <text:p>659.72769953051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370" calcext:value-type="float">
            <text:p>370</text:p>
          </table:table-cell>
          <table:table-cell office:value-type="float" office:value="1135.25953259533" calcext:value-type="float">
            <text:p>1135.2595325953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380" calcext:value-type="float">
            <text:p>380</text:p>
          </table:table-cell>
          <table:table-cell office:value-type="float" office:value="1978.1173260573" calcext:value-type="float">
            <text:p>1978.117326057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390" calcext:value-type="float">
            <text:p>390</text:p>
          </table:table-cell>
          <table:table-cell office:value-type="float" office:value="1773.93661538462" calcext:value-type="float">
            <text:p>1773.9366153846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400" calcext:value-type="float">
            <text:p>400</text:p>
          </table:table-cell>
          <table:table-cell office:value-type="float" office:value="1642.22927387078" calcext:value-type="float">
            <text:p>1642.2292738707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410" calcext:value-type="float">
            <text:p>410</text:p>
          </table:table-cell>
          <table:table-cell office:value-type="float" office:value="972.782780151167" calcext:value-type="float">
            <text:p>972.78278015116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420" calcext:value-type="float">
            <text:p>420</text:p>
          </table:table-cell>
          <table:table-cell office:value-type="float" office:value="982.315239379636" calcext:value-type="float">
            <text:p>982.31523937963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430" calcext:value-type="float">
            <text:p>430</text:p>
          </table:table-cell>
          <table:table-cell office:value-type="float" office:value="957.638332255979" calcext:value-type="float">
            <text:p>957.63833225597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440" calcext:value-type="float">
            <text:p>440</text:p>
          </table:table-cell>
          <table:table-cell office:value-type="float" office:value="1010.42367808447" calcext:value-type="float">
            <text:p>1010.4236780844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450" calcext:value-type="float">
            <text:p>450</text:p>
          </table:table-cell>
          <table:table-cell office:value-type="float" office:value="978.337799717913" calcext:value-type="float">
            <text:p>978.33779971791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460" calcext:value-type="float">
            <text:p>460</text:p>
          </table:table-cell>
          <table:table-cell office:value-type="float" office:value="983.00462962963" calcext:value-type="float">
            <text:p>983.0046296296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470" calcext:value-type="float">
            <text:p>470</text:p>
          </table:table-cell>
          <table:table-cell office:value-type="float" office:value="938.975801382778" calcext:value-type="float">
            <text:p>938.97580138277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480" calcext:value-type="float">
            <text:p>480</text:p>
          </table:table-cell>
          <table:table-cell office:value-type="float" office:value="962.876857048531" calcext:value-type="float">
            <text:p>962.87685704853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490" calcext:value-type="float">
            <text:p>490</text:p>
          </table:table-cell>
          <table:table-cell office:value-type="float" office:value="942.645656433704" calcext:value-type="float">
            <text:p>942.64565643370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500" calcext:value-type="float">
            <text:p>500</text:p>
          </table:table-cell>
          <table:table-cell office:value-type="float" office:value="971.224656638326" calcext:value-type="float">
            <text:p>971.22465663832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510" calcext:value-type="float">
            <text:p>510</text:p>
          </table:table-cell>
          <table:table-cell office:value-type="float" office:value="1026.31308249914" calcext:value-type="float">
            <text:p>1026.3130824991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520" calcext:value-type="float">
            <text:p>520</text:p>
          </table:table-cell>
          <table:table-cell office:value-type="float" office:value="990.13205610674" calcext:value-type="float">
            <text:p>990.1320561067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530" calcext:value-type="float">
            <text:p>530</text:p>
          </table:table-cell>
          <table:table-cell office:value-type="float" office:value="986.077715044836" calcext:value-type="float">
            <text:p>986.07771504483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540" calcext:value-type="float">
            <text:p>540</text:p>
          </table:table-cell>
          <table:table-cell office:value-type="float" office:value="1010.74591280654" calcext:value-type="float">
            <text:p>1010.7459128065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550" calcext:value-type="float">
            <text:p>550</text:p>
          </table:table-cell>
          <table:table-cell office:value-type="float" office:value="798.225817323896" calcext:value-type="float">
            <text:p>798.22581732389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560" calcext:value-type="float">
            <text:p>560</text:p>
          </table:table-cell>
          <table:table-cell office:value-type="float" office:value="358.159274971076" calcext:value-type="float">
            <text:p>358.15927497107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570" calcext:value-type="float">
            <text:p>570</text:p>
          </table:table-cell>
          <table:table-cell office:value-type="float" office:value="373.884555382215" calcext:value-type="float">
            <text:p>373.88455538221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580" calcext:value-type="float">
            <text:p>580</text:p>
          </table:table-cell>
          <table:table-cell office:value-type="float" office:value="385.595238095238" calcext:value-type="float">
            <text:p>385.59523809523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590" calcext:value-type="float">
            <text:p>590</text:p>
          </table:table-cell>
          <table:table-cell office:value-type="float" office:value="690.227557411273" calcext:value-type="float">
            <text:p>690.22755741127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600" calcext:value-type="float">
            <text:p>600</text:p>
          </table:table-cell>
          <table:table-cell office:value-type="float" office:value="633.874666666667" calcext:value-type="float">
            <text:p>633.87466666666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610" calcext:value-type="float">
            <text:p>610</text:p>
          </table:table-cell>
          <table:table-cell office:value-type="float" office:value="669.470867208672" calcext:value-type="float">
            <text:p>669.47086720867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620" calcext:value-type="float">
            <text:p>620</text:p>
          </table:table-cell>
          <table:table-cell office:value-type="float" office:value="627.828402366864" calcext:value-type="float">
            <text:p>627.82840236686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630" calcext:value-type="float">
            <text:p>630</text:p>
          </table:table-cell>
          <table:table-cell office:value-type="float" office:value="634.06940874036" calcext:value-type="float">
            <text:p>634.0694087403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640" calcext:value-type="float">
            <text:p>640</text:p>
          </table:table-cell>
          <table:table-cell office:value-type="float" office:value="659.8625" calcext:value-type="float">
            <text:p>659.862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650" calcext:value-type="float">
            <text:p>650</text:p>
          </table:table-cell>
          <table:table-cell office:value-type="float" office:value="681.513476157567" calcext:value-type="float">
            <text:p>681.51347615756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660" calcext:value-type="float">
            <text:p>660</text:p>
          </table:table-cell>
          <table:table-cell office:value-type="float" office:value="648.366552901024" calcext:value-type="float">
            <text:p>648.36655290102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670" calcext:value-type="float">
            <text:p>670</text:p>
          </table:table-cell>
          <table:table-cell office:value-type="float" office:value="689.846675712347" calcext:value-type="float">
            <text:p>689.84667571234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680" calcext:value-type="float">
            <text:p>680</text:p>
          </table:table-cell>
          <table:table-cell office:value-type="float" office:value="1776.89530892449" calcext:value-type="float">
            <text:p>1776.8953089244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690" calcext:value-type="float">
            <text:p>690</text:p>
          </table:table-cell>
          <table:table-cell office:value-type="float" office:value="1957.91979301423" calcext:value-type="float">
            <text:p>1957.9197930142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700" calcext:value-type="float">
            <text:p>700</text:p>
          </table:table-cell>
          <table:table-cell office:value-type="float" office:value="1621.68948350965" calcext:value-type="float">
            <text:p>1621.6894835096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710" calcext:value-type="float">
            <text:p>710</text:p>
          </table:table-cell>
          <table:table-cell office:value-type="float" office:value="915.935277154758" calcext:value-type="float">
            <text:p>915.93527715475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720" calcext:value-type="float">
            <text:p>720</text:p>
          </table:table-cell>
          <table:table-cell office:value-type="float" office:value="988.989680426099" calcext:value-type="float">
            <text:p>988.98968042609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730" calcext:value-type="float">
            <text:p>730</text:p>
          </table:table-cell>
          <table:table-cell office:value-type="float" office:value="995.455472467709" calcext:value-type="float">
            <text:p>995.45547246770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740" calcext:value-type="float">
            <text:p>740</text:p>
          </table:table-cell>
          <table:table-cell office:value-type="float" office:value="972.211525867714" calcext:value-type="float">
            <text:p>972.21152586771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750" calcext:value-type="float">
            <text:p>750</text:p>
          </table:table-cell>
          <table:table-cell office:value-type="float" office:value="984.953130345535" calcext:value-type="float">
            <text:p>984.95313034553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760" calcext:value-type="float">
            <text:p>760</text:p>
          </table:table-cell>
          <table:table-cell office:value-type="float" office:value="980.602429969625" calcext:value-type="float">
            <text:p>980.60242996962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770" calcext:value-type="float">
            <text:p>770</text:p>
          </table:table-cell>
          <table:table-cell office:value-type="float" office:value="1007.58322192513" calcext:value-type="float">
            <text:p>1007.5832219251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780" calcext:value-type="float">
            <text:p>780</text:p>
          </table:table-cell>
          <table:table-cell office:value-type="float" office:value="929.18752" calcext:value-type="float">
            <text:p>929.1875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790" calcext:value-type="float">
            <text:p>790</text:p>
          </table:table-cell>
          <table:table-cell office:value-type="float" office:value="959.796723503845" calcext:value-type="float">
            <text:p>959.79672350384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800" calcext:value-type="float">
            <text:p>800</text:p>
          </table:table-cell>
          <table:table-cell office:value-type="float" office:value="986.898271926964" calcext:value-type="float">
            <text:p>986.89827192696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810" calcext:value-type="float">
            <text:p>810</text:p>
          </table:table-cell>
          <table:table-cell office:value-type="float" office:value="989.650542941757" calcext:value-type="float">
            <text:p>989.65054294175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820" calcext:value-type="float">
            <text:p>820</text:p>
          </table:table-cell>
          <table:table-cell office:value-type="float" office:value="942.848782138024" calcext:value-type="float">
            <text:p>942.84878213802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830" calcext:value-type="float">
            <text:p>830</text:p>
          </table:table-cell>
          <table:table-cell office:value-type="float" office:value="988.275139207337" calcext:value-type="float">
            <text:p>988.27513920733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840" calcext:value-type="float">
            <text:p>840</text:p>
          </table:table-cell>
          <table:table-cell office:value-type="float" office:value="959.367899603699" calcext:value-type="float">
            <text:p>959.36789960369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850" calcext:value-type="float">
            <text:p>850</text:p>
          </table:table-cell>
          <table:table-cell office:value-type="float" office:value="963.617905405405" calcext:value-type="float">
            <text:p>963.61790540540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860" calcext:value-type="float">
            <text:p>860</text:p>
          </table:table-cell>
          <table:table-cell office:value-type="float" office:value="453.04672539257" calcext:value-type="float">
            <text:p>453.0467253925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870" calcext:value-type="float">
            <text:p>870</text:p>
          </table:table-cell>
          <table:table-cell office:value-type="float" office:value="360.939312977099" calcext:value-type="float">
            <text:p>360.93931297709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880" calcext:value-type="float">
            <text:p>880</text:p>
          </table:table-cell>
          <table:table-cell office:value-type="float" office:value="371.264957264957" calcext:value-type="float">
            <text:p>371.26495726495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890" calcext:value-type="float">
            <text:p>890</text:p>
          </table:table-cell>
          <table:table-cell office:value-type="float" office:value="403.956320873583" calcext:value-type="float">
            <text:p>403.95632087358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900" calcext:value-type="float">
            <text:p>900</text:p>
          </table:table-cell>
          <table:table-cell office:value-type="float" office:value="686.262376237624" calcext:value-type="float">
            <text:p>686.26237623762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910" calcext:value-type="float">
            <text:p>910</text:p>
          </table:table-cell>
          <table:table-cell office:value-type="float" office:value="658.90006844627" calcext:value-type="float">
            <text:p>658.9000684462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920" calcext:value-type="float">
            <text:p>920</text:p>
          </table:table-cell>
          <table:table-cell office:value-type="float" office:value="655.971237458194" calcext:value-type="float">
            <text:p>655.97123745819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930" calcext:value-type="float">
            <text:p>930</text:p>
          </table:table-cell>
          <table:table-cell office:value-type="float" office:value="643.357950765136" calcext:value-type="float">
            <text:p>643.35795076513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940" calcext:value-type="float">
            <text:p>940</text:p>
          </table:table-cell>
          <table:table-cell office:value-type="float" office:value="662.247933884298" calcext:value-type="float">
            <text:p>662.24793388429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950" calcext:value-type="float">
            <text:p>950</text:p>
          </table:table-cell>
          <table:table-cell office:value-type="float" office:value="665.27366255144" calcext:value-type="float">
            <text:p>665.2736625514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960" calcext:value-type="float">
            <text:p>960</text:p>
          </table:table-cell>
          <table:table-cell office:value-type="float" office:value="679.988934993084" calcext:value-type="float">
            <text:p>679.98893499308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970" calcext:value-type="float">
            <text:p>970</text:p>
          </table:table-cell>
          <table:table-cell office:value-type="float" office:value="651.08530183727" calcext:value-type="float">
            <text:p>651.0853018372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980" calcext:value-type="float">
            <text:p>980</text:p>
          </table:table-cell>
          <table:table-cell office:value-type="float" office:value="1348.94464285714" calcext:value-type="float">
            <text:p>1348.9446428571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990" calcext:value-type="float">
            <text:p>990</text:p>
          </table:table-cell>
          <table:table-cell office:value-type="float" office:value="1845.19176398279" calcext:value-type="float">
            <text:p>1845.1917639827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office:value-type="float" office:value="1927.39737704918" calcext:value-type="float">
            <text:p>1927.3973770491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010" calcext:value-type="float">
            <text:p>1010</text:p>
          </table:table-cell>
          <table:table-cell office:value-type="float" office:value="1700.7945041816" calcext:value-type="float">
            <text:p>1700.794504181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020" calcext:value-type="float">
            <text:p>1020</text:p>
          </table:table-cell>
          <table:table-cell office:value-type="float" office:value="982.191454123882" calcext:value-type="float">
            <text:p>982.19145412388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030" calcext:value-type="float">
            <text:p>1030</text:p>
          </table:table-cell>
          <table:table-cell office:value-type="float" office:value="976.635869565217" calcext:value-type="float">
            <text:p>976.63586956521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040" calcext:value-type="float">
            <text:p>1040</text:p>
          </table:table-cell>
          <table:table-cell office:value-type="float" office:value="975.972096041532" calcext:value-type="float">
            <text:p>975.97209604153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050" calcext:value-type="float">
            <text:p>1050</text:p>
          </table:table-cell>
          <table:table-cell office:value-type="float" office:value="939.919495635306" calcext:value-type="float">
            <text:p>939.91949563530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060" calcext:value-type="float">
            <text:p>1060</text:p>
          </table:table-cell>
          <table:table-cell office:value-type="float" office:value="956.243377483444" calcext:value-type="float">
            <text:p>956.24337748344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070" calcext:value-type="float">
            <text:p>1070</text:p>
          </table:table-cell>
          <table:table-cell office:value-type="float" office:value="991.769230769231" calcext:value-type="float">
            <text:p>991.76923076923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080" calcext:value-type="float">
            <text:p>1080</text:p>
          </table:table-cell>
          <table:table-cell office:value-type="float" office:value="967.333664678595" calcext:value-type="float">
            <text:p>967.33366467859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090" calcext:value-type="float">
            <text:p>1090</text:p>
          </table:table-cell>
          <table:table-cell office:value-type="float" office:value="981.860068259386" calcext:value-type="float">
            <text:p>981.86006825938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100" calcext:value-type="float">
            <text:p>1100</text:p>
          </table:table-cell>
          <table:table-cell office:value-type="float" office:value="982.489433076149" calcext:value-type="float">
            <text:p>982.48943307614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110" calcext:value-type="float">
            <text:p>1110</text:p>
          </table:table-cell>
          <table:table-cell office:value-type="float" office:value="976.941368078176" calcext:value-type="float">
            <text:p>976.94136807817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120" calcext:value-type="float">
            <text:p>1120</text:p>
          </table:table-cell>
          <table:table-cell office:value-type="float" office:value="972.736949846469" calcext:value-type="float">
            <text:p>972.73694984646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130" calcext:value-type="float">
            <text:p>1130</text:p>
          </table:table-cell>
          <table:table-cell office:value-type="float" office:value="994.377227722772" calcext:value-type="float">
            <text:p>994.37722772277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140" calcext:value-type="float">
            <text:p>1140</text:p>
          </table:table-cell>
          <table:table-cell office:value-type="float" office:value="975.639788499669" calcext:value-type="float">
            <text:p>975.63978849966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150" calcext:value-type="float">
            <text:p>1150</text:p>
          </table:table-cell>
          <table:table-cell office:value-type="float" office:value="962.3879817113" calcext:value-type="float">
            <text:p>962.387981711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160" calcext:value-type="float">
            <text:p>1160</text:p>
          </table:table-cell>
          <table:table-cell office:value-type="float" office:value="650.672601744186" calcext:value-type="float">
            <text:p>650.67260174418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170" calcext:value-type="float">
            <text:p>1170</text:p>
          </table:table-cell>
          <table:table-cell office:value-type="float" office:value="361.76052027544" calcext:value-type="float">
            <text:p>361.7605202754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180" calcext:value-type="float">
            <text:p>1180</text:p>
          </table:table-cell>
          <table:table-cell office:value-type="float" office:value="361.791158536585" calcext:value-type="float">
            <text:p>361.79115853658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190" calcext:value-type="float">
            <text:p>1190</text:p>
          </table:table-cell>
          <table:table-cell office:value-type="float" office:value="391.186363636364" calcext:value-type="float">
            <text:p>391.18636363636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200" calcext:value-type="float">
            <text:p>1200</text:p>
          </table:table-cell>
          <table:table-cell office:value-type="float" office:value="663.000662251656" calcext:value-type="float">
            <text:p>663.00066225165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210" calcext:value-type="float">
            <text:p>1210</text:p>
          </table:table-cell>
          <table:table-cell office:value-type="float" office:value="664.066988950276" calcext:value-type="float">
            <text:p>664.06698895027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220" calcext:value-type="float">
            <text:p>1220</text:p>
          </table:table-cell>
          <table:table-cell office:value-type="float" office:value="673.577732518669" calcext:value-type="float">
            <text:p>673.57773251866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230" calcext:value-type="float">
            <text:p>1230</text:p>
          </table:table-cell>
          <table:table-cell office:value-type="float" office:value="673.543356643357" calcext:value-type="float">
            <text:p>673.54335664335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240" calcext:value-type="float">
            <text:p>1240</text:p>
          </table:table-cell>
          <table:table-cell office:value-type="float" office:value="673.086230876217" calcext:value-type="float">
            <text:p>673.08623087621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250" calcext:value-type="float">
            <text:p>1250</text:p>
          </table:table-cell>
          <table:table-cell office:value-type="float" office:value="651.227822580645" calcext:value-type="float">
            <text:p>651.22782258064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260" calcext:value-type="float">
            <text:p>1260</text:p>
          </table:table-cell>
          <table:table-cell office:value-type="float" office:value="635.757715036113" calcext:value-type="float">
            <text:p>635.75771503611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270" calcext:value-type="float">
            <text:p>1270</text:p>
          </table:table-cell>
          <table:table-cell office:value-type="float" office:value="664.552840158521" calcext:value-type="float">
            <text:p>664.55284015852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280" calcext:value-type="float">
            <text:p>1280</text:p>
          </table:table-cell>
          <table:table-cell office:value-type="float" office:value="1076.59452237809" calcext:value-type="float">
            <text:p>1076.5945223780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290" calcext:value-type="float">
            <text:p>1290</text:p>
          </table:table-cell>
          <table:table-cell office:value-type="float" office:value="1799.02791262136" calcext:value-type="float">
            <text:p>1799.0279126213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300" calcext:value-type="float">
            <text:p>1300</text:p>
          </table:table-cell>
          <table:table-cell office:value-type="float" office:value="1896.00816882233" calcext:value-type="float">
            <text:p>1896.0081688223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310" calcext:value-type="float">
            <text:p>1310</text:p>
          </table:table-cell>
          <table:table-cell office:value-type="float" office:value="1732.05403868032" calcext:value-type="float">
            <text:p>1732.0540386803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320" calcext:value-type="float">
            <text:p>1320</text:p>
          </table:table-cell>
          <table:table-cell office:value-type="float" office:value="984.049345417925" calcext:value-type="float">
            <text:p>984.04934541792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330" calcext:value-type="float">
            <text:p>1330</text:p>
          </table:table-cell>
          <table:table-cell office:value-type="float" office:value="983.799730730394" calcext:value-type="float">
            <text:p>983.79973073039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340" calcext:value-type="float">
            <text:p>1340</text:p>
          </table:table-cell>
          <table:table-cell office:value-type="float" office:value="983.987408880053" calcext:value-type="float">
            <text:p>983.98740888005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350" calcext:value-type="float">
            <text:p>1350</text:p>
          </table:table-cell>
          <table:table-cell office:value-type="float" office:value="942.687172774869" calcext:value-type="float">
            <text:p>942.68717277486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360" calcext:value-type="float">
            <text:p>1360</text:p>
          </table:table-cell>
          <table:table-cell office:value-type="float" office:value="975.495260663507" calcext:value-type="float">
            <text:p>975.49526066350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370" calcext:value-type="float">
            <text:p>1370</text:p>
          </table:table-cell>
          <table:table-cell office:value-type="float" office:value="984.359814630917" calcext:value-type="float">
            <text:p>984.35981463091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380" calcext:value-type="float">
            <text:p>1380</text:p>
          </table:table-cell>
          <table:table-cell office:value-type="float" office:value="995.746798029557" calcext:value-type="float">
            <text:p>995.74679802955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390" calcext:value-type="float">
            <text:p>1390</text:p>
          </table:table-cell>
          <table:table-cell office:value-type="float" office:value="976.125337837838" calcext:value-type="float">
            <text:p>976.12533783783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400" calcext:value-type="float">
            <text:p>1400</text:p>
          </table:table-cell>
          <table:table-cell office:value-type="float" office:value="978.86521308226" calcext:value-type="float">
            <text:p>978.8652130822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410" calcext:value-type="float">
            <text:p>1410</text:p>
          </table:table-cell>
          <table:table-cell office:value-type="float" office:value="974.186069009997" calcext:value-type="float">
            <text:p>974.18606900999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420" calcext:value-type="float">
            <text:p>1420</text:p>
          </table:table-cell>
          <table:table-cell office:value-type="float" office:value="954.553913335573" calcext:value-type="float">
            <text:p>954.55391333557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430" calcext:value-type="float">
            <text:p>1430</text:p>
          </table:table-cell>
          <table:table-cell office:value-type="float" office:value="973.121660766012" calcext:value-type="float">
            <text:p>973.12166076601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440" calcext:value-type="float">
            <text:p>1440</text:p>
          </table:table-cell>
          <table:table-cell office:value-type="float" office:value="961.986346986347" calcext:value-type="float">
            <text:p>961.98634698634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450" calcext:value-type="float">
            <text:p>1450</text:p>
          </table:table-cell>
          <table:table-cell office:value-type="float" office:value="939.70113452188" calcext:value-type="float">
            <text:p>939.7011345218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460" calcext:value-type="float">
            <text:p>1460</text:p>
          </table:table-cell>
          <table:table-cell office:value-type="float" office:value="842.085490463215" calcext:value-type="float">
            <text:p>842.08549046321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470" calcext:value-type="float">
            <text:p>1470</text:p>
          </table:table-cell>
          <table:table-cell office:value-type="float" office:value="359.781094527363" calcext:value-type="float">
            <text:p>359.78109452736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480" calcext:value-type="float">
            <text:p>1480</text:p>
          </table:table-cell>
          <table:table-cell office:value-type="float" office:value="359.327813323297" calcext:value-type="float">
            <text:p>359.32781332329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490" calcext:value-type="float">
            <text:p>1490</text:p>
          </table:table-cell>
          <table:table-cell office:value-type="float" office:value="413.310787671233" calcext:value-type="float">
            <text:p>413.31078767123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500" calcext:value-type="float">
            <text:p>1500</text:p>
          </table:table-cell>
          <table:table-cell office:value-type="float" office:value="608.724293059126" calcext:value-type="float">
            <text:p>608.72429305912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510" calcext:value-type="float">
            <text:p>1510</text:p>
          </table:table-cell>
          <table:table-cell office:value-type="float" office:value="688.377867746289" calcext:value-type="float">
            <text:p>688.37786774628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520" calcext:value-type="float">
            <text:p>1520</text:p>
          </table:table-cell>
          <table:table-cell office:value-type="float" office:value="655.139275766017" calcext:value-type="float">
            <text:p>655.13927576601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530" calcext:value-type="float">
            <text:p>1530</text:p>
          </table:table-cell>
          <table:table-cell office:value-type="float" office:value="658.037812288994" calcext:value-type="float">
            <text:p>658.03781228899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540" calcext:value-type="float">
            <text:p>1540</text:p>
          </table:table-cell>
          <table:table-cell office:value-type="float" office:value="683.036440084093" calcext:value-type="float">
            <text:p>683.03644008409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550" calcext:value-type="float">
            <text:p>1550</text:p>
          </table:table-cell>
          <table:table-cell office:value-type="float" office:value="642.320427236315" calcext:value-type="float">
            <text:p>642.32042723631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560" calcext:value-type="float">
            <text:p>1560</text:p>
          </table:table-cell>
          <table:table-cell office:value-type="float" office:value="698.739192062367" calcext:value-type="float">
            <text:p>698.73919206236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570" calcext:value-type="float">
            <text:p>1570</text:p>
          </table:table-cell>
          <table:table-cell office:value-type="float" office:value="660.246797033041" calcext:value-type="float">
            <text:p>660.24679703304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580" calcext:value-type="float">
            <text:p>1580</text:p>
          </table:table-cell>
          <table:table-cell office:value-type="float" office:value="676.615912208505" calcext:value-type="float">
            <text:p>676.61591220850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590" calcext:value-type="float">
            <text:p>1590</text:p>
          </table:table-cell>
          <table:table-cell office:value-type="float" office:value="1694.36778115502" calcext:value-type="float">
            <text:p>1694.3677811550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600" calcext:value-type="float">
            <text:p>1600</text:p>
          </table:table-cell>
          <table:table-cell office:value-type="float" office:value="1865.14756025867" calcext:value-type="float">
            <text:p>1865.1475602586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610" calcext:value-type="float">
            <text:p>1610</text:p>
          </table:table-cell>
          <table:table-cell office:value-type="float" office:value="1695.63624841572" calcext:value-type="float">
            <text:p>1695.6362484157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620" calcext:value-type="float">
            <text:p>1620</text:p>
          </table:table-cell>
          <table:table-cell office:value-type="float" office:value="980.191220485534" calcext:value-type="float">
            <text:p>980.19122048553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630" calcext:value-type="float">
            <text:p>1630</text:p>
          </table:table-cell>
          <table:table-cell office:value-type="float" office:value="982.254114549045" calcext:value-type="float">
            <text:p>982.25411454904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640" calcext:value-type="float">
            <text:p>1640</text:p>
          </table:table-cell>
          <table:table-cell office:value-type="float" office:value="964.240244316254" calcext:value-type="float">
            <text:p>964.24024431625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650" calcext:value-type="float">
            <text:p>1650</text:p>
          </table:table-cell>
          <table:table-cell office:value-type="float" office:value="965.368488745981" calcext:value-type="float">
            <text:p>965.36848874598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660" calcext:value-type="float">
            <text:p>1660</text:p>
          </table:table-cell>
          <table:table-cell office:value-type="float" office:value="969.620320855615" calcext:value-type="float">
            <text:p>969.62032085561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670" calcext:value-type="float">
            <text:p>1670</text:p>
          </table:table-cell>
          <table:table-cell office:value-type="float" office:value="929.983948635634" calcext:value-type="float">
            <text:p>929.98394863563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680" calcext:value-type="float">
            <text:p>1680</text:p>
          </table:table-cell>
          <table:table-cell office:value-type="float" office:value="983.038999025025" calcext:value-type="float">
            <text:p>983.03899902502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690" calcext:value-type="float">
            <text:p>1690</text:p>
          </table:table-cell>
          <table:table-cell office:value-type="float" office:value="955.418747972754" calcext:value-type="float">
            <text:p>955.41874797275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700" calcext:value-type="float">
            <text:p>1700</text:p>
          </table:table-cell>
          <table:table-cell office:value-type="float" office:value="956.147845953003" calcext:value-type="float">
            <text:p>956.14784595300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710" calcext:value-type="float">
            <text:p>1710</text:p>
          </table:table-cell>
          <table:table-cell office:value-type="float" office:value="1000.41386204598" calcext:value-type="float">
            <text:p>1000.4138620459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720" calcext:value-type="float">
            <text:p>1720</text:p>
          </table:table-cell>
          <table:table-cell office:value-type="float" office:value="962.814569536424" calcext:value-type="float">
            <text:p>962.81456953642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730" calcext:value-type="float">
            <text:p>1730</text:p>
          </table:table-cell>
          <table:table-cell office:value-type="float" office:value="952.918683446273" calcext:value-type="float">
            <text:p>952.91868344627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740" calcext:value-type="float">
            <text:p>1740</text:p>
          </table:table-cell>
          <table:table-cell office:value-type="float" office:value="998.349982656955" calcext:value-type="float">
            <text:p>998.34998265695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750" calcext:value-type="float">
            <text:p>1750</text:p>
          </table:table-cell>
          <table:table-cell office:value-type="float" office:value="963.469103849887" calcext:value-type="float">
            <text:p>963.46910384988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760" calcext:value-type="float">
            <text:p>1760</text:p>
          </table:table-cell>
          <table:table-cell office:value-type="float" office:value="992.477739726027" calcext:value-type="float">
            <text:p>992.47773972602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770" calcext:value-type="float">
            <text:p>1770</text:p>
          </table:table-cell>
          <table:table-cell office:value-type="float" office:value="468.190116937005" calcext:value-type="float">
            <text:p>468.19011693700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780" calcext:value-type="float">
            <text:p>1780</text:p>
          </table:table-cell>
          <table:table-cell office:value-type="float" office:value="362.10085007728" calcext:value-type="float">
            <text:p>362.1008500772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790" calcext:value-type="float">
            <text:p>1790</text:p>
          </table:table-cell>
          <table:table-cell office:value-type="float" office:value="371.723287671233" calcext:value-type="float">
            <text:p>371.72328767123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 table:number-rows-repeated="75">
          <table:table-cell table:style-name="Default"/>
          <table:table-cell table:number-columns-repeated="3"/>
        </table:table-row>
        <table:table-row table:style-name="ro1" table:number-rows-repeated="104831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VM_MULTI" table:style-name="ta1">
        <table:shapes>
          <draw:frame draw:z-index="0" draw:style-name="gr1" draw:text-style-name="P1" svg:width="702.62pt" svg:height="385.51pt" svg:x="592.87pt" svg:y="51.96pt">
            <draw:object draw:notify-on-update-of-ranges="VM_MULTI.A2:VM_MULTI.A144 VM_MULTI.B1:VM_MULTI.B1 VM_MULTI.B2:VM_MULTI.B144 VM_MULTI.C1:VM_MULTI.C1 VM_MULTI.C2:VM_MULTI.C144 VM_MULTI.D1:VM_MULTI.D1 VM_MULTI.D2:VM_MULTI.D1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esponse time (ms)</text:p>
          </table:table-cell>
          <table:table-cell office:value-type="string" calcext:value-type="string">
            <text:p>Lower response time (ms)</text:p>
          </table:table-cell>
          <table:table-cell office:value-type="string" calcext:value-type="string">
            <text:p>Higher response time (ms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9.044642857143" calcext:value-type="float">
            <text:p>829.04464285714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1.917451122375" calcext:value-type="float">
            <text:p>701.91745112237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82.448835568102" calcext:value-type="float">
            <text:p>682.44883556810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58.262240107311" calcext:value-type="float">
            <text:p>658.26224010731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80.331416247304" calcext:value-type="float">
            <text:p>680.33141624730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66.884641638225" calcext:value-type="float">
            <text:p>666.88464163822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01.29134720701" calcext:value-type="float">
            <text:p>1301.2913472070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22.78571428571" calcext:value-type="float">
            <text:p>1822.7857142857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910.28227848101" calcext:value-type="float">
            <text:p>1910.2822784810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53.10584415584" calcext:value-type="float">
            <text:p>1953.1058441558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36.20718954248" calcext:value-type="float">
            <text:p>1936.2071895424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21.14969325153" calcext:value-type="float">
            <text:p>1821.1496932515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978.42091330245" calcext:value-type="float">
            <text:p>1978.4209133024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22.47522236341" calcext:value-type="float">
            <text:p>1922.4752223634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833.3343373494" calcext:value-type="float">
            <text:p>1833.334337349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929.6372745491" calcext:value-type="float">
            <text:p>1929.637274549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57.81726230614" calcext:value-type="float">
            <text:p>1857.8172623061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49.6388261851" calcext:value-type="float">
            <text:p>1749.638826185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25.3921686747" calcext:value-type="float">
            <text:p>1825.392168674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69.68546637744" calcext:value-type="float">
            <text:p>1069.6854663774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92.37251148545" calcext:value-type="float">
            <text:p>1092.3725114854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70.294140625" calcext:value-type="float">
            <text:p>1070.29414062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02.34389489954" calcext:value-type="float">
            <text:p>1102.3438948995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60.97429906542" calcext:value-type="float">
            <text:p>1060.9742990654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16.290793072015" calcext:value-type="float">
            <text:p>716.29079307201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52.733630952381" calcext:value-type="float">
            <text:p>452.73363095238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89.273561811506" calcext:value-type="float">
            <text:p>589.27356181150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61.587694483734" calcext:value-type="float">
            <text:p>661.58769448373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77.281593406593" calcext:value-type="float">
            <text:p>677.28159340659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81.305695746215" calcext:value-type="float">
            <text:p>681.30569574621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92.888342696629" calcext:value-type="float">
            <text:p>692.88834269662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05.787491115849" calcext:value-type="float">
            <text:p>705.78749111584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66.18041958042" calcext:value-type="float">
            <text:p>666.1804195804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995.306369426752" calcext:value-type="float">
            <text:p>995.30636942675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876.31955109273" calcext:value-type="float">
            <text:p>1876.3195510927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923.68569509738" calcext:value-type="float">
            <text:p>1923.6856950973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842.62477665277" calcext:value-type="float">
            <text:p>1842.6247766527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948.12176165803" calcext:value-type="float">
            <text:p>1948.1217616580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756.4964028777" calcext:value-type="float">
            <text:p>1756.496402877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16.83528645833" calcext:value-type="float">
            <text:p>1816.8352864583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815.56655518395" calcext:value-type="float">
            <text:p>1815.5665551839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910.25515947467" calcext:value-type="float">
            <text:p>1910.2551594746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971.52553329024" calcext:value-type="float">
            <text:p>1971.5255332902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923.99193047796" calcext:value-type="float">
            <text:p>1923.9919304779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923.24497991968" calcext:value-type="float">
            <text:p>1923.2449799196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87.06464737794" calcext:value-type="float">
            <text:p>1087.0646473779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032.23879598662" calcext:value-type="float">
            <text:p>1032.2387959866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077.78024574669" calcext:value-type="float">
            <text:p>1077.7802457466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064.65996578272" calcext:value-type="float">
            <text:p>1064.6599657827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32.25077674212" calcext:value-type="float">
            <text:p>1032.2507767421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38.36646816308" calcext:value-type="float">
            <text:p>1038.3664681630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70.12668463612" calcext:value-type="float">
            <text:p>1070.1266846361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06.698780487805" calcext:value-type="float">
            <text:p>506.69878048780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80.458997722096" calcext:value-type="float">
            <text:p>480.45899772209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94.168016194332" calcext:value-type="float">
            <text:p>594.16801619433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66.567294751009" calcext:value-type="float">
            <text:p>666.56729475100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74.055929919138" calcext:value-type="float">
            <text:p>674.05592991913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59.544889502762" calcext:value-type="float">
            <text:p>659.54488950276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68.431211498973" calcext:value-type="float">
            <text:p>668.43121149897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60.924313462827" calcext:value-type="float">
            <text:p>660.92431346282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737.571737563086" calcext:value-type="float">
            <text:p>737.57173756308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764.56755196305" calcext:value-type="float">
            <text:p>1764.5675519630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816.96850899743" calcext:value-type="float">
            <text:p>1816.9685089974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816.78215767635" calcext:value-type="float">
            <text:p>1816.7821576763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896.89768976898" calcext:value-type="float">
            <text:p>1896.8976897689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840.75455820477" calcext:value-type="float">
            <text:p>1840.7545582047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814.01849405548" calcext:value-type="float">
            <text:p>1814.0184940554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894.72298507463" calcext:value-type="float">
            <text:p>1894.7229850746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780.12369791667" calcext:value-type="float">
            <text:p>1780.1236979166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888.08862275449" calcext:value-type="float">
            <text:p>1888.0886227544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960.39495225102" calcext:value-type="float">
            <text:p>1960.3949522510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803.03868471954" calcext:value-type="float">
            <text:p>1803.0386847195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899.5834218916" calcext:value-type="float">
            <text:p>1899.583421891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924.00841566045" calcext:value-type="float">
            <text:p>1924.0084156604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100.14744145707" calcext:value-type="float">
            <text:p>1100.1474414570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134.17880462079" calcext:value-type="float">
            <text:p>1134.1788046207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074.91830065359" calcext:value-type="float">
            <text:p>1074.9183006535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082.73968124234" calcext:value-type="float">
            <text:p>1082.7396812423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105.68755516328" calcext:value-type="float">
            <text:p>1105.6875551632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64.583333333333" calcext:value-type="float">
            <text:p>564.58333333333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78.025553662692" calcext:value-type="float">
            <text:p>478.02555366269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570.533246414602" calcext:value-type="float">
            <text:p>570.53324641460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55.354860186418" calcext:value-type="float">
            <text:p>655.35486018641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91.393571428571" calcext:value-type="float">
            <text:p>691.39357142857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41.49310571241" calcext:value-type="float">
            <text:p>641.4931057124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57.532388663968" calcext:value-type="float">
            <text:p>657.53238866396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58.392049348869" calcext:value-type="float">
            <text:p>658.39204934886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69.13194909578" calcext:value-type="float">
            <text:p>669.1319490957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323.66549088771" calcext:value-type="float">
            <text:p>1323.6654908877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909.53873659118" calcext:value-type="float">
            <text:p>1909.5387365911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930.31634819533" calcext:value-type="float">
            <text:p>1930.3163481953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878.52004860267" calcext:value-type="float">
            <text:p>1878.5200486026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902.33995037221" calcext:value-type="float">
            <text:p>1902.3399503722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812.82507836991" calcext:value-type="float">
            <text:p>1812.8250783699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904.75283901136" calcext:value-type="float">
            <text:p>1904.7528390113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842.37849596022" calcext:value-type="float">
            <text:p>1842.3784959602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943.15183571873" calcext:value-type="float">
            <text:p>1943.1518357187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952.17907303371" calcext:value-type="float">
            <text:p>1952.1790730337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826.36432160804" calcext:value-type="float">
            <text:p>1826.3643216080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61.30480718436" calcext:value-type="float">
            <text:p>1961.3048071843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113.70623916811" calcext:value-type="float">
            <text:p>1113.7062391681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967.112694300518" calcext:value-type="float">
            <text:p>967.11269430051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948.78489951114" calcext:value-type="float">
            <text:p>948.7848995111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072.93858267717" calcext:value-type="float">
            <text:p>1072.9385826771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048.84452554745" calcext:value-type="float">
            <text:p>1048.8445255474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121.99360180655" calcext:value-type="float">
            <text:p>1121.9936018065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715.164041994751" calcext:value-type="float">
            <text:p>715.16404199475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417.99177132958" calcext:value-type="float">
            <text:p>417.9917713295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640.566934404284" calcext:value-type="float">
            <text:p>640.56693440428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12.30159744409" calcext:value-type="float">
            <text:p>612.3015974440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681.519507186858" calcext:value-type="float">
            <text:p>681.51950718685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661.889958734525" calcext:value-type="float">
            <text:p>661.88995873452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674.618715083799" calcext:value-type="float">
            <text:p>674.61871508379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627.310828025478" calcext:value-type="float">
            <text:p>627.31082802547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648.83951449764" calcext:value-type="float">
            <text:p>648.8395144976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078.14769975787" calcext:value-type="float">
            <text:p>1078.1476997578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834.71495327103" calcext:value-type="float">
            <text:p>1834.7149532710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878.88015717092" calcext:value-type="float">
            <text:p>1878.8801571709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891.69824984913" calcext:value-type="float">
            <text:p>1891.6982498491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876.44851547694" calcext:value-type="float">
            <text:p>1876.4485154769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887.15264797508" calcext:value-type="float">
            <text:p>1887.1526479750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789.88736979167" calcext:value-type="float">
            <text:p>1789.8873697916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790.23021582734" calcext:value-type="float">
            <text:p>1790.2302158273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819.11918951132" calcext:value-type="float">
            <text:p>1819.1191895113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901.94673430564" calcext:value-type="float">
            <text:p>1901.9467343056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756.03976261128" calcext:value-type="float">
            <text:p>1756.0397626112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925.46883116883" calcext:value-type="float">
            <text:p>1925.4688311688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679.90446927374" calcext:value-type="float">
            <text:p>1679.9044692737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041.31620111732" calcext:value-type="float">
            <text:p>1041.3162011173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42.87315875614" calcext:value-type="float">
            <text:p>1042.8731587561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075.99739776952" calcext:value-type="float">
            <text:p>1075.9973977695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102.83551327784" calcext:value-type="float">
            <text:p>1102.8355132778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054.91850220264" calcext:value-type="float">
            <text:p>1054.9185022026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959.447280334728" calcext:value-type="float">
            <text:p>959.44728033472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420.562322946176" calcext:value-type="float">
            <text:p>420.56232294617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518.952274003369" calcext:value-type="float">
            <text:p>518.95227400336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700.455132806892" calcext:value-type="float">
            <text:p>700.45513280689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685.476880607315" calcext:value-type="float">
            <text:p>685.47688060731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655.475" calcext:value-type="float">
            <text:p>655.47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63.885694729637" calcext:value-type="float">
            <text:p>663.88569472963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643.817131203263" calcext:value-type="float">
            <text:p>643.81713120326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688.865122615804" calcext:value-type="float">
            <text:p>688.86512261580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655.976680384088" calcext:value-type="float">
            <text:p>655.97668038408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666.89571589628" calcext:value-type="float">
            <text:p>1666.8957158962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932.05256241787" calcext:value-type="float">
            <text:p>1932.0525624178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902.4889178618" calcext:value-type="float">
            <text:p>1902.488917861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796.24283206554" calcext:value-type="float">
            <text:p>1796.2428320655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881.47876712329" calcext:value-type="float">
            <text:p>1881.4787671232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866.24627310674" calcext:value-type="float">
            <text:p>1866.2462731067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703.03149138443" calcext:value-type="float">
            <text:p>1703.0314913844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843.70821199767" calcext:value-type="float">
            <text:p>1843.7082119976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853.99357739242" calcext:value-type="float">
            <text:p>1853.9935773924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826.25666460012" calcext:value-type="float">
            <text:p>1826.2566646001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899.76403785489" calcext:value-type="float">
            <text:p>1899.7640378548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752.64712710389" calcext:value-type="float">
            <text:p>1752.6471271038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998.58395802099" calcext:value-type="float">
            <text:p>998.5839580209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029.36369725385" calcext:value-type="float">
            <text:p>1029.3636972538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000.04671934043" calcext:value-type="float">
            <text:p>1000.0467193404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005.50478142077" calcext:value-type="float">
            <text:p>1005.5047814207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79.905514576748" calcext:value-type="float">
            <text:p>979.90551457674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989.898854961832" calcext:value-type="float">
            <text:p>989.89885496183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472.508771929825" calcext:value-type="float">
            <text:p>472.50877192982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679.596701649176" calcext:value-type="float">
            <text:p>679.59670164917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693.695902228613" calcext:value-type="float">
            <text:p>693.69590222861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641.955642530985" calcext:value-type="float">
            <text:p>641.95564253098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626.916557161629" calcext:value-type="float">
            <text:p>626.91655716162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691.97920997921" calcext:value-type="float">
            <text:p>691.9792099792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658.019594594595" calcext:value-type="float">
            <text:p>658.01959459459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647.740162822252" calcext:value-type="float">
            <text:p>647.74016282225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74.935729094679" calcext:value-type="float">
            <text:p>674.93572909467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393.15854374633" calcext:value-type="float">
            <text:p>1393.1585437463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867.03816300129" calcext:value-type="float">
            <text:p>1867.0381630012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925.81916329285" calcext:value-type="float">
            <text:p>1925.8191632928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861.88188976378" calcext:value-type="float">
            <text:p>1861.8818897637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811.1" calcext:value-type="float">
            <text:p>1811.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978.83843085106" calcext:value-type="float">
            <text:p>1978.8384308510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903.16502946955" calcext:value-type="float">
            <text:p>1903.1650294695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851.82655502392" calcext:value-type="float">
            <text:p>1851.8265550239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764.95434646654" calcext:value-type="float">
            <text:p>1764.9543464665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802.1892599869" calcext:value-type="float">
            <text:p>1802.189259986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348.27646239554" calcext:value-type="float">
            <text:p>1348.2764623955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284.58078845086" calcext:value-type="float">
            <text:p>1284.5807884508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715.499287410926" calcext:value-type="float">
            <text:p>715.49928741092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828.61803808839" calcext:value-type="float">
            <text:p>828.6180380883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702.490500193874" calcext:value-type="float">
            <text:p>702.49050019387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725.241176470588" calcext:value-type="float">
            <text:p>725.24117647058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697.576290630975" calcext:value-type="float">
            <text:p>697.57629063097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723.760509062862" calcext:value-type="float">
            <text:p>723.76050906286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</table:table>
      <table:table table:name="APP_MULTI" table:style-name="ta1">
        <table:shapes>
          <draw:frame draw:z-index="0" draw:style-name="gr1" draw:text-style-name="P1" svg:width="702.91pt" svg:height="383.24pt" svg:x="349.43pt" svg:y="0pt">
            <draw:object draw:notify-on-update-of-ranges="APP_MULTI.A2:APP_MULTI.A142 APP_MULTI.B1:APP_MULTI.B1 APP_MULTI.B2:APP_MULTI.B142 APP_MULTI.C1:APP_MULTI.C1 APP_MULTI.C2:APP_MULTI.C142 APP_MULTI.D1:APP_MULTI.D1 APP_MULTI.D2:APP_MULTI.D14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esponse time (ms)</text:p>
          </table:table-cell>
          <table:table-cell office:value-type="string" calcext:value-type="string">
            <text:p>Lower response time (ms)</text:p>
          </table:table-cell>
          <table:table-cell office:value-type="string" calcext:value-type="string">
            <text:p>Higher response time (ms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44.90243902439" calcext:value-type="float">
            <text:p>844.9024390243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30.143407864302" calcext:value-type="float">
            <text:p>730.14340786430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23.877309682188" calcext:value-type="float">
            <text:p>723.87730968218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89.729613733906" calcext:value-type="float">
            <text:p>689.72961373390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76.993844049248" calcext:value-type="float">
            <text:p>676.99384404924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75.330752990852" calcext:value-type="float">
            <text:p>675.33075299085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54.26115407496" calcext:value-type="float">
            <text:p>1754.2611540749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79.56791840519" calcext:value-type="float">
            <text:p>1379.5679184051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0.64998262079" calcext:value-type="float">
            <text:p>1000.6499826207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6.444444444444" calcext:value-type="float">
            <text:p>956.44444444444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82.776470588235" calcext:value-type="float">
            <text:p>982.77647058823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77.065010211028" calcext:value-type="float">
            <text:p>977.06501021102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1.48215465962" calcext:value-type="float">
            <text:p>1001.4821546596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3.584402079723" calcext:value-type="float">
            <text:p>993.58440207972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54.430244228839" calcext:value-type="float">
            <text:p>954.43024422883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74.886080105056" calcext:value-type="float">
            <text:p>974.88608010505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64.058956185567" calcext:value-type="float">
            <text:p>964.05895618556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68.803462648285" calcext:value-type="float">
            <text:p>968.80346264828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78.447550034507" calcext:value-type="float">
            <text:p>978.44755003450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77.642530984997" calcext:value-type="float">
            <text:p>977.64253098499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91.945541184479" calcext:value-type="float">
            <text:p>991.94554118447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40.280679269465" calcext:value-type="float">
            <text:p>940.28067926946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68.870241641841" calcext:value-type="float">
            <text:p>968.87024164184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67.944658944659" calcext:value-type="float">
            <text:p>967.94465894465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98.820665083135" calcext:value-type="float">
            <text:p>398.82066508313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40.487938596491" calcext:value-type="float">
            <text:p>540.48793859649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87.931707317073" calcext:value-type="float">
            <text:p>687.93170731707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45.199592668025" calcext:value-type="float">
            <text:p>645.19959266802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61.576" calcext:value-type="float">
            <text:p>661.57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67.329022988506" calcext:value-type="float">
            <text:p>667.32902298850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70.522214627478" calcext:value-type="float">
            <text:p>670.52221462747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68.304435483871" calcext:value-type="float">
            <text:p>668.30443548387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58.891855807744" calcext:value-type="float">
            <text:p>658.89185580774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779.61689106487" calcext:value-type="float">
            <text:p>1779.6168910648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205.91426109436" calcext:value-type="float">
            <text:p>1205.9142610943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86.950373895309" calcext:value-type="float">
            <text:p>986.95037389530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981.67703109328" calcext:value-type="float">
            <text:p>981.6770310932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989.811530681052" calcext:value-type="float">
            <text:p>989.81153068105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963.323785001609" calcext:value-type="float">
            <text:p>963.32378500160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126.68273244782" calcext:value-type="float">
            <text:p>1126.6827324478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995.774829931973" calcext:value-type="float">
            <text:p>995.77482993197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960.611814345992" calcext:value-type="float">
            <text:p>960.61181434599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966.863422818792" calcext:value-type="float">
            <text:p>966.86342281879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963.306542676852" calcext:value-type="float">
            <text:p>963.30654267685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52.940696579856" calcext:value-type="float">
            <text:p>952.94069657985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66.64005322688" calcext:value-type="float">
            <text:p>966.6400532268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012.56795131846" calcext:value-type="float">
            <text:p>1012.5679513184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76.035558537404" calcext:value-type="float">
            <text:p>976.03555853740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80.291197882197" calcext:value-type="float">
            <text:p>980.29119788219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87.536784741145" calcext:value-type="float">
            <text:p>987.53678474114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976.209704220671" calcext:value-type="float">
            <text:p>976.20970422067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53.996518375242" calcext:value-type="float">
            <text:p>453.99651837524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98.577059120768" calcext:value-type="float">
            <text:p>498.57705912076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44.994634473508" calcext:value-type="float">
            <text:p>644.99463447350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68.091977869986" calcext:value-type="float">
            <text:p>668.09197786998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77.733426378228" calcext:value-type="float">
            <text:p>677.73342637822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68.193220338983" calcext:value-type="float">
            <text:p>668.19322033898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71.263048016701" calcext:value-type="float">
            <text:p>671.26304801670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56.374491180461" calcext:value-type="float">
            <text:p>656.37449118046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63.554347826087" calcext:value-type="float">
            <text:p>663.55434782608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597.74178935447" calcext:value-type="float">
            <text:p>1597.7417893544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316.440849831" calcext:value-type="float">
            <text:p>1316.44084983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978.387653501494" calcext:value-type="float">
            <text:p>978.38765350149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997.495975855131" calcext:value-type="float">
            <text:p>997.49597585513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921.057971014493" calcext:value-type="float">
            <text:p>921.05797101449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032.6852233677" calcext:value-type="float">
            <text:p>1032.685223367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996.421585160202" calcext:value-type="float">
            <text:p>996.42158516020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935.933568677792" calcext:value-type="float">
            <text:p>935.93356867779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952.868135481749" calcext:value-type="float">
            <text:p>952.86813548174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44.4478125" calcext:value-type="float">
            <text:p>944.447812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924.977265449888" calcext:value-type="float">
            <text:p>924.97726544988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960.312040133779" calcext:value-type="float">
            <text:p>960.31204013377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995.619031719533" calcext:value-type="float">
            <text:p>995.61903171953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954.1025390625" calcext:value-type="float">
            <text:p>954.102539062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971.84121291164" calcext:value-type="float">
            <text:p>971.8412129116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946.0208" calcext:value-type="float">
            <text:p>946.020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963.782102461743" calcext:value-type="float">
            <text:p>963.78210246174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967.157340355497" calcext:value-type="float">
            <text:p>967.15734035549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509.037640667443" calcext:value-type="float">
            <text:p>509.03764066744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56.114792347177" calcext:value-type="float">
            <text:p>456.11479234717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68.852209944751" calcext:value-type="float">
            <text:p>668.85220994475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46.060446780552" calcext:value-type="float">
            <text:p>646.06044678055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73.007697690693" calcext:value-type="float">
            <text:p>673.00769769069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69.495152354571" calcext:value-type="float">
            <text:p>669.49515235457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71.364737550471" calcext:value-type="float">
            <text:p>671.36473755047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82.14871438499" calcext:value-type="float">
            <text:p>682.1487143849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32.459514170041" calcext:value-type="float">
            <text:p>632.45951417004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635.64613596746" calcext:value-type="float">
            <text:p>1635.6461359674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749.38920634921" calcext:value-type="float">
            <text:p>1749.3892063492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998.997569444444" calcext:value-type="float">
            <text:p>998.99756944444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971.526824391869" calcext:value-type="float">
            <text:p>971.52682439186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989.340871300299" calcext:value-type="float">
            <text:p>989.34087130029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968.301712779974" calcext:value-type="float">
            <text:p>968.30171277997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982.925277684281" calcext:value-type="float">
            <text:p>982.92527768428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966.638832997988" calcext:value-type="float">
            <text:p>966.63883299798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91.237798886341" calcext:value-type="float">
            <text:p>991.23779888634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956.672369270497" calcext:value-type="float">
            <text:p>956.67236927049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010.27682026029" calcext:value-type="float">
            <text:p>1010.2768202602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977.742894056848" calcext:value-type="float">
            <text:p>977.74289405684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58.214518229167" calcext:value-type="float">
            <text:p>958.21451822916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971.320517069937" calcext:value-type="float">
            <text:p>971.32051706993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990.03414469236" calcext:value-type="float">
            <text:p>990.0341446923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032.58918732782" calcext:value-type="float">
            <text:p>1032.5891873278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965.565612382234" calcext:value-type="float">
            <text:p>965.56561238223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968.566097406705" calcext:value-type="float">
            <text:p>968.56609740670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524.813279678068" calcext:value-type="float">
            <text:p>524.81327967806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425.388791593695" calcext:value-type="float">
            <text:p>425.38879159369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688.045102184637" calcext:value-type="float">
            <text:p>688.04510218463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631.649282920469" calcext:value-type="float">
            <text:p>631.64928292046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52.279421433268" calcext:value-type="float">
            <text:p>652.27942143326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679.931899641577" calcext:value-type="float">
            <text:p>679.93189964157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671.64681724846" calcext:value-type="float">
            <text:p>671.6468172484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665.912925170068" calcext:value-type="float">
            <text:p>665.91292517006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653.425531914894" calcext:value-type="float">
            <text:p>653.42553191489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509.30589608873" calcext:value-type="float">
            <text:p>1509.3058960887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733.94444444444" calcext:value-type="float">
            <text:p>1733.9444444444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017.29903978052" calcext:value-type="float">
            <text:p>1017.2990397805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997.680901947386" calcext:value-type="float">
            <text:p>997.68090194738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974.713067212555" calcext:value-type="float">
            <text:p>974.71306721255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17.001001001" calcext:value-type="float">
            <text:p>1017.00100100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972.822073578595" calcext:value-type="float">
            <text:p>972.82207357859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953.342461233916" calcext:value-type="float">
            <text:p>953.34246123391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004.30652247381" calcext:value-type="float">
            <text:p>1004.3065224738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974.372606296657" calcext:value-type="float">
            <text:p>974.37260629665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943.669851729819" calcext:value-type="float">
            <text:p>943.66985172981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969.007941760424" calcext:value-type="float">
            <text:p>969.00794176042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975.953541260559" calcext:value-type="float">
            <text:p>975.95354126055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929.202555910543" calcext:value-type="float">
            <text:p>929.20255591054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957.931126713474" calcext:value-type="float">
            <text:p>957.93112671347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996.477557755776" calcext:value-type="float">
            <text:p>996.47755775577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989.341275167785" calcext:value-type="float">
            <text:p>989.34127516778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996.367200818275" calcext:value-type="float">
            <text:p>996.36720081827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601.882330540746" calcext:value-type="float">
            <text:p>601.88233054074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375.151250496229" calcext:value-type="float">
            <text:p>375.15125049622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659.802684563758" calcext:value-type="float">
            <text:p>659.80268456375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664.822972972973" calcext:value-type="float">
            <text:p>664.82297297297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674.489030431706" calcext:value-type="float">
            <text:p>674.48903043170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658.364775725594" calcext:value-type="float">
            <text:p>658.36477572559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661.862678450034" calcext:value-type="float">
            <text:p>661.86267845003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81.188125894134" calcext:value-type="float">
            <text:p>681.18812589413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678.079802259887" calcext:value-type="float">
            <text:p>678.07980225988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457.83659730722" calcext:value-type="float">
            <text:p>1457.8365973072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059.73638753286" calcext:value-type="float">
            <text:p>1059.7363875328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987.870603848706" calcext:value-type="float">
            <text:p>987.87060384870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977.978957915832" calcext:value-type="float">
            <text:p>977.97895791583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956.931186868687" calcext:value-type="float">
            <text:p>956.93118686868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986.202312138728" calcext:value-type="float">
            <text:p>986.20231213872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946.535586610335" calcext:value-type="float">
            <text:p>946.53558661033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964.902116402116" calcext:value-type="float">
            <text:p>964.90211640211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57.758598521376" calcext:value-type="float">
            <text:p>957.75859852137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961.364058355438" calcext:value-type="float">
            <text:p>961.36405835543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968.613688713393" calcext:value-type="float">
            <text:p>968.61368871339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004.09523809524" calcext:value-type="float">
            <text:p>1004.0952380952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942.295321637427" calcext:value-type="float">
            <text:p>942.29532163742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968.234147952444" calcext:value-type="float">
            <text:p>968.23414795244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941.352205398288" calcext:value-type="float">
            <text:p>941.35220539828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969.549376797699" calcext:value-type="float">
            <text:p>969.54937679769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984.938095238095" calcext:value-type="float">
            <text:p>984.93809523809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949.667530784187" calcext:value-type="float">
            <text:p>949.66753078418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33.62532491645" calcext:value-type="float">
            <text:p>633.6253249164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364.246617703904" calcext:value-type="float">
            <text:p>364.24661770390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612.256521739131" calcext:value-type="float">
            <text:p>612.25652173913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658.11195577056" calcext:value-type="float">
            <text:p>658.1119557705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664.567093728928" calcext:value-type="float">
            <text:p>664.56709372892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675.145704467354" calcext:value-type="float">
            <text:p>675.14570446735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661.508904109589" calcext:value-type="float">
            <text:p>661.50890410958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677.7280945758" calcext:value-type="float">
            <text:p>677.728094575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657.124585818423" calcext:value-type="float">
            <text:p>657.12458581842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381.43095975232" calcext:value-type="float">
            <text:p>1381.4309597523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75.80950525906" calcext:value-type="float">
            <text:p>1075.8095052590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968.662969004894" calcext:value-type="float">
            <text:p>968.66296900489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970.881198003328" calcext:value-type="float">
            <text:p>970.88119800332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977.248160535117" calcext:value-type="float">
            <text:p>977.24816053511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967.913482791285" calcext:value-type="float">
            <text:p>967.91348279128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962.019522046449" calcext:value-type="float">
            <text:p>962.01952204644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947.039388020833" calcext:value-type="float">
            <text:p>947.03938802083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990.749248747913" calcext:value-type="float">
            <text:p>990.74924874791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972.797779273217" calcext:value-type="float">
            <text:p>972.79777927321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972.402935290194" calcext:value-type="float">
            <text:p>972.40293529019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03.173469387755" calcext:value-type="float">
            <text:p>903.17346938775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672.891713091922" calcext:value-type="float">
            <text:p>672.89171309192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651.462350936968" calcext:value-type="float">
            <text:p>651.46235093696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666.829284750337" calcext:value-type="float">
            <text:p>666.82928475033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661.132203389831" calcext:value-type="float">
            <text:p>661.13220338983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670.460567823344" calcext:value-type="float">
            <text:p>670.46056782334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670.511336717428" calcext:value-type="float">
            <text:p>670.51133671742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</table:table>
      <table:table table:name="comparison" table:style-name="ta1">
        <table:shapes>
          <draw:frame draw:z-index="0" draw:style-name="gr1" draw:text-style-name="P1" svg:width="500.63pt" svg:height="255.26pt" svg:x="787.46pt" svg:y="48.19pt">
            <draw:object draw:notify-on-update-of-ranges="comparison.A2:comparison.A25 comparison.B1:comparison.B1 comparison.B2:comparison.B25 comparison.C1:comparison.C1 comparison.C2:comparison.C25 comparison.D1:comparison.D1 comparison.D2:comparison.D25 comparison.E1:comparison.E1 comparison.E2:comparison.E25 comparison.G1:comparison.G1 comparison.G2:comparison.G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oarse-grained in single cloud (ms)</text:p>
          </table:table-cell>
          <table:table-cell office:value-type="string" calcext:value-type="string">
            <text:p>Fine-grained in single cloud (ms)</text:p>
          </table:table-cell>
          <table:table-cell office:value-type="string" calcext:value-type="string">
            <text:p>Coarse-grained in multi-cloud (ms)</text:p>
          </table:table-cell>
          <table:table-cell office:value-type="string" calcext:value-type="string">
            <text:p>Fine-grained in multi-cloud (ms)</text:p>
          </table:table-cell>
          <table:table-cell office:value-type="string" calcext:value-type="string">
            <text:p>Lower response time (ms)</text:p>
          </table:table-cell>
          <table:table-cell office:value-type="string" calcext:value-type="string">
            <text:p>Higher response time (ms)</text:p>
          </table:table-cell>
        </table:table-row>
        <table:table-row table:style-name="ro1">
          <table:table-cell table:formula="of:=[$NO_REACTION.A2]" office:value-type="float" office:value="0" calcext:value-type="float">
            <text:p>0</text:p>
          </table:table-cell>
          <table:table-cell table:formula="of:=[$VM_SINGLE.B2:.B33]" office:value-type="float" office:value="0" calcext:value-type="float">
            <text:p>0</text:p>
          </table:table-cell>
          <table:table-cell table:formula="of:=[$APP_SINGLE.B2]" office:value-type="float" office:value="0" calcext:value-type="float">
            <text:p>0</text:p>
          </table:table-cell>
          <table:table-cell table:formula="of:=[$VM_MULTI.B2]" office:value-type="float" office:value="0" calcext:value-type="float">
            <text:p>0</text:p>
          </table:table-cell>
          <table:table-cell table:formula="of:=[$APP_MULTI.B2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3]" office:value-type="float" office:value="10" calcext:value-type="float">
            <text:p>10</text:p>
          </table:table-cell>
          <table:table-cell table:formula="of:=[$VM_SINGLE.B3:.B34]" office:value-type="float" office:value="826.496921723835" calcext:value-type="float">
            <text:p>826.496921723835</text:p>
          </table:table-cell>
          <table:table-cell table:formula="of:=[$APP_SINGLE.B4]" office:value-type="float" office:value="796.877486077964" calcext:value-type="float">
            <text:p>796.877486077964</text:p>
          </table:table-cell>
          <table:table-cell table:formula="of:=[$VM_MULTI.B3]" office:value-type="float" office:value="829.044642857143" calcext:value-type="float">
            <text:p>829.044642857143</text:p>
          </table:table-cell>
          <table:table-cell table:formula="of:=[$APP_MULTI.B3]" office:value-type="float" office:value="844.90243902439" calcext:value-type="float">
            <text:p>844.9024390243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4]" office:value-type="float" office:value="20" calcext:value-type="float">
            <text:p>20</text:p>
          </table:table-cell>
          <table:table-cell table:formula="of:=[$VM_SINGLE.B4:.B35]" office:value-type="float" office:value="680.169164882227" calcext:value-type="float">
            <text:p>680.169164882227</text:p>
          </table:table-cell>
          <table:table-cell table:formula="of:=[$APP_SINGLE.B4]" office:value-type="float" office:value="796.877486077964" calcext:value-type="float">
            <text:p>796.877486077964</text:p>
          </table:table-cell>
          <table:table-cell table:formula="of:=[$VM_MULTI.B4]" office:value-type="float" office:value="701.917451122375" calcext:value-type="float">
            <text:p>701.917451122375</text:p>
          </table:table-cell>
          <table:table-cell table:formula="of:=[$APP_MULTI.B4]" office:value-type="float" office:value="730.143407864302" calcext:value-type="float">
            <text:p>730.14340786430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5]" office:value-type="float" office:value="30" calcext:value-type="float">
            <text:p>30</text:p>
          </table:table-cell>
          <table:table-cell table:formula="of:=[$VM_SINGLE.B5:.B36]" office:value-type="float" office:value="726.917236142749" calcext:value-type="float">
            <text:p>726.917236142749</text:p>
          </table:table-cell>
          <table:table-cell table:formula="of:=[$APP_SINGLE.B5]" office:value-type="float" office:value="750.068256578947" calcext:value-type="float">
            <text:p>750.068256578947</text:p>
          </table:table-cell>
          <table:table-cell table:formula="of:=[$VM_MULTI.B5]" office:value-type="float" office:value="682.448835568102" calcext:value-type="float">
            <text:p>682.448835568102</text:p>
          </table:table-cell>
          <table:table-cell table:formula="of:=[$APP_MULTI.B5]" office:value-type="float" office:value="723.877309682188" calcext:value-type="float">
            <text:p>723.87730968218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6]" office:value-type="float" office:value="40" calcext:value-type="float">
            <text:p>40</text:p>
          </table:table-cell>
          <table:table-cell table:formula="of:=[$VM_SINGLE.B6:.B37]" office:value-type="float" office:value="665.713797814208" calcext:value-type="float">
            <text:p>665.713797814208</text:p>
          </table:table-cell>
          <table:table-cell table:formula="of:=[$APP_SINGLE.B6]" office:value-type="float" office:value="721.786647314949" calcext:value-type="float">
            <text:p>721.786647314949</text:p>
          </table:table-cell>
          <table:table-cell table:formula="of:=[$VM_MULTI.B6]" office:value-type="float" office:value="658.262240107311" calcext:value-type="float">
            <text:p>658.262240107311</text:p>
          </table:table-cell>
          <table:table-cell table:formula="of:=[$APP_MULTI.B6]" office:value-type="float" office:value="689.729613733906" calcext:value-type="float">
            <text:p>689.72961373390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7]" office:value-type="float" office:value="50" calcext:value-type="float">
            <text:p>50</text:p>
          </table:table-cell>
          <table:table-cell table:formula="of:=[$VM_SINGLE.B7:.B38]" office:value-type="float" office:value="689.347142857143" calcext:value-type="float">
            <text:p>689.347142857143</text:p>
          </table:table-cell>
          <table:table-cell table:formula="of:=[$APP_SINGLE.B7]" office:value-type="float" office:value="662.538617886179" calcext:value-type="float">
            <text:p>662.538617886179</text:p>
          </table:table-cell>
          <table:table-cell table:formula="of:=[$VM_MULTI.B7]" office:value-type="float" office:value="680.331416247304" calcext:value-type="float">
            <text:p>680.331416247304</text:p>
          </table:table-cell>
          <table:table-cell table:formula="of:=[$APP_MULTI.B7]" office:value-type="float" office:value="676.993844049248" calcext:value-type="float">
            <text:p>676.99384404924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8]" office:value-type="float" office:value="60" calcext:value-type="float">
            <text:p>60</text:p>
          </table:table-cell>
          <table:table-cell table:formula="of:=[$VM_SINGLE.B8:.B39]" office:value-type="float" office:value="673.031824611033" calcext:value-type="float">
            <text:p>673.031824611033</text:p>
          </table:table-cell>
          <table:table-cell table:formula="of:=[$APP_SINGLE.B8]" office:value-type="float" office:value="634.884514435696" calcext:value-type="float">
            <text:p>634.884514435696</text:p>
          </table:table-cell>
          <table:table-cell table:formula="of:=[$VM_MULTI.B8]" office:value-type="float" office:value="666.884641638225" calcext:value-type="float">
            <text:p>666.884641638225</text:p>
          </table:table-cell>
          <table:table-cell table:formula="of:=[$APP_MULTI.B8]" office:value-type="float" office:value="675.330752990852" calcext:value-type="float">
            <text:p>675.33075299085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9]" office:value-type="float" office:value="70" calcext:value-type="float">
            <text:p>70</text:p>
          </table:table-cell>
          <table:table-cell table:formula="of:=[$VM_SINGLE.B9:.B40]" office:value-type="float" office:value="1254.22844590884" calcext:value-type="float">
            <text:p>1254.22844590884</text:p>
          </table:table-cell>
          <table:table-cell table:formula="of:=[$APP_SINGLE.B9]" office:value-type="float" office:value="1487.68101415094" calcext:value-type="float">
            <text:p>1487.68101415094</text:p>
          </table:table-cell>
          <table:table-cell table:formula="of:=[$VM_MULTI.B9]" office:value-type="float" office:value="1301.29134720701" calcext:value-type="float">
            <text:p>1301.29134720701</text:p>
          </table:table-cell>
          <table:table-cell table:formula="of:=[$APP_MULTI.B9]" office:value-type="float" office:value="1754.26115407496" calcext:value-type="float">
            <text:p>1754.2611540749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10]" office:value-type="float" office:value="80" calcext:value-type="float">
            <text:p>80</text:p>
          </table:table-cell>
          <table:table-cell table:formula="of:=[$VM_SINGLE.B10:.B41]" office:value-type="float" office:value="1932.55989583333" calcext:value-type="float">
            <text:p>1932.55989583333</text:p>
          </table:table-cell>
          <table:table-cell table:formula="of:=[$APP_SINGLE.B12]" office:value-type="float" office:value="1682.57616707617" calcext:value-type="float">
            <text:p>1682.57616707617</text:p>
          </table:table-cell>
          <table:table-cell table:formula="of:=[$VM_MULTI.B10]" office:value-type="float" office:value="1822.78571428571" calcext:value-type="float">
            <text:p>1822.78571428571</text:p>
          </table:table-cell>
          <table:table-cell table:formula="of:=[$APP_MULTI.B10]" office:value-type="float" office:value="1379.56791840519" calcext:value-type="float">
            <text:p>1379.5679184051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11]" office:value-type="float" office:value="90" calcext:value-type="float">
            <text:p>90</text:p>
          </table:table-cell>
          <table:table-cell table:formula="of:=[$VM_SINGLE.B11:.B42]" office:value-type="float" office:value="1946.65610561056" calcext:value-type="float">
            <text:p>1946.65610561056</text:p>
          </table:table-cell>
          <table:table-cell table:formula="of:=[$APP_SINGLE.B13]" office:value-type="float" office:value="1201.12653618571" calcext:value-type="float">
            <text:p>1201.12653618571</text:p>
          </table:table-cell>
          <table:table-cell table:formula="of:=[$VM_MULTI.B11]" office:value-type="float" office:value="1910.28227848101" calcext:value-type="float">
            <text:p>1910.28227848101</text:p>
          </table:table-cell>
          <table:table-cell table:formula="of:=[$APP_MULTI.B11]" office:value-type="float" office:value="1000.64998262079" calcext:value-type="float">
            <text:p>1000.6499826207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12]" office:value-type="float" office:value="100" calcext:value-type="float">
            <text:p>100</text:p>
          </table:table-cell>
          <table:table-cell table:formula="of:=[$VM_SINGLE.B12:.B43]" office:value-type="float" office:value="1958.23662680931" calcext:value-type="float">
            <text:p>1958.23662680931</text:p>
          </table:table-cell>
          <table:table-cell table:formula="of:=[$APP_SINGLE.B14]" office:value-type="float" office:value="1057.37072808321" calcext:value-type="float">
            <text:p>1057.37072808321</text:p>
          </table:table-cell>
          <table:table-cell table:formula="of:=[$VM_MULTI.B12]" office:value-type="float" office:value="1953.10584415584" calcext:value-type="float">
            <text:p>1953.10584415584</text:p>
          </table:table-cell>
          <table:table-cell table:formula="of:=[$APP_MULTI.B12]" office:value-type="float" office:value="956.444444444444" calcext:value-type="float">
            <text:p>956.44444444444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13]" office:value-type="float" office:value="110" calcext:value-type="float">
            <text:p>110</text:p>
          </table:table-cell>
          <table:table-cell table:formula="of:=[$VM_SINGLE.B13:.B44]" office:value-type="float" office:value="1883.92842942346" calcext:value-type="float">
            <text:p>1883.92842942346</text:p>
          </table:table-cell>
          <table:table-cell table:formula="of:=[$APP_SINGLE.B15]" office:value-type="float" office:value="995.107409925221" calcext:value-type="float">
            <text:p>995.107409925221</text:p>
          </table:table-cell>
          <table:table-cell table:formula="of:=[$VM_MULTI.B13]" office:value-type="float" office:value="1936.20718954248" calcext:value-type="float">
            <text:p>1936.20718954248</text:p>
          </table:table-cell>
          <table:table-cell table:formula="of:=[$APP_MULTI.B13]" office:value-type="float" office:value="982.776470588235" calcext:value-type="float">
            <text:p>982.77647058823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14]" office:value-type="float" office:value="120" calcext:value-type="float">
            <text:p>120</text:p>
          </table:table-cell>
          <table:table-cell table:formula="of:=[$VM_SINGLE.B14:.B45]" office:value-type="float" office:value="1856.28737864078" calcext:value-type="float">
            <text:p>1856.28737864078</text:p>
          </table:table-cell>
          <table:table-cell table:formula="of:=[$APP_SINGLE.B16]" office:value-type="float" office:value="982.23957991467" calcext:value-type="float">
            <text:p>982.23957991467</text:p>
          </table:table-cell>
          <table:table-cell table:formula="of:=[$VM_MULTI.B14]" office:value-type="float" office:value="1821.14969325153" calcext:value-type="float">
            <text:p>1821.14969325153</text:p>
          </table:table-cell>
          <table:table-cell table:formula="of:=[$APP_MULTI.B14]" office:value-type="float" office:value="977.065010211028" calcext:value-type="float">
            <text:p>977.06501021102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15]" office:value-type="float" office:value="130" calcext:value-type="float">
            <text:p>130</text:p>
          </table:table-cell>
          <table:table-cell table:formula="of:=[$VM_SINGLE.B15:.B46]" office:value-type="float" office:value="1874.55151515152" calcext:value-type="float">
            <text:p>1874.55151515152</text:p>
          </table:table-cell>
          <table:table-cell table:formula="of:=[$APP_SINGLE.B17]" office:value-type="float" office:value="1001.83738191633" calcext:value-type="float">
            <text:p>1001.83738191633</text:p>
          </table:table-cell>
          <table:table-cell table:formula="of:=[$VM_MULTI.B15]" office:value-type="float" office:value="1978.42091330245" calcext:value-type="float">
            <text:p>1978.42091330245</text:p>
          </table:table-cell>
          <table:table-cell table:formula="of:=[$APP_MULTI.B15]" office:value-type="float" office:value="1001.48215465962" calcext:value-type="float">
            <text:p>1001.4821546596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16]" office:value-type="float" office:value="140" calcext:value-type="float">
            <text:p>140</text:p>
          </table:table-cell>
          <table:table-cell table:formula="of:=[$VM_SINGLE.B16:.B47]" office:value-type="float" office:value="1936.85812931576" calcext:value-type="float">
            <text:p>1936.85812931576</text:p>
          </table:table-cell>
          <table:table-cell table:formula="of:=[$APP_SINGLE.B18]" office:value-type="float" office:value="974.608519269777" calcext:value-type="float">
            <text:p>974.608519269777</text:p>
          </table:table-cell>
          <table:table-cell table:formula="of:=[$VM_MULTI.B16]" office:value-type="float" office:value="1922.47522236341" calcext:value-type="float">
            <text:p>1922.47522236341</text:p>
          </table:table-cell>
          <table:table-cell table:formula="of:=[$APP_MULTI.B16]" office:value-type="float" office:value="993.584402079723" calcext:value-type="float">
            <text:p>993.58440207972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17]" office:value-type="float" office:value="150" calcext:value-type="float">
            <text:p>150</text:p>
          </table:table-cell>
          <table:table-cell table:formula="of:=[$VM_SINGLE.B17:.B48]" office:value-type="float" office:value="2042.98267148014" calcext:value-type="float">
            <text:p>2042.98267148014</text:p>
          </table:table-cell>
          <table:table-cell table:formula="of:=[$APP_SINGLE.B19]" office:value-type="float" office:value="971.467654986523" calcext:value-type="float">
            <text:p>971.467654986523</text:p>
          </table:table-cell>
          <table:table-cell table:formula="of:=[$VM_MULTI.B17]" office:value-type="float" office:value="1833.3343373494" calcext:value-type="float">
            <text:p>1833.3343373494</text:p>
          </table:table-cell>
          <table:table-cell table:formula="of:=[$APP_MULTI.B17]" office:value-type="float" office:value="954.430244228839" calcext:value-type="float">
            <text:p>954.43024422883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18]" office:value-type="float" office:value="160" calcext:value-type="float">
            <text:p>160</text:p>
          </table:table-cell>
          <table:table-cell table:formula="of:=[$VM_SINGLE.B18:.B49]" office:value-type="float" office:value="1874.52512254902" calcext:value-type="float">
            <text:p>1874.52512254902</text:p>
          </table:table-cell>
          <table:table-cell table:formula="of:=[$APP_SINGLE.B20]" office:value-type="float" office:value="993.453266331658" calcext:value-type="float">
            <text:p>993.453266331658</text:p>
          </table:table-cell>
          <table:table-cell table:formula="of:=[$VM_MULTI.B18]" office:value-type="float" office:value="1929.6372745491" calcext:value-type="float">
            <text:p>1929.6372745491</text:p>
          </table:table-cell>
          <table:table-cell table:formula="of:=[$APP_MULTI.B18]" office:value-type="float" office:value="974.886080105056" calcext:value-type="float">
            <text:p>974.88608010505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19]" office:value-type="float" office:value="170" calcext:value-type="float">
            <text:p>170</text:p>
          </table:table-cell>
          <table:table-cell table:formula="of:=[$VM_SINGLE.B19:.B50]" office:value-type="float" office:value="1837.39444444444" calcext:value-type="float">
            <text:p>1837.39444444444</text:p>
          </table:table-cell>
          <table:table-cell table:formula="of:=[$APP_SINGLE.B21]" office:value-type="float" office:value="1010.89871708305" calcext:value-type="float">
            <text:p>1010.89871708305</text:p>
          </table:table-cell>
          <table:table-cell table:formula="of:=[$VM_MULTI.B19]" office:value-type="float" office:value="1857.81726230614" calcext:value-type="float">
            <text:p>1857.81726230614</text:p>
          </table:table-cell>
          <table:table-cell table:formula="of:=[$APP_MULTI.B19]" office:value-type="float" office:value="964.058956185567" calcext:value-type="float">
            <text:p>964.05895618556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20]" office:value-type="float" office:value="180" calcext:value-type="float">
            <text:p>180</text:p>
          </table:table-cell>
          <table:table-cell table:formula="of:=[$VM_SINGLE.B20:.B51]" office:value-type="float" office:value="1893.6358915176" calcext:value-type="float">
            <text:p>1893.6358915176</text:p>
          </table:table-cell>
          <table:table-cell table:formula="of:=[$APP_SINGLE.B22]" office:value-type="float" office:value="1011.35852253473" calcext:value-type="float">
            <text:p>1011.35852253473</text:p>
          </table:table-cell>
          <table:table-cell table:formula="of:=[$VM_MULTI.B20]" office:value-type="float" office:value="1749.6388261851" calcext:value-type="float">
            <text:p>1749.6388261851</text:p>
          </table:table-cell>
          <table:table-cell table:formula="of:=[$APP_MULTI.B20]" office:value-type="float" office:value="968.803462648285" calcext:value-type="float">
            <text:p>968.80346264828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21]" office:value-type="float" office:value="190" calcext:value-type="float">
            <text:p>190</text:p>
          </table:table-cell>
          <table:table-cell table:formula="of:=[$VM_SINGLE.B21:.B52]" office:value-type="float" office:value="1127.03207920792" calcext:value-type="float">
            <text:p>1127.03207920792</text:p>
          </table:table-cell>
          <table:table-cell table:formula="of:=[$APP_SINGLE.B23]" office:value-type="float" office:value="938.073789649416" calcext:value-type="float">
            <text:p>938.073789649416</text:p>
          </table:table-cell>
          <table:table-cell table:formula="of:=[$VM_MULTI.B21]" office:value-type="float" office:value="1825.3921686747" calcext:value-type="float">
            <text:p>1825.3921686747</text:p>
          </table:table-cell>
          <table:table-cell table:formula="of:=[$APP_MULTI.B21]" office:value-type="float" office:value="978.447550034507" calcext:value-type="float">
            <text:p>978.44755003450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22]" office:value-type="float" office:value="200" calcext:value-type="float">
            <text:p>200</text:p>
          </table:table-cell>
          <table:table-cell table:formula="of:=[$VM_SINGLE.B22:.B53]" office:value-type="float" office:value="1075.34555827221" calcext:value-type="float">
            <text:p>1075.34555827221</text:p>
          </table:table-cell>
          <table:table-cell table:formula="of:=[$APP_SINGLE.B24]" office:value-type="float" office:value="966.400977198697" calcext:value-type="float">
            <text:p>966.400977198697</text:p>
          </table:table-cell>
          <table:table-cell table:formula="of:=[$VM_MULTI.B22]" office:value-type="float" office:value="1069.68546637744" calcext:value-type="float">
            <text:p>1069.68546637744</text:p>
          </table:table-cell>
          <table:table-cell table:formula="of:=[$APP_MULTI.B22]" office:value-type="float" office:value="977.642530984997" calcext:value-type="float">
            <text:p>977.64253098499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23]" office:value-type="float" office:value="210" calcext:value-type="float">
            <text:p>210</text:p>
          </table:table-cell>
          <table:table-cell table:formula="of:=[$VM_SINGLE.B23:.B54]" office:value-type="float" office:value="995.548705722071" calcext:value-type="float">
            <text:p>995.548705722071</text:p>
          </table:table-cell>
          <table:table-cell table:formula="of:=[$APP_SINGLE.B25]" office:value-type="float" office:value="991.253299002253" calcext:value-type="float">
            <text:p>991.253299002253</text:p>
          </table:table-cell>
          <table:table-cell table:formula="of:=[$VM_MULTI.B23]" office:value-type="float" office:value="1092.37251148545" calcext:value-type="float">
            <text:p>1092.37251148545</text:p>
          </table:table-cell>
          <table:table-cell table:formula="of:=[$APP_MULTI.B23]" office:value-type="float" office:value="991.945541184479" calcext:value-type="float">
            <text:p>991.94554118447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24]" office:value-type="float" office:value="220" calcext:value-type="float">
            <text:p>220</text:p>
          </table:table-cell>
          <table:table-cell table:formula="of:=[$VM_SINGLE.B24:.B55]" office:value-type="float" office:value="973.828092959672" calcext:value-type="float">
            <text:p>973.828092959672</text:p>
          </table:table-cell>
          <table:table-cell table:formula="of:=[$APP_SINGLE.B26]" office:value-type="float" office:value="984.418873048201" calcext:value-type="float">
            <text:p>984.418873048201</text:p>
          </table:table-cell>
          <table:table-cell table:formula="of:=[$VM_MULTI.B24]" office:value-type="float" office:value="1070.294140625" calcext:value-type="float">
            <text:p>1070.294140625</text:p>
          </table:table-cell>
          <table:table-cell table:formula="of:=[$APP_MULTI.B24]" office:value-type="float" office:value="940.280679269465" calcext:value-type="float">
            <text:p>940.28067926946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25]" office:value-type="float" office:value="230" calcext:value-type="float">
            <text:p>230</text:p>
          </table:table-cell>
          <table:table-cell table:formula="of:=[$VM_SINGLE.B25:.B56]" office:value-type="float" office:value="996.32729667435" calcext:value-type="float">
            <text:p>996.32729667435</text:p>
          </table:table-cell>
          <table:table-cell table:formula="of:=[$APP_SINGLE.B26]" office:value-type="float" office:value="984.418873048201" calcext:value-type="float">
            <text:p>984.418873048201</text:p>
          </table:table-cell>
          <table:table-cell table:formula="of:=[$VM_MULTI.B25]" office:value-type="float" office:value="1102.34389489954" calcext:value-type="float">
            <text:p>1102.34389489954</text:p>
          </table:table-cell>
          <table:table-cell table:formula="of:=[$APP_MULTI.B25]" office:value-type="float" office:value="968.870241641841" calcext:value-type="float">
            <text:p>968.87024164184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26]" office:value-type="float" office:value="240" calcext:value-type="float">
            <text:p>240</text:p>
          </table:table-cell>
          <table:table-cell table:formula="of:=[$VM_SINGLE.B26:.B57]" office:value-type="float" office:value="1002.42442050278" calcext:value-type="float">
            <text:p>1002.42442050278</text:p>
          </table:table-cell>
          <table:table-cell table:formula="of:=[$APP_SINGLE.B28]" office:value-type="float" office:value="365.145510835913" calcext:value-type="float">
            <text:p>365.145510835913</text:p>
          </table:table-cell>
          <table:table-cell table:formula="of:=[$VM_MULTI.B26]" office:value-type="float" office:value="1060.97429906542" calcext:value-type="float">
            <text:p>1060.97429906542</text:p>
          </table:table-cell>
          <table:table-cell table:formula="of:=[$APP_MULTI.B26]" office:value-type="float" office:value="967.944658944659" calcext:value-type="float">
            <text:p>967.94465894465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27]" office:value-type="float" office:value="250" calcext:value-type="float">
            <text:p>250</text:p>
          </table:table-cell>
          <table:table-cell table:formula="of:=[$VM_SINGLE.B27:.B58]" office:value-type="float" office:value="610.156238291495" calcext:value-type="float">
            <text:p>610.156238291495</text:p>
          </table:table-cell>
          <table:table-cell table:formula="of:=[$APP_SINGLE.B29]" office:value-type="float" office:value="361.295238095238" calcext:value-type="float">
            <text:p>361.295238095238</text:p>
          </table:table-cell>
          <table:table-cell table:formula="of:=[$VM_MULTI.B27]" office:value-type="float" office:value="716.290793072015" calcext:value-type="float">
            <text:p>716.290793072015</text:p>
          </table:table-cell>
          <table:table-cell table:formula="of:=[$APP_MULTI.B27]" office:value-type="float" office:value="398.820665083135" calcext:value-type="float">
            <text:p>398.82066508313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28]" office:value-type="float" office:value="260" calcext:value-type="float">
            <text:p>260</text:p>
          </table:table-cell>
          <table:table-cell table:formula="of:=[$VM_SINGLE.B28:.B59]" office:value-type="float" office:value="365.933049535604" calcext:value-type="float">
            <text:p>365.933049535604</text:p>
          </table:table-cell>
          <table:table-cell table:formula="of:=[$APP_SINGLE.B30]" office:value-type="float" office:value="391.674019607843" calcext:value-type="float">
            <text:p>391.674019607843</text:p>
          </table:table-cell>
          <table:table-cell table:formula="of:=[$VM_MULTI.B28]" office:value-type="float" office:value="452.733630952381" calcext:value-type="float">
            <text:p>452.733630952381</text:p>
          </table:table-cell>
          <table:table-cell table:formula="of:=[$APP_MULTI.B28]" office:value-type="float" office:value="540.487938596491" calcext:value-type="float">
            <text:p>540.48793859649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29]" office:value-type="float" office:value="270" calcext:value-type="float">
            <text:p>270</text:p>
          </table:table-cell>
          <table:table-cell table:formula="of:=[$VM_SINGLE.B29:.B60]" office:value-type="float" office:value="364.232860972807" calcext:value-type="float">
            <text:p>364.232860972807</text:p>
          </table:table-cell>
          <table:table-cell table:formula="of:=[$APP_SINGLE.B31]" office:value-type="float" office:value="636.472955145119" calcext:value-type="float">
            <text:p>636.472955145119</text:p>
          </table:table-cell>
          <table:table-cell table:formula="of:=[$VM_MULTI.B29]" office:value-type="float" office:value="589.273561811506" calcext:value-type="float">
            <text:p>589.273561811506</text:p>
          </table:table-cell>
          <table:table-cell table:formula="of:=[$APP_MULTI.B29]" office:value-type="float" office:value="687.931707317073" calcext:value-type="float">
            <text:p>687.93170731707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30]" office:value-type="float" office:value="280" calcext:value-type="float">
            <text:p>280</text:p>
          </table:table-cell>
          <table:table-cell table:formula="of:=[$VM_SINGLE.B30:.B61]" office:value-type="float" office:value="528.024298056156" calcext:value-type="float">
            <text:p>528.024298056156</text:p>
          </table:table-cell>
          <table:table-cell table:formula="of:=[$APP_SINGLE.B32]" office:value-type="float" office:value="659.283711615487" calcext:value-type="float">
            <text:p>659.283711615487</text:p>
          </table:table-cell>
          <table:table-cell table:formula="of:=[$VM_MULTI.B30]" office:value-type="float" office:value="661.587694483734" calcext:value-type="float">
            <text:p>661.587694483734</text:p>
          </table:table-cell>
          <table:table-cell table:formula="of:=[$APP_MULTI.B30]" office:value-type="float" office:value="645.199592668025" calcext:value-type="float">
            <text:p>645.19959266802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31]" office:value-type="float" office:value="290" calcext:value-type="float">
            <text:p>290</text:p>
          </table:table-cell>
          <table:table-cell table:formula="of:=[$VM_SINGLE.B31:.B62]" office:value-type="float" office:value="688.751638747269" calcext:value-type="float">
            <text:p>688.751638747269</text:p>
          </table:table-cell>
          <table:table-cell table:formula="of:=[$APP_SINGLE.B33]" office:value-type="float" office:value="653.280027453672" calcext:value-type="float">
            <text:p>653.280027453672</text:p>
          </table:table-cell>
          <table:table-cell table:formula="of:=[$VM_MULTI.B31]" office:value-type="float" office:value="677.281593406593" calcext:value-type="float">
            <text:p>677.281593406593</text:p>
          </table:table-cell>
          <table:table-cell table:formula="of:=[$APP_MULTI.B31]" office:value-type="float" office:value="661.576" calcext:value-type="float">
            <text:p>661.57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32]" office:value-type="float" office:value="300" calcext:value-type="float">
            <text:p>300</text:p>
          </table:table-cell>
          <table:table-cell table:formula="of:=[$VM_SINGLE.B32:.B63]" office:value-type="float" office:value="688.213170400543" calcext:value-type="float">
            <text:p>688.213170400543</text:p>
          </table:table-cell>
          <table:table-cell table:formula="of:=[$APP_SINGLE.B34]" office:value-type="float" office:value="686.561943874059" calcext:value-type="float">
            <text:p>686.561943874059</text:p>
          </table:table-cell>
          <table:table-cell table:formula="of:=[$VM_MULTI.B32]" office:value-type="float" office:value="681.305695746215" calcext:value-type="float">
            <text:p>681.305695746215</text:p>
          </table:table-cell>
          <table:table-cell table:formula="of:=[$APP_MULTI.B32]" office:value-type="float" office:value="667.329022988506" calcext:value-type="float">
            <text:p>667.32902298850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33]" office:value-type="float" office:value="310" calcext:value-type="float">
            <text:p>310</text:p>
          </table:table-cell>
          <table:table-cell table:formula="of:=[$VM_SINGLE.B33:.B64]" office:value-type="float" office:value="645.947622329428" calcext:value-type="float">
            <text:p>645.947622329428</text:p>
          </table:table-cell>
          <table:table-cell table:formula="of:=[$APP_SINGLE.B35]" office:value-type="float" office:value="649.148347943358" calcext:value-type="float">
            <text:p>649.148347943358</text:p>
          </table:table-cell>
          <table:table-cell table:formula="of:=[$VM_MULTI.B33]" office:value-type="float" office:value="692.888342696629" calcext:value-type="float">
            <text:p>692.888342696629</text:p>
          </table:table-cell>
          <table:table-cell table:formula="of:=[$APP_MULTI.B33]" office:value-type="float" office:value="670.522214627478" calcext:value-type="float">
            <text:p>670.52221462747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17:08:39.18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5T17:11:50.865000000</dc:date>
    <meta:editing-duration>P1DT21H1M34S</meta:editing-duration>
    <meta:editing-cycles>13</meta:editing-cycles>
    <meta:generator>LibreOffice/6.0.3.2$Windows_X86_64 LibreOffice_project/8f48d515416608e3a835360314dac7e47fd0b821</meta:generator>
    <meta:document-statistic meta:table-count="6" meta:cell-count="404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ajor="2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x" chart:symbol-width="0.1cm" chart:symbol-height="0.1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Dashed_20__28_var_29_" svg:stroke-width="0.025cm" svg:stroke-color="#ed1c24" draw:fill-color="#ed1c24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2_20_Dots_20_3_20_Dashes" svg:stroke-width="0.025cm" svg:stroke-color="#00381f" draw:fill-color="#00381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788cm" svg:height="13.601cm" xlink:href=".." xlink:type="simple" chart:class="chart:line" chart:style-name="ch1">
        <chart:legend chart:legend-position="bottom" svg:x="3.936cm" svg:y="13.002cm" style:legend-expansion="wide" chart:style-name="ch2"/>
        <chart:plot-area chart:style-name="ch3" table:cell-range-address="VM_MULTI.A1:VM_MULTI.D144" chart:data-source-has-labels="both" svg:x="1.506cm" svg:y="0.272cm" svg:width="22.787cm" svg:height="11.293cm">
          <chartooo:coordinate-region svg:x="2.498cm" svg:y="0.272cm" svg:width="21.795cm" svg:height="10.04cm"/>
          <chart:axis chart:dimension="x" chart:name="primary-x" chart:style-name="ch4" chartooo:axis-type="auto">
            <chartooo:date-scale/>
            <chart:title svg:x="12.127cm" svg:y="11.837cm" chart:style-name="ch5">
              <text:p>Time (ms)</text:p>
            </chart:title>
            <chart:categories table:cell-range-address="VM_MULTI.A2:VM_MULTI.A144"/>
          </chart:axis>
          <chart:axis chart:dimension="y" chart:name="primary-y" chart:style-name="ch6">
            <chart:title svg:x="0.451cm" svg:y="7.285cm" chart:style-name="ch7">
              <text:p>Response time (s)</text:p>
            </chart:title>
            <chart:grid chart:style-name="ch8" chart:class="major"/>
          </chart:axis>
          <chart:series chart:style-name="ch9" chart:values-cell-range-address="VM_MULTI.B2:VM_MULTI.B144" chart:label-cell-address="VM_MULTI.B1:VM_MULTI.B1" chart:class="chart:line">
            <chart:data-point chart:repeated="143"/>
          </chart:series>
          <chart:series chart:style-name="ch10" chart:values-cell-range-address="VM_MULTI.C2:VM_MULTI.C144" chart:label-cell-address="VM_MULTI.C1:VM_MULTI.C1" chart:class="chart:line">
            <chart:data-point chart:repeated="143"/>
          </chart:series>
          <chart:series chart:style-name="ch11" chart:values-cell-range-address="VM_MULTI.D2:VM_MULTI.D144" chart:label-cell-address="VM_MULTI.D1:VM_MULTI.D1" chart:class="chart:line">
            <chart:data-point chart:repeated="14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 (ms)</text:p>
                <draw:g>
                  <svg:desc>VM_MULTI.B1:VM_MULTI.B1</svg:desc>
                </draw:g>
              </table:table-cell>
              <table:table-cell office:value-type="string">
                <text:p>Lower response time (ms)</text:p>
                <draw:g>
                  <svg:desc>VM_MULTI.C1:VM_MULTI.C1</svg:desc>
                </draw:g>
              </table:table-cell>
              <table:table-cell office:value-type="string">
                <text:p>Higher response time (ms)</text:p>
                <draw:g>
                  <svg:desc>VM_MULTI.D1:VM_MULTI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VM_MULTI.A2:VM_MULTI.A144</svg:desc>
                </draw:g>
              </table:table-cell>
              <table:table-cell office:value-type="float" office:value="0">
                <text:p>0</text:p>
                <draw:g>
                  <svg:desc>VM_MULTI.B2:VM_MULTI.B144</svg:desc>
                </draw:g>
              </table:table-cell>
              <table:table-cell office:value-type="float" office:value="500">
                <text:p>500</text:p>
                <draw:g>
                  <svg:desc>VM_MULTI.C2:VM_MULTI.C144</svg:desc>
                </draw:g>
              </table:table-cell>
              <table:table-cell office:value-type="float" office:value="1300">
                <text:p>1300</text:p>
                <draw:g>
                  <svg:desc>VM_MULTI.D2:VM_MULTI.D14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29.044642857143">
                <text:p>829.04464285714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01.917451122375">
                <text:p>701.91745112237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82.448835568102">
                <text:p>682.44883556810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58.262240107311">
                <text:p>658.26224010731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80.331416247304">
                <text:p>680.33141624730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66.884641638225">
                <text:p>666.88464163822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301.29134720701">
                <text:p>1301.2913472070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822.78571428571">
                <text:p>1822.7857142857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910.28227848101">
                <text:p>1910.2822784810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953.10584415584">
                <text:p>1953.1058441558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936.20718954248">
                <text:p>1936.2071895424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821.14969325153">
                <text:p>1821.1496932515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978.42091330245">
                <text:p>1978.4209133024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922.47522236341">
                <text:p>1922.4752223634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833.3343373494">
                <text:p>1833.334337349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929.6372745491">
                <text:p>1929.637274549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857.81726230614">
                <text:p>1857.8172623061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749.6388261851">
                <text:p>1749.638826185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825.3921686747">
                <text:p>1825.392168674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69.68546637744">
                <text:p>1069.6854663774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092.37251148545">
                <text:p>1092.3725114854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070.294140625">
                <text:p>1070.29414062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102.34389489954">
                <text:p>1102.3438948995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060.97429906542">
                <text:p>1060.9742990654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716.290793072015">
                <text:p>716.29079307201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452.733630952381">
                <text:p>452.73363095238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589.273561811506">
                <text:p>589.27356181150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661.587694483734">
                <text:p>661.58769448373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677.281593406593">
                <text:p>677.28159340659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81.305695746215">
                <text:p>681.30569574621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692.888342696629">
                <text:p>692.88834269662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705.787491115849">
                <text:p>705.78749111584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666.18041958042">
                <text:p>666.1804195804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995.306369426752">
                <text:p>995.30636942675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876.31955109273">
                <text:p>1876.3195510927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923.68569509738">
                <text:p>1923.6856950973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842.62477665277">
                <text:p>1842.6247766527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948.12176165803">
                <text:p>1948.1217616580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756.4964028777">
                <text:p>1756.496402877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816.83528645833">
                <text:p>1816.8352864583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815.56655518395">
                <text:p>1815.5665551839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910.25515947467">
                <text:p>1910.2551594746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971.52553329024">
                <text:p>1971.5255332902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923.99193047796">
                <text:p>1923.9919304779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923.24497991968">
                <text:p>1923.2449799196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087.06464737794">
                <text:p>1087.0646473779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032.23879598662">
                <text:p>1032.2387959866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077.78024574669">
                <text:p>1077.7802457466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1064.65996578272">
                <text:p>1064.6599657827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032.25077674212">
                <text:p>1032.2507767421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038.36646816308">
                <text:p>1038.3664681630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070.12668463612">
                <text:p>1070.1266846361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506.698780487805">
                <text:p>506.69878048780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480.458997722096">
                <text:p>480.45899772209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94.168016194332">
                <text:p>594.16801619433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666.567294751009">
                <text:p>666.56729475100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674.055929919138">
                <text:p>674.05592991913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659.544889502762">
                <text:p>659.54488950276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668.431211498973">
                <text:p>668.43121149897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60.924313462827">
                <text:p>660.92431346282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737.571737563086">
                <text:p>737.57173756308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764.56755196305">
                <text:p>1764.5675519630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816.96850899743">
                <text:p>1816.9685089974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816.78215767635">
                <text:p>1816.7821576763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896.89768976898">
                <text:p>1896.8976897689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840.75455820477">
                <text:p>1840.7545582047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1814.01849405548">
                <text:p>1814.0184940554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894.72298507463">
                <text:p>1894.7229850746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780.12369791667">
                <text:p>1780.1236979166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888.08862275449">
                <text:p>1888.0886227544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1960.39495225102">
                <text:p>1960.3949522510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803.03868471954">
                <text:p>1803.0386847195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899.5834218916">
                <text:p>1899.583421891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1924.00841566045">
                <text:p>1924.0084156604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100.14744145707">
                <text:p>1100.1474414570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134.17880462079">
                <text:p>1134.1788046207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1074.91830065359">
                <text:p>1074.9183006535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1082.73968124234">
                <text:p>1082.7396812423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1105.68755516328">
                <text:p>1105.6875551632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564.583333333333">
                <text:p>564.58333333333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478.025553662692">
                <text:p>478.02555366269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570.533246414602">
                <text:p>570.53324641460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655.354860186418">
                <text:p>655.35486018641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691.393571428571">
                <text:p>691.39357142857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641.49310571241">
                <text:p>641.4931057124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657.532388663968">
                <text:p>657.53238866396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658.392049348869">
                <text:p>658.39204934886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669.13194909578">
                <text:p>669.1319490957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1323.66549088771">
                <text:p>1323.6654908877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909.53873659118">
                <text:p>1909.5387365911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1930.31634819533">
                <text:p>1930.3163481953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1878.52004860267">
                <text:p>1878.5200486026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1902.33995037221">
                <text:p>1902.3399503722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1812.82507836991">
                <text:p>1812.8250783699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1904.75283901136">
                <text:p>1904.7528390113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842.37849596022">
                <text:p>1842.3784959602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1943.15183571873">
                <text:p>1943.1518357187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1952.17907303371">
                <text:p>1952.1790730337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1826.36432160804">
                <text:p>1826.3643216080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961.30480718436">
                <text:p>1961.3048071843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1113.70623916811">
                <text:p>1113.7062391681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967.112694300518">
                <text:p>967.11269430051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948.78489951114">
                <text:p>948.7848995111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1072.93858267717">
                <text:p>1072.9385826771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048.84452554745">
                <text:p>1048.8445255474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1121.99360180655">
                <text:p>1121.9936018065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715.164041994751">
                <text:p>715.16404199475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417.99177132958">
                <text:p>417.9917713295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640.566934404284">
                <text:p>640.56693440428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612.30159744409">
                <text:p>612.3015974440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681.519507186858">
                <text:p>681.51950718685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661.889958734525">
                <text:p>661.88995873452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674.618715083799">
                <text:p>674.61871508379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627.310828025478">
                <text:p>627.31082802547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648.83951449764">
                <text:p>648.8395144976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1078.14769975787">
                <text:p>1078.1476997578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1834.71495327103">
                <text:p>1834.7149532710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1878.88015717092">
                <text:p>1878.8801571709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1891.69824984913">
                <text:p>1891.6982498491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876.44851547694">
                <text:p>1876.4485154769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1887.15264797508">
                <text:p>1887.1526479750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1789.88736979167">
                <text:p>1789.8873697916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1790.23021582734">
                <text:p>1790.2302158273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1819.11918951132">
                <text:p>1819.1191895113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901.94673430564">
                <text:p>1901.9467343056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1756.03976261128">
                <text:p>1756.0397626112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1925.46883116883">
                <text:p>1925.4688311688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679.90446927374">
                <text:p>1679.9044692737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1041.31620111732">
                <text:p>1041.3162011173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042.87315875614">
                <text:p>1042.8731587561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1075.99739776952">
                <text:p>1075.9973977695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1102.83551327784">
                <text:p>1102.8355132778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1054.91850220264">
                <text:p>1054.9185022026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959.447280334728">
                <text:p>959.44728033472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420.562322946176">
                <text:p>420.56232294617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518.952274003369">
                <text:p>518.95227400336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700.455132806892">
                <text:p>700.45513280689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685.476880607315">
                <text:p>685.47688060731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655.475">
                <text:p>655.47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663.885694729637">
                <text:p>663.88569472963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643.817131203263">
                <text:p>643.81713120326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688.865122615804">
                <text:p>688.86512261580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interval-major="2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x" chart:symbol-width="0.1cm" chart:symbol-height="0.1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Dashed_20__28_var_29_" svg:stroke-width="0.025cm" svg:stroke-color="#ed1c24" draw:fill-color="#ed1c24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2_20_Dots_20_3_20_Dashes" svg:stroke-width="0.025cm" svg:stroke-color="#00381f" draw:fill-color="#00381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726cm" svg:height="13.494cm" xlink:href=".." xlink:type="simple" chart:class="chart:line" chart:style-name="ch1">
        <chart:legend chart:legend-position="bottom" svg:x="3.905cm" svg:y="12.895cm" style:legend-expansion="wide" chart:style-name="ch2"/>
        <chart:plot-area chart:style-name="ch3" table:cell-range-address="VM_SINGLE.A1:VM_SINGLE.D160" chart:data-source-has-labels="both" svg:x="1.505cm" svg:y="0.269cm" svg:width="22.727cm" svg:height="11.192cm">
          <chartooo:coordinate-region svg:x="2.497cm" svg:y="0.269cm" svg:width="21.735cm" svg:height="9.939cm"/>
          <chart:axis chart:dimension="x" chart:name="primary-x" chart:style-name="ch4" chartooo:axis-type="auto">
            <chartooo:date-scale/>
            <chart:title svg:x="12.229cm" svg:y="11.73cm" chart:style-name="ch5">
              <text:p>Time (s)</text:p>
            </chart:title>
            <chart:categories table:cell-range-address="VM_SINGLE.A2:VM_SINGLE.A160"/>
          </chart:axis>
          <chart:axis chart:dimension="y" chart:name="primary-y" chart:style-name="ch6">
            <chart:title svg:x="0.451cm" svg:y="7.364cm" chart:style-name="ch7">
              <text:p>Response time (ms)</text:p>
            </chart:title>
            <chart:grid chart:style-name="ch8" chart:class="major"/>
          </chart:axis>
          <chart:series chart:style-name="ch9" chart:values-cell-range-address="VM_SINGLE.B2:VM_SINGLE.B160" chart:label-cell-address="VM_SINGLE.B1:VM_SINGLE.B1" chart:class="chart:line">
            <chart:data-point chart:repeated="159"/>
          </chart:series>
          <chart:series chart:style-name="ch10" chart:values-cell-range-address="VM_SINGLE.C2:VM_SINGLE.C160" chart:label-cell-address="VM_SINGLE.C1:VM_SINGLE.C1" chart:class="chart:line">
            <chart:data-point chart:repeated="159"/>
          </chart:series>
          <chart:series chart:style-name="ch11" chart:values-cell-range-address="VM_SINGLE.D2:VM_SINGLE.D160" chart:label-cell-address="VM_SINGLE.D1:VM_SINGLE.D1" chart:class="chart:line">
            <chart:data-point chart:repeated="15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 (ms)</text:p>
                <draw:g>
                  <svg:desc>VM_SINGLE.B1:VM_SINGLE.B1</svg:desc>
                </draw:g>
              </table:table-cell>
              <table:table-cell office:value-type="string">
                <text:p>Lower response time (ms)</text:p>
                <draw:g>
                  <svg:desc>VM_SINGLE.C1:VM_SINGLE.C1</svg:desc>
                </draw:g>
              </table:table-cell>
              <table:table-cell office:value-type="string">
                <text:p>Higher response time (ms)</text:p>
                <draw:g>
                  <svg:desc>VM_SINGLE.D1:VM_SINGLE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VM_SINGLE.A2:VM_SINGLE.A160</svg:desc>
                </draw:g>
              </table:table-cell>
              <table:table-cell office:value-type="float" office:value="0">
                <text:p>0</text:p>
                <draw:g>
                  <svg:desc>VM_SINGLE.B2:VM_SINGLE.B160</svg:desc>
                </draw:g>
              </table:table-cell>
              <table:table-cell office:value-type="float" office:value="500">
                <text:p>500</text:p>
                <draw:g>
                  <svg:desc>VM_SINGLE.C2:VM_SINGLE.C160</svg:desc>
                </draw:g>
              </table:table-cell>
              <table:table-cell office:value-type="float" office:value="1200">
                <text:p>1200</text:p>
                <draw:g>
                  <svg:desc>VM_SINGLE.D2:VM_SINGLE.D16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26.496921723835">
                <text:p>826.49692172383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80.169164882227">
                <text:p>680.16916488222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26.917236142749">
                <text:p>726.91723614274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65.713797814208">
                <text:p>665.71379781420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89.347142857143">
                <text:p>689.34714285714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73.031824611033">
                <text:p>673.03182461103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254.22844590884">
                <text:p>1254.2284459088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932.55989583333">
                <text:p>1932.5598958333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946.65610561056">
                <text:p>1946.6561056105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958.23662680931">
                <text:p>1958.2366268093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883.92842942346">
                <text:p>1883.9284294234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856.28737864078">
                <text:p>1856.2873786407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874.55151515152">
                <text:p>1874.5515151515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936.85812931576">
                <text:p>1936.8581293157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042.98267148014">
                <text:p>2042.9826714801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874.52512254902">
                <text:p>1874.5251225490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837.39444444444">
                <text:p>1837.3944444444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93.6358915176">
                <text:p>1893.635891517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127.03207920792">
                <text:p>1127.0320792079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75.34555827221">
                <text:p>1075.3455582722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995.548705722071">
                <text:p>995.54870572207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973.828092959672">
                <text:p>973.82809295967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996.32729667435">
                <text:p>996.3272966743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002.42442050278">
                <text:p>1002.4244205027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610.156238291495">
                <text:p>610.15623829149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65.933049535604">
                <text:p>365.93304953560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64.232860972807">
                <text:p>364.23286097280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528.024298056156">
                <text:p>528.02429805615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688.751638747269">
                <text:p>688.75163874726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88.213170400543">
                <text:p>688.21317040054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645.947622329428">
                <text:p>645.94762232942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664.024456521739">
                <text:p>664.02445652173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672.234617985125">
                <text:p>672.23461798512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659.492627345845">
                <text:p>659.49262734584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653.067830758899">
                <text:p>653.06783075889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669.465877437326">
                <text:p>669.46587743732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037.64322916667">
                <text:p>1037.6432291666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947.05848696758">
                <text:p>1947.0584869675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773.51910248636">
                <text:p>1773.5191024863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966.07171052632">
                <text:p>1966.0717105263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841.25353925354">
                <text:p>1841.2535392535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933.12089274644">
                <text:p>1933.1208927464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860.84435797665">
                <text:p>1860.8443579766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783.27564469914">
                <text:p>1783.2756446991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939.16403162055">
                <text:p>1939.1640316205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903.07138384471">
                <text:p>1903.0713838447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845.46267652993">
                <text:p>1845.4626765299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548.6323024055">
                <text:p>1548.632302405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1054.66959511077">
                <text:p>1054.6695951107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972.329618372172">
                <text:p>972.32961837217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030.06097140889">
                <text:p>1030.0609714088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958.468985887759">
                <text:p>958.46898588775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952.603481624758">
                <text:p>952.60348162475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961.765156562292">
                <text:p>961.76515656229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844.41108466508">
                <text:p>844.4110846650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363.46398140976">
                <text:p>363.4639814097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357.779417328793">
                <text:p>357.77941732879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363.996931338704">
                <text:p>363.99693133870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592.789694427801">
                <text:p>592.78969442780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33.114775725594">
                <text:p>633.11477572559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671.323211875843">
                <text:p>671.32321187584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651.548746518106">
                <text:p>651.54874651810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691.946266573622">
                <text:p>691.94626657362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670.802721088435">
                <text:p>670.80272108843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70.961511546536">
                <text:p>670.96151154653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657.114098360656">
                <text:p>657.11409836065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631.615176151762">
                <text:p>631.61517615176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644.17869222097">
                <text:p>1644.1786922209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795.1489237929">
                <text:p>1795.148923792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814.24032974001">
                <text:p>1814.2403297400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1805.77691850089">
                <text:p>1805.7769185008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964.33312460864">
                <text:p>1964.3331246086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839.05021432946">
                <text:p>1839.0502143294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1916.61428571429">
                <text:p>1916.6142857142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938.0947567909">
                <text:p>1938.094756790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820.89303482587">
                <text:p>1820.8930348258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1797.69240196078">
                <text:p>1797.6924019607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1633.33889468196">
                <text:p>1633.3388946819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1048.79737827715">
                <text:p>1048.7973782771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027.37754010695">
                <text:p>1027.3775401069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987.61786188579">
                <text:p>987.6178618857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984.426361802286">
                <text:p>984.42636180228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945.21027131783">
                <text:p>945.2102713178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972.803959753327">
                <text:p>972.80395975332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936.159694555113">
                <text:p>936.15969455511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444.627086494689">
                <text:p>444.62708649468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365.904255319149">
                <text:p>365.90425531914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372.431897555297">
                <text:p>372.43189755529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444.198630136986">
                <text:p>444.19863013698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645.94094226941">
                <text:p>645.9409422694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649.855254461335">
                <text:p>649.85525446133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668.624553890079">
                <text:p>668.62455389007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674.64930784443">
                <text:p>674.6493078444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665.462131837307">
                <text:p>665.46213183730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622.293724966622">
                <text:p>622.29372496662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679.259810554804">
                <text:p>679.25981055480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658.133378469871">
                <text:p>658.13337846987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1360.39115646259">
                <text:p>1360.3911564625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1850.1640477687">
                <text:p>1850.164047768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944.82023195876">
                <text:p>1944.8202319587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1841.90926517572">
                <text:p>1841.9092651757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1916.26797385621">
                <text:p>1916.2679738562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1822.93685488767">
                <text:p>1822.9368548876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1782.77395577396">
                <text:p>1782.7739557739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811.95035046729">
                <text:p>1811.9503504672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1807.47217010632">
                <text:p>1807.4721701063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1920.89160608063">
                <text:p>1920.8916060806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1748.01240694789">
                <text:p>1748.0124069478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1046.62989323843">
                <text:p>1046.6298932384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976.373834886818">
                <text:p>976.37383488681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1000.16423357664">
                <text:p>1000.1642335766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955.674631751227">
                <text:p>955.67463175122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971.580852503383">
                <text:p>971.58085250338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961.902454780362">
                <text:p>961.90245478036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962.60039893617">
                <text:p>962.6003989361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687.800733944954">
                <text:p>687.80073394495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367.411583011583">
                <text:p>367.41158301158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357.974485910129">
                <text:p>357.97448591012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421.534683326153">
                <text:p>421.53468332615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668.183499288762">
                <text:p>668.18349928876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687.478561549101">
                <text:p>687.47856154910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689.533192090395">
                <text:p>689.53319209039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656.987367021277">
                <text:p>656.98736702127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681.581232492997">
                <text:p>681.58123249299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658.544398907104">
                <text:p>658.54439890710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685.457061745919">
                <text:p>685.45706174591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664.103799185889">
                <text:p>664.10379918588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947.856617647059">
                <text:p>947.85661764705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1922.20078482668">
                <text:p>1922.2007848266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965.36481861739">
                <text:p>1965.3648186173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1971.63919129082">
                <text:p>1971.6391912908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1995.87343441002">
                <text:p>1995.8734344100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1823.8813559322">
                <text:p>1823.881355932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1888.12767295597">
                <text:p>1888.1276729559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866.36586863106">
                <text:p>1866.3658686310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1840.94135995009">
                <text:p>1840.9413599500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1820.60686204432">
                <text:p>1820.6068620443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1856.81121833534">
                <text:p>1856.8112183353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1038.63576431809">
                <text:p>1038.6357643180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993.979350033852">
                <text:p>993.97935003385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965.388978930308">
                <text:p>965.38897893030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972.854508883674">
                <text:p>972.85450888367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989.028305028305">
                <text:p>989.02830502830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962.699263228399">
                <text:p>962.69926322839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998.116768499661">
                <text:p>998.11676849966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899.690459610028">
                <text:p>899.69045961002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372.177087378641">
                <text:p>372.17708737864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375.834134615385">
                <text:p>375.83413461538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365.64965727342">
                <text:p>365.6496572734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404.388349514563">
                <text:p>404.38834951456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649.79435483871">
                <text:p>649.7943548387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649.156810631229">
                <text:p>649.15681063122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662.041860465116">
                <text:p>662.04186046511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640.880132450331">
                <text:p>640.88013245033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651.561189993239">
                <text:p>651.56118999323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644.629757785467">
                <text:p>644.62975778546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70">
                <text:p>1570</text:p>
              </table:table-cell>
              <table:table-cell office:value-type="float" office:value="691.302148302148">
                <text:p>691.30214830214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633.739330269206">
                <text:p>633.73933026920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ajor="2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x" chart:symbol-width="0.1cm" chart:symbol-height="0.1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Dashed_20__28_var_29_" svg:stroke-width="0.025cm" svg:stroke-color="#ed1c24" draw:fill-color="#ed1c24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2_20_Dots_20_3_20_Dashes" svg:stroke-width="0.025cm" svg:stroke-color="#00381f" draw:fill-color="#00381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846cm" svg:height="13.495cm" xlink:href=".." xlink:type="simple" chart:class="chart:line" chart:style-name="ch1">
        <chart:legend chart:legend-position="bottom" svg:x="3.965cm" svg:y="12.896cm" style:legend-expansion="wide" chart:style-name="ch2"/>
        <chart:plot-area chart:style-name="ch3" table:cell-range-address="APP_SINGLE.A1:APP_SINGLE.D160" chart:data-source-has-labels="both" svg:x="1.507cm" svg:y="0.269cm" svg:width="22.843cm" svg:height="11.193cm">
          <chartooo:coordinate-region svg:x="2.499cm" svg:y="0.269cm" svg:width="21.851cm" svg:height="9.939cm"/>
          <chart:axis chart:dimension="x" chart:name="primary-x" chart:style-name="ch4" chartooo:axis-type="auto">
            <chartooo:date-scale/>
            <chart:title svg:x="12.289cm" svg:y="11.731cm" chart:style-name="ch5">
              <text:p>Time (s)</text:p>
            </chart:title>
            <chart:categories table:cell-range-address="APP_SINGLE.A2:APP_SINGLE.A160"/>
          </chart:axis>
          <chart:axis chart:dimension="y" chart:name="primary-y" chart:style-name="ch6">
            <chart:title svg:x="0.451cm" svg:y="7.364cm" chart:style-name="ch7">
              <text:p>Response time (ms)</text:p>
            </chart:title>
            <chart:grid chart:style-name="ch8" chart:class="major"/>
          </chart:axis>
          <chart:series chart:style-name="ch9" chart:values-cell-range-address="APP_SINGLE.B2:APP_SINGLE.B160" chart:label-cell-address="APP_SINGLE.B1:APP_SINGLE.B1" chart:class="chart:line">
            <chart:data-point chart:repeated="159"/>
          </chart:series>
          <chart:series chart:style-name="ch10" chart:values-cell-range-address="APP_SINGLE.C2:APP_SINGLE.C160" chart:label-cell-address="APP_SINGLE.C1:APP_SINGLE.C1" chart:class="chart:line">
            <chart:data-point chart:repeated="159"/>
          </chart:series>
          <chart:series chart:style-name="ch11" chart:values-cell-range-address="APP_SINGLE.D2:APP_SINGLE.D160" chart:label-cell-address="APP_SINGLE.D1:APP_SINGLE.D1" chart:class="chart:line">
            <chart:data-point chart:repeated="15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 (ms)</text:p>
                <draw:g>
                  <svg:desc>APP_SINGLE.B1:APP_SINGLE.B1</svg:desc>
                </draw:g>
              </table:table-cell>
              <table:table-cell office:value-type="string">
                <text:p>Lower response time (ms)</text:p>
                <draw:g>
                  <svg:desc>APP_SINGLE.C1:APP_SINGLE.C1</svg:desc>
                </draw:g>
              </table:table-cell>
              <table:table-cell office:value-type="string">
                <text:p>Higher response time (ms)</text:p>
                <draw:g>
                  <svg:desc>APP_SINGLE.D1:APP_SINGLE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PP_SINGLE.A2:APP_SINGLE.A160</svg:desc>
                </draw:g>
              </table:table-cell>
              <table:table-cell office:value-type="float" office:value="0">
                <text:p>0</text:p>
                <draw:g>
                  <svg:desc>APP_SINGLE.B2:APP_SINGLE.B160</svg:desc>
                </draw:g>
              </table:table-cell>
              <table:table-cell office:value-type="float" office:value="500">
                <text:p>500</text:p>
                <draw:g>
                  <svg:desc>APP_SINGLE.C2:APP_SINGLE.C160</svg:desc>
                </draw:g>
              </table:table-cell>
              <table:table-cell office:value-type="float" office:value="1300">
                <text:p>1300</text:p>
                <draw:g>
                  <svg:desc>APP_SINGLE.D2:APP_SINGLE.D16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81.568181818182">
                <text:p>881.56818181818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96.877486077964">
                <text:p>796.87748607796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50.068256578947">
                <text:p>750.06825657894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21.786647314949">
                <text:p>721.78664731494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62.538617886179">
                <text:p>662.53861788617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34.884514435696">
                <text:p>634.88451443569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487.68101415094">
                <text:p>1487.6810141509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802.72858866104">
                <text:p>1802.7285886610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896.9735483871">
                <text:p>1896.973548387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682.57616707617">
                <text:p>1682.5761670761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201.12653618571">
                <text:p>1201.1265361857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057.37072808321">
                <text:p>1057.3707280832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995.107409925221">
                <text:p>995.10740992522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982.23957991467">
                <text:p>982.2395799146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01.83738191633">
                <text:p>1001.8373819163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974.608519269777">
                <text:p>974.60851926977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971.467654986523">
                <text:p>971.46765498652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993.453266331658">
                <text:p>993.45326633165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010.89871708305">
                <text:p>1010.8987170830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11.35852253473">
                <text:p>1011.3585225347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938.073789649416">
                <text:p>938.07378964941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966.400977198697">
                <text:p>966.40097719869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991.253299002253">
                <text:p>991.25329900225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984.418873048201">
                <text:p>984.41887304820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87.369299221357">
                <text:p>587.36929922135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65.145510835913">
                <text:p>365.14551083591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61.295238095238">
                <text:p>361.29523809523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91.674019607843">
                <text:p>391.67401960784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636.472955145119">
                <text:p>636.47295514511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59.283711615487">
                <text:p>659.28371161548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653.280027453672">
                <text:p>653.28002745367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686.561943874059">
                <text:p>686.56194387405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649.148347943358">
                <text:p>649.14834794335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700.276287164612">
                <text:p>700.27628716461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660.045897079277">
                <text:p>660.04589707927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659.727699530516">
                <text:p>659.72769953051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135.25953259533">
                <text:p>1135.2595325953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978.1173260573">
                <text:p>1978.117326057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773.93661538462">
                <text:p>1773.9366153846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642.22927387078">
                <text:p>1642.2292738707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972.782780151167">
                <text:p>972.78278015116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982.315239379636">
                <text:p>982.31523937963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957.638332255979">
                <text:p>957.63833225597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010.42367808447">
                <text:p>1010.4236780844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978.337799717913">
                <text:p>978.33779971791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983.00462962963">
                <text:p>983.0046296296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938.975801382778">
                <text:p>938.97580138277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962.876857048531">
                <text:p>962.87685704853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942.645656433704">
                <text:p>942.64565643370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971.224656638326">
                <text:p>971.22465663832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026.31308249914">
                <text:p>1026.3130824991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990.13205610674">
                <text:p>990.1320561067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986.077715044836">
                <text:p>986.07771504483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010.74591280654">
                <text:p>1010.7459128065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798.225817323896">
                <text:p>798.22581732389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358.159274971076">
                <text:p>358.15927497107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373.884555382215">
                <text:p>373.88455538221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385.595238095238">
                <text:p>385.59523809523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690.227557411273">
                <text:p>690.22755741127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33.874666666667">
                <text:p>633.87466666666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669.470867208672">
                <text:p>669.47086720867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627.828402366864">
                <text:p>627.82840236686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634.06940874036">
                <text:p>634.0694087403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659.8625">
                <text:p>659.862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81.513476157567">
                <text:p>681.51347615756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648.366552901024">
                <text:p>648.36655290102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689.846675712347">
                <text:p>689.84667571234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776.89530892449">
                <text:p>1776.8953089244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957.91979301423">
                <text:p>1957.9197930142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621.68948350965">
                <text:p>1621.6894835096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915.935277154758">
                <text:p>915.93527715475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988.989680426099">
                <text:p>988.98968042609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995.455472467709">
                <text:p>995.45547246770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972.211525867714">
                <text:p>972.21152586771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984.953130345535">
                <text:p>984.95313034553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980.602429969625">
                <text:p>980.60242996962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1007.58322192513">
                <text:p>1007.5832219251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929.18752">
                <text:p>929.1875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959.796723503845">
                <text:p>959.79672350384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986.898271926964">
                <text:p>986.89827192696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989.650542941757">
                <text:p>989.65054294175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942.848782138024">
                <text:p>942.84878213802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988.275139207337">
                <text:p>988.27513920733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959.367899603699">
                <text:p>959.36789960369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963.617905405405">
                <text:p>963.61790540540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453.04672539257">
                <text:p>453.0467253925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360.939312977099">
                <text:p>360.93931297709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371.264957264957">
                <text:p>371.26495726495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403.956320873583">
                <text:p>403.95632087358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686.262376237624">
                <text:p>686.26237623762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658.90006844627">
                <text:p>658.9000684462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655.971237458194">
                <text:p>655.97123745819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643.357950765136">
                <text:p>643.35795076513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662.247933884298">
                <text:p>662.24793388429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665.27366255144">
                <text:p>665.2736625514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679.988934993084">
                <text:p>679.98893499308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651.08530183727">
                <text:p>651.0853018372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1348.94464285714">
                <text:p>1348.9446428571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1845.19176398279">
                <text:p>1845.1917639827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927.39737704918">
                <text:p>1927.3973770491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1700.7945041816">
                <text:p>1700.794504181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982.191454123882">
                <text:p>982.19145412388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976.635869565217">
                <text:p>976.63586956521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975.972096041532">
                <text:p>975.97209604153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939.919495635306">
                <text:p>939.91949563530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956.243377483444">
                <text:p>956.24337748344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991.769230769231">
                <text:p>991.76923076923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967.333664678595">
                <text:p>967.33366467859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981.860068259386">
                <text:p>981.86006825938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982.489433076149">
                <text:p>982.48943307614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976.941368078176">
                <text:p>976.94136807817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972.736949846469">
                <text:p>972.73694984646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994.377227722772">
                <text:p>994.37722772277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975.639788499669">
                <text:p>975.63978849966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962.3879817113">
                <text:p>962.387981711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650.672601744186">
                <text:p>650.67260174418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361.76052027544">
                <text:p>361.7605202754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361.791158536585">
                <text:p>361.79115853658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391.186363636364">
                <text:p>391.18636363636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663.000662251656">
                <text:p>663.00066225165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664.066988950276">
                <text:p>664.06698895027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673.577732518669">
                <text:p>673.57773251866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673.543356643357">
                <text:p>673.54335664335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673.086230876217">
                <text:p>673.08623087621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651.227822580645">
                <text:p>651.22782258064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635.757715036113">
                <text:p>635.75771503611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664.552840158521">
                <text:p>664.55284015852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076.59452237809">
                <text:p>1076.5945223780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1799.02791262136">
                <text:p>1799.0279126213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896.00816882233">
                <text:p>1896.0081688223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1732.05403868032">
                <text:p>1732.0540386803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984.049345417925">
                <text:p>984.04934541792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983.799730730394">
                <text:p>983.79973073039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983.987408880053">
                <text:p>983.98740888005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942.687172774869">
                <text:p>942.68717277486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975.495260663507">
                <text:p>975.49526066350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984.359814630917">
                <text:p>984.35981463091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995.746798029557">
                <text:p>995.74679802955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976.125337837838">
                <text:p>976.12533783783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978.86521308226">
                <text:p>978.8652130822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974.186069009997">
                <text:p>974.18606900999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954.553913335573">
                <text:p>954.55391333557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973.121660766012">
                <text:p>973.12166076601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961.986346986347">
                <text:p>961.98634698634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939.70113452188">
                <text:p>939.7011345218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842.085490463215">
                <text:p>842.08549046321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359.781094527363">
                <text:p>359.78109452736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359.327813323297">
                <text:p>359.32781332329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413.310787671233">
                <text:p>413.31078767123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608.724293059126">
                <text:p>608.72429305912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688.377867746289">
                <text:p>688.37786774628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655.139275766017">
                <text:p>655.13927576601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658.037812288994">
                <text:p>658.03781228899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683.036440084093">
                <text:p>683.03644008409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642.320427236315">
                <text:p>642.32042723631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698.739192062367">
                <text:p>698.73919206236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70">
                <text:p>1570</text:p>
              </table:table-cell>
              <table:table-cell office:value-type="float" office:value="660.246797033041">
                <text:p>660.24679703304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676.615912208505">
                <text:p>676.61591220850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interval-major="2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x" chart:symbol-width="0.1cm" chart:symbol-height="0.1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_32__20_Dots_20_1_20_Dash" svg:stroke-width="0.025cm" svg:stroke-color="#ed1c24" draw:fill-color="#ed1c24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2_20_Dots_20_3_20_Dashes" svg:stroke-width="0.025cm" svg:stroke-color="#00381f" draw:fill-color="#00381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831cm" svg:height="13.521cm" xlink:href=".." xlink:type="simple" chart:class="chart:line" chart:style-name="ch1">
        <chart:legend chart:legend-position="bottom" svg:x="3.957cm" svg:y="12.922cm" style:legend-expansion="wide" chart:style-name="ch2"/>
        <chart:plot-area chart:style-name="ch3" table:cell-range-address="NO_REACTION.A2:NO_REACTION.D160 NO_REACTION.B1:NO_REACTION.D1" chart:data-source-has-labels="both" svg:x="1.507cm" svg:y="0.27cm" svg:width="22.828cm" svg:height="11.217cm">
          <chartooo:coordinate-region svg:x="2.499cm" svg:y="0.27cm" svg:width="21.836cm" svg:height="9.963cm"/>
          <chart:axis chart:dimension="x" chart:name="primary-x" chart:style-name="ch4" chartooo:axis-type="auto">
            <chartooo:date-scale/>
            <chart:title svg:x="12.282cm" svg:y="11.757cm" chart:style-name="ch5">
              <text:p>Time (s)</text:p>
            </chart:title>
            <chart:categories table:cell-range-address="NO_REACTION.A2:NO_REACTION.A160"/>
          </chart:axis>
          <chart:axis chart:dimension="y" chart:name="primary-y" chart:style-name="ch6">
            <chart:title svg:x="0.451cm" svg:y="7.377cm" chart:style-name="ch7">
              <text:p>Response time (ms)</text:p>
            </chart:title>
            <chart:grid chart:style-name="ch8" chart:class="major"/>
          </chart:axis>
          <chart:series chart:style-name="ch9" chart:values-cell-range-address="NO_REACTION.B2:NO_REACTION.B160" chart:label-cell-address="NO_REACTION.B1:NO_REACTION.B1" chart:class="chart:line">
            <chart:data-point chart:repeated="159"/>
          </chart:series>
          <chart:series chart:style-name="ch10" chart:values-cell-range-address="NO_REACTION.C2:NO_REACTION.C160" chart:label-cell-address="NO_REACTION.C1:NO_REACTION.C1" chart:class="chart:line">
            <chart:data-point chart:repeated="159"/>
          </chart:series>
          <chart:series chart:style-name="ch11" chart:values-cell-range-address="NO_REACTION.D2:NO_REACTION.D160" chart:label-cell-address="NO_REACTION.D1:NO_REACTION.D1" chart:class="chart:line">
            <chart:data-point chart:repeated="15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 (ms)</text:p>
                <draw:g>
                  <svg:desc>NO_REACTION.B1:NO_REACTION.B1</svg:desc>
                </draw:g>
              </table:table-cell>
              <table:table-cell office:value-type="string">
                <text:p>Lower response time (ms)</text:p>
                <draw:g>
                  <svg:desc>NO_REACTION.C1:NO_REACTION.C1</svg:desc>
                </draw:g>
              </table:table-cell>
              <table:table-cell office:value-type="string">
                <text:p>Higher response time (ms)</text:p>
                <draw:g>
                  <svg:desc>NO_REACTION.D1:NO_REACTION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NO_REACTION.A2:NO_REACTION.A160</svg:desc>
                </draw:g>
              </table:table-cell>
              <table:table-cell office:value-type="float" office:value="0">
                <text:p>0</text:p>
                <draw:g>
                  <svg:desc>NO_REACTION.B2:NO_REACTION.B160</svg:desc>
                </draw:g>
              </table:table-cell>
              <table:table-cell office:value-type="float" office:value="500">
                <text:p>500</text:p>
                <draw:g>
                  <svg:desc>NO_REACTION.C2:NO_REACTION.C160</svg:desc>
                </draw:g>
              </table:table-cell>
              <table:table-cell office:value-type="float" office:value="1200">
                <text:p>1200</text:p>
                <draw:g>
                  <svg:desc>NO_REACTION.D2:NO_REACTION.D16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23.412065439673">
                <text:p>823.41206543967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07.52849002849">
                <text:p>707.5284900284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84.220289855073">
                <text:p>684.22028985507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88.896503496503">
                <text:p>688.89650349650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76.683368128045">
                <text:p>676.68336812804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27.439869281046">
                <text:p>627.43986928104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359.00830367734">
                <text:p>1359.0083036773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979.05747126437">
                <text:p>1979.0574712643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853.90720311486">
                <text:p>1853.9072031148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26.21186440678">
                <text:p>1826.2118644067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702.92242833052">
                <text:p>1702.9224283305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823.63466334165">
                <text:p>1823.6346633416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783.20095980804">
                <text:p>1783.2009598080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866.76518472135">
                <text:p>1866.7651847213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911.93423597679">
                <text:p>1911.9342359767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836.48307291667">
                <text:p>1836.4830729166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807.85587583149">
                <text:p>1807.8558758314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7.72037617555">
                <text:p>1807.7203761755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880.50564617315">
                <text:p>1880.5056461731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947.52044609665">
                <text:p>1947.5204460966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702.88578522657">
                <text:p>1702.8857852265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891.58130601793">
                <text:p>1891.5813060179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865.21241830065">
                <text:p>1865.2124183006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927.3347639485">
                <text:p>1927.334763948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147.52159013023">
                <text:p>1147.5215901302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675.055909412597">
                <text:p>675.05590941259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642.779773785762">
                <text:p>642.77977378576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661.09898989899">
                <text:p>661.0989898989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676.066948555321">
                <text:p>676.06694855532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73.744005641749">
                <text:p>673.74400564174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654.099803020355">
                <text:p>654.09980302035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648.936518324607">
                <text:p>648.93651832460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672.812320916905">
                <text:p>672.81232091690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639.230974632844">
                <text:p>639.23097463284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663.311827956989">
                <text:p>663.31182795698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658.097345132743">
                <text:p>658.09734513274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006.22944785276">
                <text:p>1006.2294478527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870.72606060606">
                <text:p>1870.7260606060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845.22968650032">
                <text:p>1845.2296865003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891.15077473182">
                <text:p>1891.1507747318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836.8216080402">
                <text:p>1836.821608040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832.76913580247">
                <text:p>1832.7691358024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955.51162790698">
                <text:p>1955.5116279069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718.31111111111">
                <text:p>1718.3111111111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941.62442547603">
                <text:p>1941.6244254760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829.6432009627">
                <text:p>1829.643200962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828.7127592709">
                <text:p>1828.712759270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878.40418977203">
                <text:p>1878.4041897720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1834.97371714643">
                <text:p>1834.9737171464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932.48380427292">
                <text:p>1932.4838042729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974">
                <text:p>197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779.89843260188">
                <text:p>1779.8984326018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1966.3285151117">
                <text:p>1966.328515111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861.78537735849">
                <text:p>1861.7853773584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556.77716643741">
                <text:p>1556.7771664374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692.725750174459">
                <text:p>692.72575017445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700.32237312366">
                <text:p>700.3223731236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668.534246575342">
                <text:p>668.53424657534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653.773361227336">
                <text:p>653.77336122733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66.638153428378">
                <text:p>666.63815342837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657.241196013289">
                <text:p>657.24119601328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646.434123847167">
                <text:p>646.43412384716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657.947658402204">
                <text:p>657.94765840220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636.624833110814">
                <text:p>636.62483311081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59.265677680378">
                <text:p>659.26567768037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664.220537560303">
                <text:p>664.22053756030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745.600564573042">
                <text:p>745.60056457304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878.07807118255">
                <text:p>1878.0780711825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691.63319946452">
                <text:p>1691.6331994645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868.21375921376">
                <text:p>1868.2137592137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1884.58637770898">
                <text:p>1884.5863777089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927.91340602951">
                <text:p>1927.9134060295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873.98993963783">
                <text:p>1873.9899396378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1846.71007660578">
                <text:p>1846.7100766057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789.67818831943">
                <text:p>1789.6781883194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888.38155275382">
                <text:p>1888.3815527538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1885.64272329794">
                <text:p>1885.6427232979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1730.74473358116">
                <text:p>1730.7447335811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1932.81390977444">
                <text:p>1932.8139097744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791.66267942584">
                <text:p>1791.6626794258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1875.31651090343">
                <text:p>1875.3165109034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1912.83333333333">
                <text:p>1912.8333333333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1728.65655339806">
                <text:p>1728.6565533980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1973.64812419146">
                <text:p>1973.6481241914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879.34371029225">
                <text:p>1879.3437102922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740.147988505747">
                <text:p>740.14798850574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679.917511832319">
                <text:p>679.91751183231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654.904137931035">
                <text:p>654.90413793103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648.478816408877">
                <text:p>648.47881640887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657.263973063973">
                <text:p>657.26397306397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651.215374420146">
                <text:p>651.21537442014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641.529451137885">
                <text:p>641.52945113788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705.606451612903">
                <text:p>705.60645161290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630.912408759124">
                <text:p>630.91240875912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671.880636604775">
                <text:p>671.88063660477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656.392929979606">
                <text:p>656.39292997960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655.436925098555">
                <text:p>655.43692509855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1457.95814552479">
                <text:p>1457.9581455247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1886.09074074074">
                <text:p>1886.0907407407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884.37557452397">
                <text:p>1884.3755745239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1780.86122692079">
                <text:p>1780.8612269207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1790.46662728884">
                <text:p>1790.4666272888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1900.42738323736">
                <text:p>1900.4273832373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1920.47480267152">
                <text:p>1920.4748026715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2016.05433287483">
                <text:p>2016.0543328748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1882.75183946488">
                <text:p>1882.7518394648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1869.3819661866">
                <text:p>1869.381966186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1873.24443106562">
                <text:p>1873.2444310656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1819.58010335917">
                <text:p>1819.5801033591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898.52239747634">
                <text:p>1898.5223974763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1942.56237879767">
                <text:p>1942.5623787976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1731.44581861013">
                <text:p>1731.4458186101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1807.83333333333">
                <text:p>1807.8333333333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1952.6911573472">
                <text:p>1952.691157347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906.22257053292">
                <text:p>1906.2225705329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1165.06311637081">
                <text:p>1165.0631163708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658.77144772118">
                <text:p>658.7714477211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666.841068917018">
                <text:p>666.84106891701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638.376649076517">
                <text:p>638.37664907651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685.434092477571">
                <text:p>685.43409247757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654.774127310062">
                <text:p>654.77412731006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679.228848821082">
                <text:p>679.22884882108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665.061869535979">
                <text:p>665.06186953597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667.537543859649">
                <text:p>667.53754385964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706.921540656205">
                <text:p>706.92154065620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676.997198879552">
                <text:p>676.99719887955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651.813046402152">
                <text:p>651.81304640215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966.969249692497">
                <text:p>966.96924969249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1803.09375">
                <text:p>1803.0937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883.26738609113">
                <text:p>1883.2673860911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1756.69157088123">
                <text:p>1756.6915708812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1925.7844190732">
                <text:p>1925.784419073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1908.45139732685">
                <text:p>1908.4513973268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1877.16129032258">
                <text:p>1877.1612903225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770.64320685435">
                <text:p>1770.6432068543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1948.15088383838">
                <text:p>1948.1508838383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1817.80108173077">
                <text:p>1817.8010817307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1855.86923562855">
                <text:p>1855.8692356285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1735.10885167464">
                <text:p>1735.1088516746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963.967039801">
                <text:p>1963.96703980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1860.1123066577">
                <text:p>1860.112306657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1904.80377358491">
                <text:p>1904.8037735849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1820.73596545342">
                <text:p>1820.7359654534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763.25842696629">
                <text:p>1763.2584269662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904.17258261934">
                <text:p>1904.1725826193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1470.8013029316">
                <text:p>1470.801302931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658.829218106996">
                <text:p>658.82921810699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653.963488843813">
                <text:p>653.96348884381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666.027045300879">
                <text:p>666.02704530087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649.180394826413">
                <text:p>649.18039482641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632.263500325309">
                <text:p>632.26350032530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662.572105619499">
                <text:p>662.57210561949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648.647637795276">
                <text:p>648.64763779527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665.674211248285">
                <text:p>665.67421124828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670.480636237898">
                <text:p>670.48063623789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668.533287101248">
                <text:p>668.53328710124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70">
                <text:p>1570</text:p>
              </table:table-cell>
              <table:table-cell office:value-type="float" office:value="654.078750848608">
                <text:p>654.07875084860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655.410256410257">
                <text:p>655.41025641025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pline-resolution="2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tar" chart:symbol-width="0.1cm" chart:symbol-height="0.1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-dash="Line_20_with_20_Fine_20_Dots" svg:stroke-width="0.025cm" svg:stroke-color="#ed1c24" draw:fill-color="#ed1c24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2_20_Dots_20_3_20_Dashes" svg:stroke-width="0.025cm" svg:stroke-color="#00381f" draw:fill-color="#00381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98cm" svg:height="13.521cm" xlink:href=".." xlink:type="simple" chart:class="chart:line" chart:style-name="ch1">
        <chart:legend chart:legend-position="bottom" svg:x="3.941cm" svg:y="12.922cm" style:legend-expansion="wide" chart:style-name="ch2"/>
        <chart:plot-area chart:style-name="ch3" table:cell-range-address="APP_MULTI.A1:APP_MULTI.D142" chart:data-source-has-labels="both" svg:x="1.506cm" svg:y="0.27cm" svg:width="22.797cm" svg:height="11.217cm">
          <chartooo:coordinate-region svg:x="2.313cm" svg:y="0.27cm" svg:width="21.664cm" svg:height="9.964cm"/>
          <chart:axis chart:dimension="x" chart:name="primary-x" chart:style-name="ch4" chartooo:axis-type="auto">
            <chartooo:date-scale/>
            <chart:title svg:x="12.265cm" svg:y="11.757cm" chart:style-name="ch5">
              <text:p>Time (s)</text:p>
            </chart:title>
            <chart:categories table:cell-range-address="APP_MULTI.A2:APP_MULTI.A142"/>
          </chart:axis>
          <chart:axis chart:dimension="y" chart:name="primary-y" chart:style-name="ch4">
            <chart:title svg:x="0.451cm" svg:y="7.377cm" chart:style-name="ch6">
              <text:p>Response time (ms)</text:p>
            </chart:title>
            <chart:grid chart:style-name="ch7" chart:class="major"/>
          </chart:axis>
          <chart:series chart:style-name="ch8" chart:values-cell-range-address="APP_MULTI.B2:APP_MULTI.B142" chart:label-cell-address="APP_MULTI.B1:APP_MULTI.B1" chart:class="chart:line">
            <chart:data-point chart:repeated="141"/>
          </chart:series>
          <chart:series chart:style-name="ch9" chart:values-cell-range-address="APP_MULTI.C2:APP_MULTI.C142" chart:label-cell-address="APP_MULTI.C1:APP_MULTI.C1" chart:class="chart:line">
            <chart:data-point chart:repeated="141"/>
          </chart:series>
          <chart:series chart:style-name="ch10" chart:values-cell-range-address="APP_MULTI.D2:APP_MULTI.D142" chart:label-cell-address="APP_MULTI.D1:APP_MULTI.D1" chart:class="chart:line">
            <chart:data-point chart:repeated="14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 (ms)</text:p>
                <draw:g>
                  <svg:desc>APP_MULTI.B1:APP_MULTI.B1</svg:desc>
                </draw:g>
              </table:table-cell>
              <table:table-cell office:value-type="string">
                <text:p>Lower response time (ms)</text:p>
                <draw:g>
                  <svg:desc>APP_MULTI.C1:APP_MULTI.C1</svg:desc>
                </draw:g>
              </table:table-cell>
              <table:table-cell office:value-type="string">
                <text:p>Higher response time (ms)</text:p>
                <draw:g>
                  <svg:desc>APP_MULTI.D1:APP_MULTI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PP_MULTI.A2:APP_MULTI.A142</svg:desc>
                </draw:g>
              </table:table-cell>
              <table:table-cell office:value-type="float" office:value="0">
                <text:p>0</text:p>
                <draw:g>
                  <svg:desc>APP_MULTI.B2:APP_MULTI.B142</svg:desc>
                </draw:g>
              </table:table-cell>
              <table:table-cell office:value-type="float" office:value="500">
                <text:p>500</text:p>
                <draw:g>
                  <svg:desc>APP_MULTI.C2:APP_MULTI.C142</svg:desc>
                </draw:g>
              </table:table-cell>
              <table:table-cell office:value-type="float" office:value="1300">
                <text:p>1300</text:p>
                <draw:g>
                  <svg:desc>APP_MULTI.D2:APP_MULTI.D14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44.90243902439">
                <text:p>844.9024390243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30.143407864302">
                <text:p>730.14340786430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23.877309682188">
                <text:p>723.87730968218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89.729613733906">
                <text:p>689.72961373390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76.993844049248">
                <text:p>676.99384404924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75.330752990852">
                <text:p>675.33075299085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754.26115407496">
                <text:p>1754.2611540749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379.56791840519">
                <text:p>1379.5679184051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00.64998262079">
                <text:p>1000.6499826207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56.444444444444">
                <text:p>956.44444444444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982.776470588235">
                <text:p>982.77647058823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977.065010211028">
                <text:p>977.06501021102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001.48215465962">
                <text:p>1001.4821546596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993.584402079723">
                <text:p>993.58440207972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954.430244228839">
                <text:p>954.43024422883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974.886080105056">
                <text:p>974.88608010505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964.058956185567">
                <text:p>964.05895618556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968.803462648285">
                <text:p>968.80346264828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978.447550034507">
                <text:p>978.44755003450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977.642530984997">
                <text:p>977.64253098499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991.945541184479">
                <text:p>991.94554118447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940.280679269465">
                <text:p>940.28067926946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968.870241641841">
                <text:p>968.87024164184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967.944658944659">
                <text:p>967.94465894465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98.820665083135">
                <text:p>398.82066508313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540.487938596491">
                <text:p>540.48793859649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687.931707317073">
                <text:p>687.93170731707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645.199592668025">
                <text:p>645.19959266802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661.576">
                <text:p>661.57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67.329022988506">
                <text:p>667.32902298850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670.522214627478">
                <text:p>670.52221462747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668.304435483871">
                <text:p>668.30443548387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658.891855807744">
                <text:p>658.89185580774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779.61689106487">
                <text:p>1779.6168910648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205.91426109436">
                <text:p>1205.9142610943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986.950373895309">
                <text:p>986.95037389530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981.67703109328">
                <text:p>981.6770310932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989.811530681052">
                <text:p>989.81153068105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963.323785001609">
                <text:p>963.32378500160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126.68273244782">
                <text:p>1126.6827324478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995.774829931973">
                <text:p>995.77482993197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960.611814345992">
                <text:p>960.61181434599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966.863422818792">
                <text:p>966.86342281879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963.306542676852">
                <text:p>963.30654267685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952.940696579856">
                <text:p>952.94069657985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966.64005322688">
                <text:p>966.6400532268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012.56795131846">
                <text:p>1012.5679513184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976.035558537404">
                <text:p>976.03555853740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980.291197882197">
                <text:p>980.29119788219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987.536784741145">
                <text:p>987.53678474114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976.209704220671">
                <text:p>976.20970422067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453.996518375242">
                <text:p>453.99651837524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498.577059120768">
                <text:p>498.57705912076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644.994634473508">
                <text:p>644.99463447350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668.091977869986">
                <text:p>668.09197786998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677.733426378228">
                <text:p>677.73342637822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668.193220338983">
                <text:p>668.19322033898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671.263048016701">
                <text:p>671.26304801670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656.374491180461">
                <text:p>656.37449118046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63.554347826087">
                <text:p>663.55434782608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597.74178935447">
                <text:p>1597.7417893544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316.440849831">
                <text:p>1316.44084983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978.387653501494">
                <text:p>978.38765350149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997.495975855131">
                <text:p>997.49597585513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921.057971014493">
                <text:p>921.05797101449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032.6852233677">
                <text:p>1032.685223367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996.421585160202">
                <text:p>996.42158516020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935.933568677792">
                <text:p>935.93356867779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952.868135481749">
                <text:p>952.86813548174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944.4478125">
                <text:p>944.447812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924.977265449888">
                <text:p>924.97726544988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960.312040133779">
                <text:p>960.31204013377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995.619031719533">
                <text:p>995.61903171953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954.1025390625">
                <text:p>954.102539062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971.84121291164">
                <text:p>971.8412129116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946.0208">
                <text:p>946.020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963.782102461743">
                <text:p>963.78210246174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967.157340355497">
                <text:p>967.15734035549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509.037640667443">
                <text:p>509.03764066744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56.114792347177">
                <text:p>456.11479234717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668.852209944751">
                <text:p>668.85220994475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646.060446780552">
                <text:p>646.06044678055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673.007697690693">
                <text:p>673.00769769069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669.495152354571">
                <text:p>669.49515235457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671.364737550471">
                <text:p>671.36473755047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682.14871438499">
                <text:p>682.1487143849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632.459514170041">
                <text:p>632.45951417004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1635.64613596746">
                <text:p>1635.6461359674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1749.38920634921">
                <text:p>1749.3892063492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98.997569444444">
                <text:p>998.99756944444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971.526824391869">
                <text:p>971.52682439186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989.340871300299">
                <text:p>989.34087130029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968.301712779974">
                <text:p>968.30171277997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982.925277684281">
                <text:p>982.92527768428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966.638832997988">
                <text:p>966.63883299798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991.237798886341">
                <text:p>991.23779888634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956.672369270497">
                <text:p>956.67236927049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1010.27682026029">
                <text:p>1010.2768202602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977.742894056848">
                <text:p>977.74289405684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958.214518229167">
                <text:p>958.21451822916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971.320517069937">
                <text:p>971.32051706993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990.03414469236">
                <text:p>990.0341446923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1032.58918732782">
                <text:p>1032.5891873278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965.565612382234">
                <text:p>965.56561238223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968.566097406705">
                <text:p>968.56609740670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524.813279678068">
                <text:p>524.81327967806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425.388791593695">
                <text:p>425.38879159369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688.045102184637">
                <text:p>688.04510218463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631.649282920469">
                <text:p>631.64928292046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652.279421433268">
                <text:p>652.27942143326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679.931899641577">
                <text:p>679.93189964157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671.64681724846">
                <text:p>671.6468172484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665.912925170068">
                <text:p>665.91292517006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653.425531914894">
                <text:p>653.42553191489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509.30589608873">
                <text:p>1509.3058960887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1733.94444444444">
                <text:p>1733.9444444444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1017.29903978052">
                <text:p>1017.2990397805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997.680901947386">
                <text:p>997.68090194738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974.713067212555">
                <text:p>974.71306721255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017.001001001">
                <text:p>1017.00100100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972.822073578595">
                <text:p>972.82207357859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953.342461233916">
                <text:p>953.34246123391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1004.30652247381">
                <text:p>1004.3065224738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974.372606296657">
                <text:p>974.37260629665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943.669851729819">
                <text:p>943.66985172981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969.007941760424">
                <text:p>969.00794176042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975.953541260559">
                <text:p>975.95354126055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929.202555910543">
                <text:p>929.20255591054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957.931126713474">
                <text:p>957.93112671347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996.477557755776">
                <text:p>996.47755775577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989.341275167785">
                <text:p>989.34127516778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996.367200818275">
                <text:p>996.36720081827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601.882330540746">
                <text:p>601.88233054074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375.151250496229">
                <text:p>375.15125049622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659.802684563758">
                <text:p>659.80268456375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664.822972972973">
                <text:p>664.82297297297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674.489030431706">
                <text:p>674.48903043170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658.364775725594">
                <text:p>658.36477572559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661.862678450034">
                <text:p>661.86267845003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681.188125894134">
                <text:p>681.18812589413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c06616" draw:fill-color="#c0661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1cm" chart:symbol-height="0.1cm" chart:link-data-style-to-source="true"/>
      <style:graphic-properties svg:stroke-width="0.025cm" svg:stroke-color="#006c3b" draw:fill-color="#006c3b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vertical-bar" chart:symbol-width="0.1cm" chart:symbol-height="0.1cm" chart:link-data-style-to-source="true"/>
      <style:graphic-properties svg:stroke-width="0.025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Fine_20_Dashed" svg:stroke-width="0.025cm" svg:stroke-color="#ed1c24" draw:fill-color="#ed1c2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662cm" svg:height="9.006cm" xlink:href=".." xlink:type="simple" chart:class="chart:line" chart:style-name="ch1">
        <chart:legend chart:legend-position="bottom" svg:x="1.711cm" svg:y="7.411cm" style:legend-expansion="wide" chart:style-name="ch2"/>
        <chart:plot-area chart:style-name="ch3" table:cell-range-address="comparison.A2:comparison.E25 comparison.A1:comparison.E1 comparison.G1:comparison.G25" chart:data-source-has-labels="both" svg:x="1.364cm" svg:y="0.18cm" svg:width="15.945cm" svg:height="5.886cm">
          <chartooo:coordinate-region svg:x="2.356cm" svg:y="0.379cm" svg:width="14.673cm" svg:height="5.04cm"/>
          <chart:axis chart:dimension="x" chart:name="primary-x" chart:style-name="ch4" chartooo:axis-type="auto">
            <chartooo:date-scale/>
            <chart:title svg:x="8.697cm" svg:y="6.246cm" chart:style-name="ch5">
              <text:p>Time (s)</text:p>
            </chart:title>
            <chart:categories table:cell-range-address="comparison.A2:comparison.A25"/>
          </chart:axis>
          <chart:axis chart:dimension="y" chart:name="primary-y" chart:style-name="ch4">
            <chart:title svg:x="0.451cm" svg:y="4.622cm" chart:style-name="ch6">
              <text:p>Response time (ms)</text:p>
            </chart:title>
            <chart:grid chart:style-name="ch7" chart:class="major"/>
          </chart:axis>
          <chart:series chart:style-name="ch8" chart:values-cell-range-address="comparison.B2:comparison.B25" chart:label-cell-address="comparison.B1:comparison.B1" chart:class="chart:line">
            <chart:data-point chart:repeated="24"/>
          </chart:series>
          <chart:series chart:style-name="ch9" chart:values-cell-range-address="comparison.C2:comparison.C25" chart:label-cell-address="comparison.C1:comparison.C1" chart:class="chart:line">
            <chart:data-point chart:repeated="24"/>
          </chart:series>
          <chart:series chart:style-name="ch10" chart:values-cell-range-address="comparison.D2:comparison.D25" chart:label-cell-address="comparison.D1:comparison.D1" chart:class="chart:line">
            <chart:data-point chart:repeated="24"/>
          </chart:series>
          <chart:series chart:style-name="ch11" chart:values-cell-range-address="comparison.E2:comparison.E25" chart:label-cell-address="comparison.E1:comparison.E1" chart:class="chart:line">
            <chart:data-point chart:repeated="24"/>
          </chart:series>
          <chart:series chart:style-name="ch12" chart:values-cell-range-address="comparison.G2:comparison.G25" chart:label-cell-address="comparison.G1:comparison.G1" chart:class="chart:line"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arse-grained in single cloud (ms)</text:p>
                <draw:g>
                  <svg:desc>comparison.B1:comparison.B1</svg:desc>
                </draw:g>
              </table:table-cell>
              <table:table-cell office:value-type="string">
                <text:p>Fine-grained in single cloud (ms)</text:p>
                <draw:g>
                  <svg:desc>comparison.C1:comparison.C1</svg:desc>
                </draw:g>
              </table:table-cell>
              <table:table-cell office:value-type="string">
                <text:p>Coarse-grained in multi-cloud (ms)</text:p>
                <draw:g>
                  <svg:desc>comparison.D1:comparison.D1</svg:desc>
                </draw:g>
              </table:table-cell>
              <table:table-cell office:value-type="string">
                <text:p>Fine-grained in multi-cloud (ms)</text:p>
                <draw:g>
                  <svg:desc>comparison.E1:comparison.E1</svg:desc>
                </draw:g>
              </table:table-cell>
              <table:table-cell office:value-type="string">
                <text:p>Higher response time (ms)</text:p>
                <draw:g>
                  <svg:desc>comparison.G1:comparison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mparison.A2:comparison.A25</svg:desc>
                </draw:g>
              </table:table-cell>
              <table:table-cell office:value-type="float" office:value="0">
                <text:p>0</text:p>
                <draw:g>
                  <svg:desc>comparison.B2:comparison.B25</svg:desc>
                </draw:g>
              </table:table-cell>
              <table:table-cell office:value-type="float" office:value="0">
                <text:p>0</text:p>
                <draw:g>
                  <svg:desc>comparison.C2:comparison.C25</svg:desc>
                </draw:g>
              </table:table-cell>
              <table:table-cell office:value-type="float" office:value="0">
                <text:p>0</text:p>
                <draw:g>
                  <svg:desc>comparison.D2:comparison.D25</svg:desc>
                </draw:g>
              </table:table-cell>
              <table:table-cell office:value-type="float" office:value="0">
                <text:p>0</text:p>
                <draw:g>
                  <svg:desc>comparison.E2:comparison.E25</svg:desc>
                </draw:g>
              </table:table-cell>
              <table:table-cell office:value-type="float" office:value="1200">
                <text:p>1200</text:p>
                <draw:g>
                  <svg:desc>comparison.G2:comparison.G2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26.496921723835">
                <text:p>826.496921723835</text:p>
              </table:table-cell>
              <table:table-cell office:value-type="float" office:value="796.877486077964">
                <text:p>796.877486077964</text:p>
              </table:table-cell>
              <table:table-cell office:value-type="float" office:value="829.044642857143">
                <text:p>829.044642857143</text:p>
              </table:table-cell>
              <table:table-cell office:value-type="float" office:value="844.90243902439">
                <text:p>844.90243902439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80.169164882227">
                <text:p>680.169164882227</text:p>
              </table:table-cell>
              <table:table-cell office:value-type="float" office:value="796.877486077964">
                <text:p>796.877486077964</text:p>
              </table:table-cell>
              <table:table-cell office:value-type="float" office:value="701.917451122375">
                <text:p>701.917451122375</text:p>
              </table:table-cell>
              <table:table-cell office:value-type="float" office:value="730.143407864302">
                <text:p>730.143407864302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26.917236142749">
                <text:p>726.917236142749</text:p>
              </table:table-cell>
              <table:table-cell office:value-type="float" office:value="750.068256578947">
                <text:p>750.068256578947</text:p>
              </table:table-cell>
              <table:table-cell office:value-type="float" office:value="682.448835568102">
                <text:p>682.448835568102</text:p>
              </table:table-cell>
              <table:table-cell office:value-type="float" office:value="723.877309682188">
                <text:p>723.877309682188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65.713797814208">
                <text:p>665.713797814208</text:p>
              </table:table-cell>
              <table:table-cell office:value-type="float" office:value="721.786647314949">
                <text:p>721.786647314949</text:p>
              </table:table-cell>
              <table:table-cell office:value-type="float" office:value="658.262240107311">
                <text:p>658.262240107311</text:p>
              </table:table-cell>
              <table:table-cell office:value-type="float" office:value="689.729613733906">
                <text:p>689.729613733906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89.347142857143">
                <text:p>689.347142857143</text:p>
              </table:table-cell>
              <table:table-cell office:value-type="float" office:value="662.538617886179">
                <text:p>662.538617886179</text:p>
              </table:table-cell>
              <table:table-cell office:value-type="float" office:value="680.331416247304">
                <text:p>680.331416247304</text:p>
              </table:table-cell>
              <table:table-cell office:value-type="float" office:value="676.993844049248">
                <text:p>676.993844049248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73.031824611033">
                <text:p>673.031824611033</text:p>
              </table:table-cell>
              <table:table-cell office:value-type="float" office:value="634.884514435696">
                <text:p>634.884514435696</text:p>
              </table:table-cell>
              <table:table-cell office:value-type="float" office:value="666.884641638225">
                <text:p>666.884641638225</text:p>
              </table:table-cell>
              <table:table-cell office:value-type="float" office:value="675.330752990852">
                <text:p>675.330752990852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254.22844590884">
                <text:p>1254.22844590884</text:p>
              </table:table-cell>
              <table:table-cell office:value-type="float" office:value="1487.68101415094">
                <text:p>1487.68101415094</text:p>
              </table:table-cell>
              <table:table-cell office:value-type="float" office:value="1301.29134720701">
                <text:p>1301.29134720701</text:p>
              </table:table-cell>
              <table:table-cell office:value-type="float" office:value="1754.26115407496">
                <text:p>1754.26115407496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932.55989583333">
                <text:p>1932.55989583333</text:p>
              </table:table-cell>
              <table:table-cell office:value-type="float" office:value="1682.57616707617">
                <text:p>1682.57616707617</text:p>
              </table:table-cell>
              <table:table-cell office:value-type="float" office:value="1822.78571428571">
                <text:p>1822.78571428571</text:p>
              </table:table-cell>
              <table:table-cell office:value-type="float" office:value="1379.56791840519">
                <text:p>1379.56791840519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946.65610561056">
                <text:p>1946.65610561056</text:p>
              </table:table-cell>
              <table:table-cell office:value-type="float" office:value="1201.12653618571">
                <text:p>1201.12653618571</text:p>
              </table:table-cell>
              <table:table-cell office:value-type="float" office:value="1910.28227848101">
                <text:p>1910.28227848101</text:p>
              </table:table-cell>
              <table:table-cell office:value-type="float" office:value="1000.64998262079">
                <text:p>1000.64998262079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958.23662680931">
                <text:p>1958.23662680931</text:p>
              </table:table-cell>
              <table:table-cell office:value-type="float" office:value="1057.37072808321">
                <text:p>1057.37072808321</text:p>
              </table:table-cell>
              <table:table-cell office:value-type="float" office:value="1953.10584415584">
                <text:p>1953.10584415584</text:p>
              </table:table-cell>
              <table:table-cell office:value-type="float" office:value="956.444444444444">
                <text:p>956.444444444444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883.92842942346">
                <text:p>1883.92842942346</text:p>
              </table:table-cell>
              <table:table-cell office:value-type="float" office:value="995.107409925221">
                <text:p>995.107409925221</text:p>
              </table:table-cell>
              <table:table-cell office:value-type="float" office:value="1936.20718954248">
                <text:p>1936.20718954248</text:p>
              </table:table-cell>
              <table:table-cell office:value-type="float" office:value="982.776470588235">
                <text:p>982.77647058823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856.28737864078">
                <text:p>1856.28737864078</text:p>
              </table:table-cell>
              <table:table-cell office:value-type="float" office:value="982.23957991467">
                <text:p>982.23957991467</text:p>
              </table:table-cell>
              <table:table-cell office:value-type="float" office:value="1821.14969325153">
                <text:p>1821.14969325153</text:p>
              </table:table-cell>
              <table:table-cell office:value-type="float" office:value="977.065010211028">
                <text:p>977.065010211028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874.55151515152">
                <text:p>1874.55151515152</text:p>
              </table:table-cell>
              <table:table-cell office:value-type="float" office:value="1001.83738191633">
                <text:p>1001.83738191633</text:p>
              </table:table-cell>
              <table:table-cell office:value-type="float" office:value="1978.42091330245">
                <text:p>1978.42091330245</text:p>
              </table:table-cell>
              <table:table-cell office:value-type="float" office:value="1001.48215465962">
                <text:p>1001.48215465962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936.85812931576">
                <text:p>1936.85812931576</text:p>
              </table:table-cell>
              <table:table-cell office:value-type="float" office:value="974.608519269777">
                <text:p>974.608519269777</text:p>
              </table:table-cell>
              <table:table-cell office:value-type="float" office:value="1922.47522236341">
                <text:p>1922.47522236341</text:p>
              </table:table-cell>
              <table:table-cell office:value-type="float" office:value="993.584402079723">
                <text:p>993.584402079723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042.98267148014">
                <text:p>2042.98267148014</text:p>
              </table:table-cell>
              <table:table-cell office:value-type="float" office:value="971.467654986523">
                <text:p>971.467654986523</text:p>
              </table:table-cell>
              <table:table-cell office:value-type="float" office:value="1833.3343373494">
                <text:p>1833.3343373494</text:p>
              </table:table-cell>
              <table:table-cell office:value-type="float" office:value="954.430244228839">
                <text:p>954.430244228839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874.52512254902">
                <text:p>1874.52512254902</text:p>
              </table:table-cell>
              <table:table-cell office:value-type="float" office:value="993.453266331658">
                <text:p>993.453266331658</text:p>
              </table:table-cell>
              <table:table-cell office:value-type="float" office:value="1929.6372745491">
                <text:p>1929.6372745491</text:p>
              </table:table-cell>
              <table:table-cell office:value-type="float" office:value="974.886080105056">
                <text:p>974.886080105056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837.39444444444">
                <text:p>1837.39444444444</text:p>
              </table:table-cell>
              <table:table-cell office:value-type="float" office:value="1010.89871708305">
                <text:p>1010.89871708305</text:p>
              </table:table-cell>
              <table:table-cell office:value-type="float" office:value="1857.81726230614">
                <text:p>1857.81726230614</text:p>
              </table:table-cell>
              <table:table-cell office:value-type="float" office:value="964.058956185567">
                <text:p>964.058956185567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93.6358915176">
                <text:p>1893.6358915176</text:p>
              </table:table-cell>
              <table:table-cell office:value-type="float" office:value="1011.35852253473">
                <text:p>1011.35852253473</text:p>
              </table:table-cell>
              <table:table-cell office:value-type="float" office:value="1749.6388261851">
                <text:p>1749.6388261851</text:p>
              </table:table-cell>
              <table:table-cell office:value-type="float" office:value="968.803462648285">
                <text:p>968.80346264828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127.03207920792">
                <text:p>1127.03207920792</text:p>
              </table:table-cell>
              <table:table-cell office:value-type="float" office:value="938.073789649416">
                <text:p>938.073789649416</text:p>
              </table:table-cell>
              <table:table-cell office:value-type="float" office:value="1825.3921686747">
                <text:p>1825.3921686747</text:p>
              </table:table-cell>
              <table:table-cell office:value-type="float" office:value="978.447550034507">
                <text:p>978.447550034507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75.34555827221">
                <text:p>1075.34555827221</text:p>
              </table:table-cell>
              <table:table-cell office:value-type="float" office:value="966.400977198697">
                <text:p>966.400977198697</text:p>
              </table:table-cell>
              <table:table-cell office:value-type="float" office:value="1069.68546637744">
                <text:p>1069.68546637744</text:p>
              </table:table-cell>
              <table:table-cell office:value-type="float" office:value="977.642530984997">
                <text:p>977.642530984997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995.548705722071">
                <text:p>995.548705722071</text:p>
              </table:table-cell>
              <table:table-cell office:value-type="float" office:value="991.253299002253">
                <text:p>991.253299002253</text:p>
              </table:table-cell>
              <table:table-cell office:value-type="float" office:value="1092.37251148545">
                <text:p>1092.37251148545</text:p>
              </table:table-cell>
              <table:table-cell office:value-type="float" office:value="991.945541184479">
                <text:p>991.945541184479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973.828092959672">
                <text:p>973.828092959672</text:p>
              </table:table-cell>
              <table:table-cell office:value-type="float" office:value="984.418873048201">
                <text:p>984.418873048201</text:p>
              </table:table-cell>
              <table:table-cell office:value-type="float" office:value="1070.294140625">
                <text:p>1070.294140625</text:p>
              </table:table-cell>
              <table:table-cell office:value-type="float" office:value="940.280679269465">
                <text:p>940.28067926946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996.32729667435">
                <text:p>996.32729667435</text:p>
              </table:table-cell>
              <table:table-cell office:value-type="float" office:value="984.418873048201">
                <text:p>984.418873048201</text:p>
              </table:table-cell>
              <table:table-cell office:value-type="float" office:value="1102.34389489954">
                <text:p>1102.34389489954</text:p>
              </table:table-cell>
              <table:table-cell office:value-type="float" office:value="968.870241641841">
                <text:p>968.870241641841</text:p>
              </table:table-cell>
              <table:table-cell office:value-type="float" office:value="1200">
                <text:p>12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